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11.25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2.347cm"/>
    </style:style>
    <style:style style:name="co6" style:family="table-column">
      <style:table-column-properties fo:break-before="auto" style:column-width="3.842cm"/>
    </style:style>
    <style:style style:name="co7" style:family="table-column">
      <style:table-column-properties fo:break-before="auto" style:column-width="4.147cm"/>
    </style:style>
    <style:style style:name="co8" style:family="table-column">
      <style:table-column-properties fo:break-before="auto" style:column-width="3.3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61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ro6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736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ro12" style:family="table-row">
      <style:table-row-properties style:row-height="0.762cm" fo:break-before="auto" style:use-optimal-row-height="false"/>
    </style:style>
    <style:style style:name="ro1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imes New Roman" fo:font-size="12pt" fo:language="en" fo:country="US" style:font-name-asian="Times New Roman" style:font-size-asian="12pt" style:language-asian="ar" style:country-asian="SA" style:font-name-complex="DejaVu Sans" style:font-size-complex="6.80000019073486pt" style:language-complex="en" style:country-complex="U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 style:font-name-asian="Droid Sans Fallback" style:font-name-complex="FreeSans"/>
    </style:style>
    <style:style style:name="ce11" style:family="table-cell" style:parent-style-name="Default" style:data-style-name="N0"/>
    <style:style style:name="ce12" style:family="table-cell" style:parent-style-name="Default">
      <style:text-properties style:font-name="Liberation Sans1" style:font-name-asian="Liberation Sans1" style:font-name-complex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/>
    </style:style>
    <style:style style:name="T2" style:family="text">
      <style:text-properties style:use-window-font-color="true" fo:language="en" fo:country="US" fo:font-style="italic" style:letter-kerning="true" style:font-name-asian="Times New Roman" style:font-size-asian="12pt" style:language-asian="ar" style:country-asian="SA" style:font-style-asian="italic" style:font-style-complex="italic"/>
    </style:style>
    <style:style style:name="T3" style:family="text">
      <style:text-properties style:use-window-font-color="true" fo:language="en" fo:country="US" style:letter-kerning="true" style:font-name-asian="Times New Roman" style:font-size-asian="12pt" style:language-asian="ar" style:country-asian="SA"/>
    </style:style>
  </office:automatic-styles>
  <office:body>
    <office:spreadsheet>
      <table:table table:name="strain inventory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train</text:p>
          </table:table-cell>
          <table:table-cell office:value-type="string" calcext:value-type="string">
            <text:p>OTU match</text:p>
          </table:table-cell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plasmid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source</text:p>
          </table:table-cell>
        </table:table-row>
        <table:table-row table:style-name="ro2">
          <table:table-cell office:value-type="string" calcext:value-type="string">
            <text:p>GC1</text:p>
          </table:table-cell>
          <table:table-cell table:style-name="ce1" office:value-type="string" calcext:value-type="string">
            <text:p>A. hydophila</text:p>
          </table:table-cell>
          <table:table-cell office:value-type="string" calcext:value-type="string">
            <text:p>Grac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C4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C4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C4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C4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C5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C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V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. coli pBRAxxx</text:p>
          </table:table-cell>
          <table:table-cell table:number-columns-repeated="6"/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imer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table:style-name="ce2" office:value-type="string" calcext:value-type="string">
            <text:p>PCR reaction</text:p>
          </table:table-cell>
          <table:table-cell table:style-name="ce2" office:value-type="string" calcext:value-type="string" table:number-columns-spanned="4" table:number-rows-spanned="1">
            <text:p>primers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PCR settingsg (°C)</text:p>
          </table:table-cell>
          <table:covered-table-cell table:number-columns-repeated="3" table:style-name="ce2"/>
        </table:table-row>
        <table:table-row table:style-name="ro1">
          <table:table-cell table:style-name="ce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features</text:p>
          </table:table-cell>
          <table:table-cell table:style-name="ce2" office:value-type="string" calcext:value-type="string">
            <text:p>degradation</text:p>
          </table:table-cell>
          <table:table-cell table:style-name="ce2" office:value-type="string" calcext:value-type="string">
            <text:p>annealin</text:p>
          </table:table-cell>
          <table:table-cell table:style-name="ce2" office:value-type="string" calcext:value-type="string">
            <text:p>extension</text:p>
          </table:table-cell>
          <table:table-cell table:style-name="ce2" office:value-type="string" calcext:value-type="string">
            <text:p>cycle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16S</text:p>
          </table:table-cell>
          <table:table-cell table:style-name="ce2" office:value-type="string" calcext:value-type="string">
            <text:p>27F</text:p>
          </table:table-cell>
          <table:table-cell table:style-name="ce2" table:number-columns-repeated="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</table:table-row>
        <table:table-row table:style-name="ro1">
          <table:covered-table-cell table:style-name="ce2"/>
          <table:table-cell table:style-name="ce2" office:value-type="string" calcext:value-type="string">
            <text:p>1492R</text:p>
          </table:table-cell>
          <table:table-cell table:style-name="ce2" table:number-columns-repeated="3"/>
          <table:covered-table-cell table:number-columns-repeated="4" table:style-name="ce2"/>
        </table:table-row>
        <table:table-row table:style-name="ro1">
          <table:table-cell table:style-name="ce2" office:value-type="string" calcext:value-type="string" table:number-columns-spanned="1" table:number-rows-spanned="2">
            <text:p>DGGE</text:p>
          </table:table-cell>
          <table:table-cell table:style-name="ce2" office:value-type="string" calcext:value-type="string">
            <text:p>GC338F</text:p>
          </table:table-cell>
          <table:table-cell table:style-name="ce2" table:number-columns-repeated="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</table:table-row>
        <table:table-row table:style-name="ro1">
          <table:covered-table-cell table:style-name="ce2"/>
          <table:table-cell table:style-name="ce2" office:value-type="string" calcext:value-type="string">
            <text:p>GC530R</text:p>
          </table:table-cell>
          <table:table-cell table:style-name="ce2" table:number-columns-repeated="3"/>
          <table:covered-table-cell table:number-columns-repeated="4" table:style-name="ce2"/>
        </table:table-row>
        <table:table-row table:style-name="ro1">
          <table:table-cell table:style-name="ce2" office:value-type="string" calcext:value-type="string" table:number-columns-spanned="1" table:number-rows-spanned="2">
            <text:p>Sequencing</text:p>
          </table:table-cell>
          <table:table-cell table:style-name="ce2" table:number-columns-repeated="4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</table:table-row>
        <table:table-row table:style-name="ro1">
          <table:covered-table-cell table:style-name="ce2"/>
          <table:table-cell table:style-name="ce2" table:number-columns-repeated="4"/>
          <table:covered-table-cell table:number-columns-repeated="4" table:style-name="ce2"/>
        </table:table-row>
        <table:table-row table:style-name="ro2">
          <table:table-cell table:style-name="ce2" office:value-type="string" calcext:value-type="string" table:number-columns-spanned="1" table:number-rows-spanned="2">
            <text:p>AhyI</text:p>
          </table:table-cell>
          <table:table-cell table:style-name="ce2" office:value-type="string" calcext:value-type="string">
            <text:p>AhyISF</text:p>
          </table:table-cell>
          <table:table-cell table:style-name="ce2" table:number-columns-repeated="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</table:table-row>
        <table:table-row table:style-name="ro2">
          <table:covered-table-cell table:style-name="ce2"/>
          <table:table-cell table:style-name="ce3" office:value-type="string" calcext:value-type="string">
            <text:p><text:span text:style-name="T1">AhyISR</text:span></text:p>
          </table:table-cell>
          <table:table-cell table:style-name="ce2" table:number-columns-repeated="3"/>
          <table:covered-table-cell table:number-columns-repeated="4" table:style-name="ce2"/>
        </table:table-row>
        <table:table-row table:style-name="ro1" table:number-rows-repeated="104856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bbreviations" table:style-name="ta1">
        <table:table-column table:style-name="co1" table:default-cell-style-name="Default"/>
        <table:table-column table:style-name="co5" table:default-cell-style-name="Default"/>
        <table:table-row table:style-name="ro4">
          <table:table-cell table:style-name="ce4" office:value-type="string" calcext:value-type="string">
            <text:p>AHL</text:p>
          </table:table-cell>
          <table:table-cell table:style-name="ce6" office:value-type="string" calcext:value-type="string">
            <text:p><text:span text:style-name="T2">N-</text:span><text:span text:style-name="T3">acyl-L-homoserine lactone</text:span></text:p>
          </table:table-cell>
        </table:table-row>
        <table:table-row table:style-name="ro1">
          <table:table-cell table:style-name="ce4" office:value-type="string" calcext:value-type="string">
            <text:p>AS</text:p>
          </table:table-cell>
          <table:table-cell table:style-name="ce4" office:value-type="string" calcext:value-type="string">
            <text:p>Activated Sludge</text:p>
          </table:table-cell>
        </table:table-row>
        <table:table-row table:style-name="ro1">
          <table:table-cell table:style-name="ce4"/>
          <table:table-cell table:style-name="ce7"/>
        </table:table-row>
        <table:table-row table:style-name="ro5">
          <table:table-cell table:style-name="ce4" office:value-type="string" calcext:value-type="string">
            <text:p>COD</text:p>
          </table:table-cell>
          <table:table-cell table:style-name="ce7" office:value-type="string" calcext:value-type="string">
            <text:p>Chemical oxygen demand</text:p>
          </table:table-cell>
        </table:table-row>
        <table:table-row table:style-name="ro6">
          <table:table-cell table:style-name="ce4" office:value-type="string" calcext:value-type="string">
            <text:p>DNA</text:p>
          </table:table-cell>
          <table:table-cell table:style-name="ce5" office:value-type="string" calcext:value-type="string">
            <text:p>Deoxyribonucleic acid </text:p>
          </table:table-cell>
        </table:table-row>
        <table:table-row table:style-name="ro1">
          <table:table-cell table:style-name="ce4" office:value-type="string" calcext:value-type="string">
            <text:p>DGGE</text:p>
          </table:table-cell>
          <table:table-cell table:style-name="ce4" office:value-type="string" calcext:value-type="string">
            <text:p>Denaturing Gradient Gel Electrophoresis</text:p>
          </table:table-cell>
        </table:table-row>
        <table:table-row table:style-name="ro1">
          <table:table-cell table:style-name="ce4" office:value-type="string" calcext:value-type="string">
            <text:p>EC</text:p>
          </table:table-cell>
          <table:table-cell table:style-name="ce4" office:value-type="string" calcext:value-type="string">
            <text:p>Extra cellular</text:p>
          </table:table-cell>
        </table:table-row>
        <table:table-row table:style-name="ro6">
          <table:table-cell table:style-name="ce4" office:value-type="string" calcext:value-type="string">
            <text:p>EPS</text:p>
          </table:table-cell>
          <table:table-cell table:style-name="ce5" office:value-type="string" calcext:value-type="string">
            <text:p>Extracellular polymeric substances</text:p>
          </table:table-cell>
        </table:table-row>
        <table:table-row table:style-name="ro1">
          <table:table-cell table:style-name="ce4" office:value-type="string" calcext:value-type="string">
            <text:p>FA</text:p>
          </table:table-cell>
          <table:table-cell table:style-name="ce4" office:value-type="string" calcext:value-type="string">
            <text:p>Fatty Acid</text:p>
          </table:table-cell>
        </table:table-row>
        <table:table-row table:style-name="ro7">
          <table:table-cell table:style-name="ce4" office:value-type="string" calcext:value-type="string">
            <text:p>OHHL</text:p>
          </table:table-cell>
          <table:table-cell table:style-name="ce5" office:value-type="string" calcext:value-type="string">
            <text:p>3-oxo-hexanoyl-homoserine lactone</text:p>
          </table:table-cell>
        </table:table-row>
        <table:table-row table:style-name="ro6">
          <table:table-cell table:style-name="ce5" office:value-type="string" calcext:value-type="string">
            <text:p>PCR</text:p>
          </table:table-cell>
          <table:table-cell table:style-name="ce5" office:value-type="string" calcext:value-type="string">
            <text:p>Polymerase chain reaction</text:p>
          </table:table-cell>
        </table:table-row>
        <table:table-row table:style-name="ro4">
          <table:table-cell table:style-name="ce5" office:value-type="string" calcext:value-type="string">
            <text:p>P-npp</text:p>
          </table:table-cell>
          <table:table-cell table:style-name="ce5" office:value-type="string" calcext:value-type="string">
            <text:p>P-nitrophenyl palmitate</text:p>
          </table:table-cell>
        </table:table-row>
        <table:table-row table:style-name="ro1">
          <table:table-cell table:style-name="ce4" office:value-type="string" calcext:value-type="string">
            <text:p>QS</text:p>
          </table:table-cell>
          <table:table-cell table:style-name="ce4" office:value-type="string" calcext:value-type="string">
            <text:p>Quorum-Sensing</text:p>
          </table:table-cell>
        </table:table-row>
        <table:table-row table:style-name="ro6">
          <table:table-cell table:style-name="ce4" office:value-type="string" calcext:value-type="string">
            <text:p>RNA</text:p>
          </table:table-cell>
          <table:table-cell table:style-name="ce5" office:value-type="string" calcext:value-type="string">
            <text:p>ribonucleic acid</text:p>
          </table:table-cell>
        </table:table-row>
        <table:table-row table:style-name="ro7">
          <table:table-cell table:style-name="ce4" office:value-type="string" calcext:value-type="string">
            <text:p>rRNA</text:p>
          </table:table-cell>
          <table:table-cell table:style-name="ce5" office:value-type="string" calcext:value-type="string">
            <text:p>Ribosomal ribonucleic acid</text:p>
          </table:table-cell>
        </table:table-row>
        <table:table-row table:style-name="ro2"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Triacylglycerol</text:p>
          </table:table-cell>
        </table:table-row>
        <table:table-row table:style-name="ro7">
          <table:table-cell table:style-name="ce5" office:value-type="string" calcext:value-type="string">
            <text:p>μg </text:p>
          </table:table-cell>
          <table:table-cell table:style-name="ce5" office:value-type="string" calcext:value-type="string">
            <text:p>Microgram</text:p>
          </table:table-cell>
        </table:table-row>
        <table:table-row table:style-name="ro7">
          <table:table-cell table:style-name="ce5" office:value-type="string" calcext:value-type="string">
            <text:p>μl </text:p>
          </table:table-cell>
          <table:table-cell table:style-name="ce5" office:value-type="string" calcext:value-type="string">
            <text:p>Microliter</text:p>
          </table:table-cell>
        </table:table-row>
        <table:table-row table:style-name="ro2">
          <table:table-cell table:style-name="ce4" office:value-type="string" calcext:value-type="string">
            <text:p>WWT</text:p>
          </table:table-cell>
          <table:table-cell table:style-name="ce4" office:value-type="string" calcext:value-type="string">
            <text:p>Wastewater treatment</text:p>
          </table:table-cell>
        </table:table-row>
        <table:table-row table:style-name="ro6">
          <table:table-cell table:style-name="ce5" office:value-type="string" calcext:value-type="string">
            <text:p>X-gal</text:p>
          </table:table-cell>
          <table:table-cell table:style-name="ce5" office:value-type="string" calcext:value-type="string">
            <text:p>5-bromo-4-chloro-3-indolyl-beta-D-galactopyranoside</text:p>
          </table:table-cell>
        </table:table-row>
        <table:table-row table:style-name="ro1" table:number-rows-repeated="104855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uxR assay" table:style-name="ta1">
        <table:table-column table:style-name="co1" table:default-cell-style-name="Default"/>
        <table:table-column table:style-name="co1" table:default-cell-style-name="ce9"/>
        <table:table-column table:style-name="co1" table:number-columns-repeated="14" table:default-cell-style-name="Default"/>
        <table:table-row table:style-name="ro3">
          <table:table-cell/>
          <table:table-cell table:style-name="Default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8">
          <table:table-cell/>
          <table:table-cell table:style-name="Default"/>
          <table:table-cell table:number-columns-repeated="5"/>
          <table:table-cell office:value-type="float" office:value="0.287" calcext:value-type="float">
            <text:p>0.287</text:p>
          </table:table-cell>
          <table:table-cell office:value-type="float" office:value="0.293" calcext:value-type="float">
            <text:p>0.293</text:p>
          </table:table-cell>
          <table:table-cell office:value-type="float" office:value="0.282" calcext:value-type="float">
            <text:p>0.282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1" calcext:value-type="float">
            <text:p>0.291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9">
          <table:table-cell office:value-type="string" calcext:value-type="string">
            <text:p>t1</text:p>
          </table:table-cell>
          <table:table-cell table:style-name="ce8" office:value-type="string" calcext:value-type="string">
            <text:p><text:s text:c="2"/></text:p>
            <text:p/>
          </table:table-cell>
          <table:table-cell table:number-columns-repeated="5"/>
          <table:table-cell office:value-type="float" office:value="0.285" calcext:value-type="float">
            <text:p>0.285</text:p>
          </table:table-cell>
          <table:table-cell office:value-type="float" office:value="0.288" calcext:value-type="float">
            <text:p>0.288</text:p>
          </table:table-cell>
          <table:table-cell office:value-type="float" office:value="0.309" calcext:value-type="float">
            <text:p>0.309</text:p>
          </table:table-cell>
          <table:table-cell office:value-type="float" office:value="0.078" calcext:value-type="float">
            <text:p>0.078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7" calcext:value-type="float">
            <text:p>0.307</text:p>
          </table:table-cell>
          <table:table-cell office:value-type="float" office:value="0.079" calcext:value-type="float">
            <text:p>0.079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9">
          <table:table-cell/>
          <table:table-cell office:value-type="string" calcext:value-type="string">
            <text:p><text:s text:c="2"/></text:p>
            <text:p/>
            <text:p/>
          </table:table-cell>
          <table:table-cell table:number-columns-repeated="5"/>
          <table:table-cell office:value-type="float" office:value="0.322" calcext:value-type="float">
            <text:p>0.322</text:p>
          </table:table-cell>
          <table:table-cell office:value-type="float" office:value="0.277" calcext:value-type="float">
            <text:p>0.277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4" calcext:value-type="float">
            <text:p>0.314</text:p>
          </table:table-cell>
          <table:table-cell office:value-type="float" office:value="0.304" calcext:value-type="float">
            <text:p>0.304</text:p>
          </table:table-cell>
          <table:table-cell table:number-columns-repeated="2"/>
        </table:table-row>
        <table:table-row table:style-name="ro10">
          <table:table-cell table:number-columns-repeated="7"/>
          <table:table-cell office:value-type="float" office:value="0.271" calcext:value-type="float">
            <text:p>0.271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2" calcext:value-type="float">
            <text:p>0.292</text:p>
          </table:table-cell>
          <table:table-cell table:number-columns-repeated="2" office:value-type="float" office:value="0.297" calcext:value-type="float">
            <text:p>0.297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2" calcext:value-type="float">
            <text:p>0.292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<text:s text:c="2"/></text:p>
            <text:p/>
            <text:p/>
            <text:p/>
          </table:table-cell>
          <table:table-cell table:number-columns-repeated="5"/>
          <table:table-cell table:number-columns-repeated="2" office:value-type="float" office:value="0.29" calcext:value-type="float">
            <text:p>0.29</text:p>
          </table:table-cell>
          <table:table-cell office:value-type="float" office:value="0.301" calcext:value-type="float">
            <text:p>0.301</text:p>
          </table:table-cell>
          <table:table-cell office:value-type="float" office:value="0.294" calcext:value-type="float">
            <text:p>0.294</text:p>
          </table:table-cell>
          <table:table-cell office:value-type="float" office:value="0.304" calcext:value-type="float">
            <text:p>0.304</text:p>
          </table:table-cell>
          <table:table-cell office:value-type="float" office:value="0.311" calcext:value-type="float">
            <text:p>0.311</text:p>
          </table:table-cell>
          <table:table-cell office:value-type="float" office:value="0.297" calcext:value-type="float">
            <text:p>0.297</text:p>
          </table:table-cell>
          <table:table-cell table:number-columns-repeated="2"/>
        </table:table-row>
        <table:table-row table:style-name="ro11">
          <table:table-cell table:number-columns-repeated="16"/>
        </table:table-row>
        <table:table-row table:style-name="ro12">
          <table:table-cell table:number-columns-repeated="16"/>
        </table:table-row>
        <table:table-row table:style-name="ro11">
          <table:table-cell table:number-columns-repeated="16"/>
        </table:table-row>
        <table:table-row table:style-name="ro13">
          <table:table-cell table:number-columns-repeated="16"/>
        </table:table-row>
        <table:table-row table:style-name="ro3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t2</text:p>
          </table:table-cell>
          <table:table-cell table:style-name="ce8" office:value-type="string" calcext:value-type="string">
            <text:p>0.373 0.401 0.391 0.44 0.424 0.458 0.428 0.403 0.395</text:p>
          </table:table-cell>
          <table:table-cell table:number-columns-repeated="14"/>
        </table:table-row>
        <table:table-row table:style-name="ro9">
          <table:table-cell/>
          <table:table-cell office:value-type="string" calcext:value-type="string">
            <text:p>0.4010.3970.4670.1220.4050.470.110.4610.409</text:p>
            <text:p/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0.403 0.403 0.441 0.405 0.438 0.414 0.42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399 0.443 0.45 0.432 0.473 0.442 0.399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383 0.443 0.447 0.423 0.47 0.395 0.422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t3</text:p>
          </table:table-cell>
          <table:table-cell table:style-name="ce8" office:value-type="string" calcext:value-type="string">
            <text:p>0.346 0.364 0.413 0.473 0.439 0.481 0.45 0.415 0.4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349 0.347 0.491 0.108 0.501 0.491 0.107 0.497 0.42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0.386 0.429 0.468 0.424 0.521 0.433 0.458</text:p>
          </table:table-cell>
          <table:table-cell table:number-columns-repeated="14"/>
        </table:table-row>
        <table:table-row table:style-name="ro9">
          <table:table-cell/>
          <table:table-cell office:value-type="string" calcext:value-type="string">
            <text:p>0.4390.4540.4460.4180.5290.4660.434</text:p>
            <text:p/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315 0.358 0.419 0.377 0.482 0.43 0.441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t4</text:p>
          </table:table-cell>
          <table:table-cell table:style-name="ce8" office:value-type="string" calcext:value-type="string">
            <text:p>0.37 0.403 0.479 0.547 0.527 0.581 0.533 0.478 0.4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387 0.391 0.57 0.136 0.52 0.589 0.146 0.558 0.487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0.399 0.482 0.556 0.484 0.591 0.509 0.51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456 0.52 0.524 0.49 0.622 0.545 0.50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337 0.403 0.479 0.429 0.554 0.493 0.495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ac thesis" table:style-name="ta1">
        <table:shapes>
          <draw:frame draw:z-index="0" draw:style-name="gr1" draw:text-style-name="P1" svg:width="16.776cm" svg:height="10.669cm" svg:x="11.649cm" svg:y="1.239cm">
            <draw:object draw:notify-on-update-of-ranges="'prac thesis'.A2:'prac thesis'.A14 'prac thesis'.B1:'prac thesis'.B1 'prac thesis'.B2:'prac thesis'.B14 'prac thesis'.C1:'prac thesis'.C1 'prac thesis'.C2:'prac thesis'.C1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20.268cm" svg:y="18.104cm">
            <draw:object draw:notify-on-update-of-ranges="'prac thesis'.M31:'prac thesis'.M39 'prac thesis'.N30:'prac thesis'.N30 'prac thesis'.N31:'prac thesis'.N39 'prac thesis'.O30:'prac thesis'.O30 'prac thesis'.O31:'prac thesis'.O3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6" table:default-cell-style-name="Default"/>
        <table:table-column table:style-name="co1" table:number-columns-repeated="1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Sample</text:p>
          </table:table-cell>
          <table:table-cell office:value-type="string" calcext:value-type="string">
            <text:p>Nanodrop</text:p>
          </table:table-cell>
          <table:table-cell office:value-type="string" calcext:value-type="string">
            <text:p>Qub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 initial</text:p>
          </table:table-cell>
          <table:table-cell office:value-type="float" office:value="77" calcext:value-type="float">
            <text:p>77</text:p>
          </table:table-cell>
          <table:table-cell office:value-type="float" office:value="3.24" calcext:value-type="float">
            <text:p>3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 treat. 1</text:p>
          </table:table-cell>
          <table:table-cell office:value-type="float" office:value="21.2" calcext:value-type="float">
            <text:p>21.2</text:p>
          </table:table-cell>
          <table:table-cell office:value-type="float" office:value="1.03" calcext:value-type="float">
            <text:p>1.03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no treat. 2</text:p>
          </table:table-cell>
          <table:table-cell office:value-type="float" office:value="181.6" calcext:value-type="float">
            <text:p>181.6</text:p>
          </table:table-cell>
          <table:table-cell office:value-type="float" office:value="8.87" calcext:value-type="float">
            <text:p>8.87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no treat. 3</text:p>
          </table:table-cell>
          <table:table-cell office:value-type="float" office:value="78.6" calcext:value-type="float">
            <text:p>78.6</text:p>
          </table:table-cell>
          <table:table-cell office:value-type="float" office:value="4.83" calcext:value-type="float">
            <text:p>4.83</text:p>
          </table:table-cell>
          <table:table-cell table:number-columns-repeated="12"/>
        </table:table-row>
        <table:table-row table:style-name="ro2">
          <table:table-cell table:style-name="ce10" office:value-type="string" calcext:value-type="string">
            <text:p>acetate enr. 1</text:p>
          </table:table-cell>
          <table:table-cell office:value-type="float" office:value="90.3" calcext:value-type="float">
            <text:p>90.3</text:p>
          </table:table-cell>
          <table:table-cell office:value-type="float" office:value="2.83" calcext:value-type="float">
            <text:p>2.83</text:p>
          </table:table-cell>
          <table:table-cell table:number-columns-repeated="12"/>
        </table:table-row>
        <table:table-row table:style-name="ro2">
          <table:table-cell table:style-name="ce10" office:value-type="string" calcext:value-type="string">
            <text:p>acetate enr. 2</text:p>
          </table:table-cell>
          <table:table-cell office:value-type="float" office:value="81.4" calcext:value-type="float">
            <text:p>81.4</text:p>
          </table:table-cell>
          <table:table-cell office:value-type="float" office:value="2.03" calcext:value-type="float">
            <text:p>2.03</text:p>
          </table:table-cell>
          <table:table-cell table:number-columns-repeated="12"/>
        </table:table-row>
        <table:table-row table:style-name="ro2">
          <table:table-cell table:style-name="ce10" office:value-type="string" calcext:value-type="string">
            <text:p>acetate enr. 3</text:p>
          </table:table-cell>
          <table:table-cell office:value-type="float" office:value="199" calcext:value-type="float">
            <text:p>199</text:p>
          </table:table-cell>
          <table:table-cell office:value-type="float" office:value="14.4" calcext:value-type="float">
            <text:p>14.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T enr. 1</text:p>
          </table:table-cell>
          <table:table-cell office:value-type="float" office:value="60.9" calcext:value-type="float">
            <text:p>60.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style-name="ce10" office:value-type="string" calcext:value-type="string">
            <text:p>GT enr. 2</text:p>
          </table:table-cell>
          <table:table-cell office:value-type="float" office:value="36.6" calcext:value-type="float">
            <text:p>36.6</text:p>
          </table:table-cell>
          <table:table-cell office:value-type="float" office:value="4.46" calcext:value-type="float">
            <text:p>4.4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T enr. 3</text:p>
          </table:table-cell>
          <table:table-cell office:value-type="float" office:value="71" calcext:value-type="float">
            <text:p>71</text:p>
          </table:table-cell>
          <table:table-cell office:value-type="float" office:value="0.74" calcext:value-type="float">
            <text:p>0.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T droplets 1</text:p>
          </table:table-cell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GT droplets 2</text:p>
          </table:table-cell>
          <table:table-cell office:value-type="float" office:value="40.3" calcext:value-type="float">
            <text:p>40.3</text:p>
          </table:table-cell>
          <table:table-cell office:value-type="float" office:value="3.03" calcext:value-type="float">
            <text:p>3.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T droplets 3</text:p>
          </table:table-cell>
          <table:table-cell office:value-type="float" office:value="32.1" calcext:value-type="float">
            <text:p>32.1</text:p>
          </table:table-cell>
          <table:table-cell office:value-type="float" office:value="1.14" calcext:value-type="float">
            <text:p>1.14</text:p>
          </table:table-cell>
          <table:table-cell table:number-columns-repeated="12"/>
        </table:table-row>
        <table:table-row table:style-name="ro3" table:number-rows-repeated="15">
          <table:table-cell table:number-columns-repeated="15"/>
        </table:table-row>
        <table:table-row table:style-name="ro2">
          <table:table-cell/>
          <table:table-cell office:value-type="string" calcext:value-type="string" table:number-columns-spanned="4" table:number-rows-spanned="1">
            <text:p>8 days </text:p>
          </table:table-cell>
          <table:covered-table-cell table:number-columns-repeated="3"/>
          <table:table-cell office:value-type="string" calcext:value-type="string">
            <text:p>Av 8 days</text:p>
          </table:table-cell>
          <table:table-cell office:value-type="string" calcext:value-type="string" table:number-columns-spanned="4" table:number-rows-spanned="1">
            <text:p>15 days</text:p>
          </table:table-cell>
          <table:covered-table-cell table:number-columns-repeated="3"/>
          <table:table-cell office:value-type="string" calcext:value-type="string">
            <text:p>Av 15 days</text:p>
          </table:table-cell>
          <table:table-cell table:number-columns-repeated="2"/>
          <table:table-cell office:value-type="string" calcext:value-type="string">
            <text:p>8 days</text:p>
          </table:table-cell>
          <table:table-cell office:value-type="string" calcext:value-type="string">
            <text:p>15 days</text:p>
          </table:table-cell>
        </table:table-row>
        <table:table-row table:style-name="ro1">
          <table:table-cell office:value-type="string" calcext:value-type="string">
            <text:p>AS EC lipase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table:formula="of:=AVERAGE([.B31];[.C31];[.D31];[.E31])" office:value-type="float" office:value="0.1575" calcext:value-type="float">
            <text:p>0.1575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7" calcext:value-type="float">
            <text:p>0.17</text:p>
          </table:table-cell>
          <table:table-cell table:formula="of:=AVERAGE([.G31];[.H31];[.I31];[.J31])" office:value-type="float" office:value="0.1825" calcext:value-type="float">
            <text:p>0.1825</text:p>
          </table:table-cell>
          <table:table-cell/>
          <table:table-cell office:value-type="string" calcext:value-type="string">
            <text:p>no treat. EC lipase</text:p>
          </table:table-cell>
          <table:table-cell table:formula="of:=AVERAGE([.J31];[.K31];[.L31];[.M31])" office:value-type="float" office:value="0.17625" calcext:value-type="float">
            <text:p>0.17625</text:p>
          </table:table-cell>
          <table:table-cell table:formula="of:=AVERAGE([.K31];[.L31];[.M31];[.N31])" office:value-type="float" office:value="0.179375" calcext:value-type="float">
            <text:p>0.179375</text:p>
          </table:table-cell>
        </table:table-row>
        <table:table-row table:style-name="ro1">
          <table:table-cell office:value-type="string" calcext:value-type="string">
            <text:p>AS EPS lipase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table:formula="of:=AVERAGE([.B32];[.C32];[.D32];[.E32])" office:value-type="float" office:value="0.2175" calcext:value-type="float">
            <text:p>0.2175</text:p>
          </table:table-cell>
          <table:table-cell office:value-type="float" office:value="0.37" calcext:value-type="float">
            <text:p>0.37</text:p>
          </table:table-cell>
          <table:table-cell office:value-type="float" office:value="0.43" calcext:value-type="float">
            <text:p>0.43</text:p>
          </table:table-cell>
          <table:table-cell office:value-type="float" office:value="0.39" calcext:value-type="float">
            <text:p>0.39</text:p>
          </table:table-cell>
          <table:table-cell office:value-type="float" office:value="0.33" calcext:value-type="float">
            <text:p>0.33</text:p>
          </table:table-cell>
          <table:table-cell table:formula="of:=AVERAGE([.G32];[.H32];[.I32];[.J32])" office:value-type="float" office:value="0.38" calcext:value-type="float">
            <text:p>0.38</text:p>
          </table:table-cell>
          <table:table-cell/>
          <table:table-cell office:value-type="string" calcext:value-type="string">
            <text:p>no treat. EPS lipase</text:p>
          </table:table-cell>
          <table:table-cell table:formula="of:=AVERAGE([.J32];[.K32];[.L32];[.M32])" office:value-type="float" office:value="0.355" calcext:value-type="float">
            <text:p>0.355</text:p>
          </table:table-cell>
          <table:table-cell table:formula="of:=AVERAGE([.K32];[.L32];[.M32];[.N32])" office:value-type="float" office:value="0.3675" calcext:value-type="float">
            <text:p>0.3675</text:p>
          </table:table-cell>
        </table:table-row>
        <table:table-row table:style-name="ro2">
          <table:table-cell office:value-type="string" calcext:value-type="string">
            <text:p>AS memb. Lipase</text:p>
          </table:table-cell>
          <table:table-cell office:value-type="float" office:value="2.18" calcext:value-type="float">
            <text:p>2.18</text:p>
          </table:table-cell>
          <table:table-cell office:value-type="float" office:value="1.57" calcext:value-type="float">
            <text:p>1.57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table:formula="of:=AVERAGE([.B33];[.C33];[.D33];[.E33])" office:value-type="float" office:value="1.7375" calcext:value-type="float">
            <text:p>1.7375</text:p>
          </table:table-cell>
          <table:table-cell office:value-type="float" office:value="3.7" calcext:value-type="float">
            <text:p>3.7</text:p>
          </table:table-cell>
          <table:table-cell office:value-type="float" office:value="3.65" calcext:value-type="float">
            <text:p>3.65</text:p>
          </table:table-cell>
          <table:table-cell office:value-type="float" office:value="3.64" calcext:value-type="float">
            <text:p>3.64</text:p>
          </table:table-cell>
          <table:table-cell office:value-type="float" office:value="3.43" calcext:value-type="float">
            <text:p>3.43</text:p>
          </table:table-cell>
          <table:table-cell table:formula="of:=AVERAGE([.G33];[.H33];[.I33];[.J33])" office:value-type="float" office:value="3.605" calcext:value-type="float">
            <text:p>3.605</text:p>
          </table:table-cell>
          <table:table-cell/>
          <table:table-cell office:value-type="string" calcext:value-type="string">
            <text:p>no treat. memb. Lipase</text:p>
          </table:table-cell>
          <table:table-cell table:formula="of:=AVERAGE([.J33];[.K33];[.L33];[.M33])" office:value-type="float" office:value="3.5175" calcext:value-type="float">
            <text:p>3.5175</text:p>
          </table:table-cell>
          <table:table-cell table:formula="of:=AVERAGE([.K33];[.L33];[.M33];[.N33])" office:value-type="float" office:value="3.56125" calcext:value-type="float">
            <text:p>3.56125</text:p>
          </table:table-cell>
        </table:table-row>
        <table:table-row table:style-name="ro1">
          <table:table-cell office:value-type="string" calcext:value-type="string">
            <text:p>Acetate EC lipase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1.7" calcext:value-type="float">
            <text:p>1.7</text:p>
          </table:table-cell>
          <table:table-cell office:value-type="float" office:value="0.17" calcext:value-type="float">
            <text:p>0.17</text:p>
          </table:table-cell>
          <table:table-cell table:formula="of:=AVERAGE([.B34];[.C34];[.D34];[.E34])" office:value-type="float" office:value="0.55" calcext:value-type="float">
            <text:p>0.55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table:formula="of:=AVERAGE([.G34];[.H34];[.I34];[.J34])" office:value-type="float" office:value="0.235" calcext:value-type="float">
            <text:p>0.235</text:p>
          </table:table-cell>
          <table:table-cell/>
          <table:table-cell office:value-type="string" calcext:value-type="string">
            <text:p>Acetate EC lipase</text:p>
          </table:table-cell>
          <table:table-cell table:formula="of:=AVERAGE([.J34];[.K34];[.L34];[.M34])" office:value-type="float" office:value="0.2375" calcext:value-type="float">
            <text:p>0.2375</text:p>
          </table:table-cell>
          <table:table-cell table:formula="of:=AVERAGE([.K34];[.L34];[.M34];[.N34])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Acetate EPS lipase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table:formula="of:=AVERAGE([.B35];[.C35];[.D35];[.E35])" office:value-type="float" office:value="0.2275" calcext:value-type="float">
            <text:p>0.2275</text:p>
          </table:table-cell>
          <table:table-cell office:value-type="float" office:value="0.3" calcext:value-type="float">
            <text:p>0.3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table:formula="of:=AVERAGE([.G35];[.H35];[.I35];[.J35])" office:value-type="float" office:value="0.3125" calcext:value-type="float">
            <text:p>0.3125</text:p>
          </table:table-cell>
          <table:table-cell/>
          <table:table-cell office:value-type="string" calcext:value-type="string">
            <text:p>Acetate EPS lipase</text:p>
          </table:table-cell>
          <table:table-cell table:formula="of:=AVERAGE([.J35];[.K35];[.L35];[.M35])" office:value-type="float" office:value="0.30625" calcext:value-type="float">
            <text:p>0.30625</text:p>
          </table:table-cell>
          <table:table-cell table:formula="of:=AVERAGE([.K35];[.L35];[.M35];[.N35])" office:value-type="float" office:value="0.309375" calcext:value-type="float">
            <text:p>0.309375</text:p>
          </table:table-cell>
        </table:table-row>
        <table:table-row table:style-name="ro2">
          <table:table-cell office:value-type="string" calcext:value-type="string">
            <text:p>Acetate memb. Lipase</text:p>
          </table:table-cell>
          <table:table-cell office:value-type="float" office:value="1.6" calcext:value-type="float">
            <text:p>1.6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1.8" calcext:value-type="float">
            <text:p>1.8</text:p>
          </table:table-cell>
          <table:table-cell table:formula="of:=AVERAGE([.B36];[.C36];[.D36];[.E36])" office:value-type="float" office:value="1.925" calcext:value-type="float">
            <text:p>1.925</text:p>
          </table:table-cell>
          <table:table-cell office:value-type="float" office:value="3.17" calcext:value-type="float">
            <text:p>3.17</text:p>
          </table:table-cell>
          <table:table-cell office:value-type="float" office:value="3.41" calcext:value-type="float">
            <text:p>3.41</text:p>
          </table:table-cell>
          <table:table-cell office:value-type="float" office:value="3.37" calcext:value-type="float">
            <text:p>3.37</text:p>
          </table:table-cell>
          <table:table-cell office:value-type="float" office:value="3.12" calcext:value-type="float">
            <text:p>3.12</text:p>
          </table:table-cell>
          <table:table-cell table:formula="of:=AVERAGE([.G36];[.H36];[.I36];[.J36])" office:value-type="float" office:value="3.2675" calcext:value-type="float">
            <text:p>3.2675</text:p>
          </table:table-cell>
          <table:table-cell/>
          <table:table-cell office:value-type="string" calcext:value-type="string">
            <text:p>Acetate memb. Lipase</text:p>
          </table:table-cell>
          <table:table-cell table:formula="of:=AVERAGE([.J36];[.K36];[.L36];[.M36])" office:value-type="float" office:value="3.19375" calcext:value-type="float">
            <text:p>3.19375</text:p>
          </table:table-cell>
          <table:table-cell table:formula="of:=AVERAGE([.K36];[.L36];[.M36];[.N36])" office:value-type="float" office:value="3.230625" calcext:value-type="float">
            <text:p>3.230625</text:p>
          </table:table-cell>
        </table:table-row>
        <table:table-row table:style-name="ro1">
          <table:table-cell office:value-type="string" calcext:value-type="string">
            <text:p>TAG EC lipase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55" calcext:value-type="float">
            <text:p>0.55</text:p>
          </table:table-cell>
          <table:table-cell table:formula="of:=AVERAGE([.B37];[.C37];[.D37];[.E37])" office:value-type="float" office:value="0.295" calcext:value-type="float">
            <text:p>0.295</text:p>
          </table:table-cell>
          <table:table-cell office:value-type="float" office:value="0.29" calcext:value-type="float">
            <text:p>0.29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table:formula="of:=AVERAGE([.G37];[.H37];[.I37];[.J37])" office:value-type="float" office:value="0.245" calcext:value-type="float">
            <text:p>0.245</text:p>
          </table:table-cell>
          <table:table-cell/>
          <table:table-cell office:value-type="string" calcext:value-type="string">
            <text:p>GT EC lipase</text:p>
          </table:table-cell>
          <table:table-cell table:formula="of:=AVERAGE([.J37];[.K37];[.L37];[.M37])" office:value-type="float" office:value="0.2325" calcext:value-type="float">
            <text:p>0.2325</text:p>
          </table:table-cell>
          <table:table-cell table:formula="of:=AVERAGE([.K37];[.L37];[.M37];[.N37])" office:value-type="float" office:value="0.23875" calcext:value-type="float">
            <text:p>0.23875</text:p>
          </table:table-cell>
        </table:table-row>
        <table:table-row table:style-name="ro1">
          <table:table-cell office:value-type="string" calcext:value-type="string">
            <text:p>TAG EPS lipase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34" calcext:value-type="float">
            <text:p>0.34</text:p>
          </table:table-cell>
          <table:table-cell table:formula="of:=AVERAGE([.B38];[.C38];[.D38];[.E38])" office:value-type="float" office:value="0.2475" calcext:value-type="float">
            <text:p>0.2475</text:p>
          </table:table-cell>
          <table:table-cell office:value-type="float" office:value="0.69" calcext:value-type="float">
            <text:p>0.69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3" calcext:value-type="float">
            <text:p>0.3</text:p>
          </table:table-cell>
          <table:table-cell table:formula="of:=AVERAGE([.G38];[.H38];[.I38];[.J38])" office:value-type="float" office:value="0.39" calcext:value-type="float">
            <text:p>0.39</text:p>
          </table:table-cell>
          <table:table-cell/>
          <table:table-cell office:value-type="string" calcext:value-type="string">
            <text:p>GT EPS lipase</text:p>
          </table:table-cell>
          <table:table-cell table:formula="of:=AVERAGE([.J38];[.K38];[.L38];[.M38])" office:value-type="float" office:value="0.345" calcext:value-type="float">
            <text:p>0.345</text:p>
          </table:table-cell>
          <table:table-cell table:formula="of:=AVERAGE([.K38];[.L38];[.M38];[.N38])" office:value-type="float" office:value="0.3675" calcext:value-type="float">
            <text:p>0.3675</text:p>
          </table:table-cell>
        </table:table-row>
        <table:table-row table:style-name="ro2">
          <table:table-cell office:value-type="string" calcext:value-type="string">
            <text:p>TAG memb. Lipase</text:p>
          </table:table-cell>
          <table:table-cell office:value-type="float" office:value="2.63" calcext:value-type="float">
            <text:p>2.63</text:p>
          </table:table-cell>
          <table:table-cell office:value-type="float" office:value="0.97" calcext:value-type="float">
            <text:p>0.97</text:p>
          </table:table-cell>
          <table:table-cell office:value-type="float" office:value="1.3" calcext:value-type="float">
            <text:p>1.3</text:p>
          </table:table-cell>
          <table:table-cell office:value-type="float" office:value="2.81" calcext:value-type="float">
            <text:p>2.81</text:p>
          </table:table-cell>
          <table:table-cell table:formula="of:=AVERAGE([.B39];[.C39];[.D39];[.E39])" office:value-type="float" office:value="1.9275" calcext:value-type="float">
            <text:p>1.9275</text:p>
          </table:table-cell>
          <table:table-cell office:value-type="float" office:value="3.75" calcext:value-type="float">
            <text:p>3.75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table:formula="of:=AVERAGE([.G39];[.H39];[.I39];[.J39])" office:value-type="float" office:value="1.77" calcext:value-type="float">
            <text:p>1.77</text:p>
          </table:table-cell>
          <table:table-cell/>
          <table:table-cell office:value-type="string" calcext:value-type="string">
            <text:p>GT memb. Lipase</text:p>
          </table:table-cell>
          <table:table-cell table:formula="of:=AVERAGE([.J39];[.K39];[.L39];[.M39])" office:value-type="float" office:value="1.5" calcext:value-type="float">
            <text:p>1.5</text:p>
          </table:table-cell>
          <table:table-cell table:formula="of:=AVERAGE([.K39];[.L39];[.M39];[.N39])" office:value-type="float" office:value="1.635" calcext:value-type="float">
            <text:p>1.635</text:p>
          </table:table-cell>
        </table:table-row>
      </table:table>
      <table:table table:name="lipase asays" table:style-name="ta1">
        <table:shapes>
          <draw:frame draw:z-index="0" draw:style-name="gr1" draw:text-style-name="P1" svg:width="34.136cm" svg:height="15.258cm" svg:x="101.219cm" svg:y="5.481cm">
            <draw:object draw:notify-on-update-of-ranges="'lipase asays'.AI25:'lipase asays'.AQ25 'lipase asays'.AI25:'lipase asays'.AQ25 'lipase asays'.AG26:'lipase asays'.AH26 'lipase asays'.AI26:'lipase asays'.AQ26 'lipase asays'.AI25:'lipase asays'.AQ25 'lipase asays'.AG27:'lipase asays'.AH27 'lipase asays'.AI27:'lipase asays'.AQ27 'lipase asays'.AI25:'lipase asays'.AQ25 'lipase asays'.AG28:'lipase asays'.AH28 'lipase asays'.AI28:'lipase asays'.AQ28 'lipase asays'.AI25:'lipase asays'.AQ25 'lipase asays'.AG29:'lipase asays'.AH29 'lipase asays'.AI29:'lipase asays'.AQ29 'lipase asays'.AI25:'lipase asays'.AQ25 'lipase asays'.AG30:'lipase asays'.AH30 'lipase asays'.AI30:'lipase asays'.AQ30 'lipase asays'.AI25:'lipase asays'.AQ25 'lipase asays'.AG31:'lipase asays'.AH31 'lipase asays'.AI31:'lipase asays'.AQ31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7.672cm" svg:height="9.058cm" svg:x="7.88cm" svg:y="8.204cm">
            <draw:object draw:notify-on-update-of-ranges="'lipase asays'.C14:'lipase asays'.K14 'lipase asays'.C14:'lipase asays'.K14 'lipase asays'.B15:'lipase asays'.B15 'lipase asays'.C15:'lipase asays'.K15 'lipase asays'.C14:'lipase asays'.K14 'lipase asays'.B16:'lipase asays'.B16 'lipase asays'.C16:'lipase asays'.K16 'lipase asays'.C14:'lipase asays'.K14 'lipase asays'.B17:'lipase asays'.B17 'lipase asays'.C17:'lipase asays'.K17 'lipase asays'.C14:'lipase asays'.K14 'lipase asays'.B18:'lipase asays'.B18 'lipase asays'.C18:'lipase asays'.K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7.782cm" svg:height="8.994cm" svg:x="31.287cm" svg:y="8.407cm">
            <draw:object draw:notify-on-update-of-ranges="'lipase asays'.O14:'lipase asays'.W14 'lipase asays'.O14:'lipase asays'.W14 'lipase asays'.N15:'lipase asays'.N15 'lipase asays'.O15:'lipase asays'.W15 'lipase asays'.O14:'lipase asays'.W14 'lipase asays'.N16:'lipase asays'.N16 'lipase asays'.O16:'lipase asays'.W16 'lipase asays'.O14:'lipase asays'.W14 'lipase asays'.N17:'lipase asays'.N17 'lipase asays'.O17:'lipase asays'.W17 'lipase asays'.O14:'lipase asays'.W14 'lipase asays'.N18:'lipase asays'.N18 'lipase asays'.O18:'lipase asays'.W1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7.562cm" svg:height="9.348cm" svg:x="0.62cm" svg:y="22.14cm">
            <draw:object draw:notify-on-update-of-ranges="'lipase asays'.C44:'lipase asays'.K44 'lipase asays'.C44:'lipase asays'.K44 'lipase asays'.B45:'lipase asays'.B45 'lipase asays'.C45:'lipase asays'.K45 'lipase asays'.C44:'lipase asays'.K44 'lipase asays'.B46:'lipase asays'.B46 'lipase asays'.C46:'lipase asays'.K46 'lipase asays'.C44:'lipase asays'.K44 'lipase asays'.B47:'lipase asays'.B47 'lipase asays'.C47:'lipase asays'.K47 'lipase asays'.C44:'lipase asays'.K44 'lipase asays'.B48:'lipase asays'.B48 'lipase asays'.C48:'lipase asays'.K4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8.11cm" svg:height="9.348cm" svg:x="30.455cm" svg:y="22.888cm">
            <draw:object draw:notify-on-update-of-ranges="'lipase asays'.N44:'lipase asays'.V44 'lipase asays'.N44:'lipase asays'.V44 'lipase asays'.M45:'lipase asays'.M45 'lipase asays'.N45:'lipase asays'.V45 'lipase asays'.N44:'lipase asays'.V44 'lipase asays'.M46:'lipase asays'.M46 'lipase asays'.N46:'lipase asays'.V46 'lipase asays'.N44:'lipase asays'.V44 'lipase asays'.M47:'lipase asays'.M47 'lipase asays'.N47:'lipase asays'.V47 'lipase asays'.N44:'lipase asays'.V44 'lipase asays'.M48:'lipase asays'.M48 'lipase asays'.N48:'lipase asays'.V4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18.146cm" svg:height="9.38cm" svg:x="51.254cm" svg:y="21.071cm">
            <draw:object draw:notify-on-update-of-ranges="'lipase asays'.Y44:'lipase asays'.AG44 'lipase asays'.Y44:'lipase asays'.AG44 'lipase asays'.X45:'lipase asays'.X45 'lipase asays'.Y45:'lipase asays'.AG45 'lipase asays'.Y44:'lipase asays'.AG44 'lipase asays'.X46:'lipase asays'.X46 'lipase asays'.Y46:'lipase asays'.AG46 'lipase asays'.Y44:'lipase asays'.AG44 'lipase asays'.X47:'lipase asays'.X47 'lipase asays'.Y47:'lipase asays'.AG47 'lipase asays'.Y44:'lipase asays'.AG44 'lipase asays'.X48:'lipase asays'.X48 'lipase asays'.Y48:'lipase asays'.AG4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name="Chart 7" draw:style-name="gr2" svg:width="13.339cm" svg:height="7.165cm" svg:x="4.127cm" svg:y="36.907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7" draw:name="Chart 8" draw:style-name="gr2" svg:width="14.322cm" svg:height="6.372cm" svg:x="19.364cm" svg:y="37.039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8" draw:name="Chart 9" draw:style-name="gr2" svg:width="15.874cm" svg:height="6.921cm" svg:x="35.283cm" svg:y="37.038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9" draw:name="Chart 10" draw:style-name="gr2" svg:width="15.306cm" svg:height="7.103cm" svg:x="52.9cm" svg:y="36.95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0" draw:style-name="gr1" draw:text-style-name="P1" svg:width="21.764cm" svg:height="10.755cm" svg:x="77.319cm" svg:y="20.654cm">
            <draw:object draw:notify-on-update-of-ranges="'lipase asays'.AJ44:'lipase asays'.AR44 'lipase asays'.AJ44:'lipase asays'.AR44 'lipase asays'.AI45:'lipase asays'.AI45 'lipase asays'.AJ45:'lipase asays'.AR45 'lipase asays'.AJ44:'lipase asays'.AR44 'lipase asays'.AI46:'lipase asays'.AI46 'lipase asays'.AJ46:'lipase asays'.AR46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1" draw:style-name="gr1" draw:text-style-name="P1" svg:width="15.999cm" svg:height="8.999cm" svg:x="55.546cm" svg:y="8.512cm">
            <draw:object draw:notify-on-update-of-ranges="'lipase asays'.Z14:'lipase asays'.AH14 'lipase asays'.Z14:'lipase asays'.AH14 'lipase asays'.Y15:'lipase asays'.Y15 'lipase asays'.Z15:'lipase asays'.AH15 'lipase asays'.Z14:'lipase asays'.AH14 'lipase asays'.Y16:'lipase asays'.Y16 'lipase asays'.Z16:'lipase asays'.AH16 'lipase asays'.Z14:'lipase asays'.AH14 'lipase asays'.Y17:'lipase asays'.Y17 'lipase asays'.Z17:'lipase asays'.AH17 'lipase asays'.Z14:'lipase asays'.AH14 'lipase asays'.Y18:'lipase asays'.Y18 'lipase asays'.Z18:'lipase asays'.AH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2" draw:style-name="gr1" draw:text-style-name="P1" svg:width="15.999cm" svg:height="8.999cm" svg:x="127.336cm" svg:y="21.171cm">
            <draw:object draw:notify-on-update-of-ranges="'lipase asays'.AT52:'lipase asays'.AT52 'lipase asays'.AU52:'lipase asays'.BC52 'lipase asays'.AT53:'lipase asays'.AT53 'lipase asays'.AU53:'lipase asays'.BC53 'lipase asays'.AT52:'lipase asays'.AT52 'lipase asays'.AU52:'lipase asays'.BC52 'lipase asays'.AT54:'lipase asays'.AT54 'lipase asays'.AU54:'lipase asays'.BC54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3" draw:style-name="gr1" draw:text-style-name="P1" svg:width="15.999cm" svg:height="8.999cm" svg:x="127.743cm" svg:y="31.071cm">
            <draw:object draw:notify-on-update-of-ranges="'lipase asays'.AT57:'lipase asays'.AT57 'lipase asays'.AU57:'lipase asays'.BC57 'lipase asays'.AT58:'lipase asays'.AT58 'lipase asays'.AU58:'lipase asays'.BC58 'lipase asays'.AT57:'lipase asays'.AT57 'lipase asays'.AU57:'lipase asays'.BC57 'lipase asays'.AT59:'lipase asays'.AT59 'lipase asays'.AU59:'lipase asays'.BC5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4" draw:style-name="gr1" draw:text-style-name="P1" svg:width="15.999cm" svg:height="8.999cm" svg:x="108.308cm" svg:y="28.966cm">
            <draw:object draw:notify-on-update-of-ranges="'lipase asays'.AT62:'lipase asays'.AT62 'lipase asays'.AU62:'lipase asays'.BC62 'lipase asays'.AT63:'lipase asays'.AT63 'lipase asays'.AU63:'lipase asays'.BC63 'lipase asays'.AT62:'lipase asays'.AT62 'lipase asays'.AU62:'lipase asays'.BC62 'lipase asays'.AT64:'lipase asays'.AT64 'lipase asays'.AU64:'lipase asays'.BC64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number-columns-repeated="27" table:default-cell-style-name="ce11"/>
        <table:table-column table:style-name="co1" table:number-columns-repeated="18" table:default-cell-style-name="Default"/>
        <table:table-column table:style-name="co8" table:default-cell-style-name="Default"/>
        <table:table-column table:style-name="co1" table:number-columns-repeated="9" table:default-cell-style-name="Default"/>
        <table:table-row table:style-name="ro1">
          <table:table-cell table:style-name="Default" table:number-columns-repeated="2"/>
          <table:table-cell table:style-name="Default" office:value-type="string" calcext:value-type="string" table:number-columns-spanned="3" table:number-rows-spanned="1">
            <text:p>Lipase 27.7 (U/L) day 0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Lipase 30.7 (U/L) <text:s/>day 3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Lipase 2.8 (U/L) <text:s/>day6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Lipase 5.8.13 (U/L) <text:s/>day9</text:p>
          </table:table-cell>
          <table:covered-table-cell table:number-columns-repeated="2" table:style-name="Default"/>
          <table:table-cell table:style-name="ce10" office:value-type="string" calcext:value-type="string" table:number-columns-spanned="3" table:number-rows-spanned="1">
            <text:p>Lipase 8.8.13 (U/L) <text:s/>day12</text:p>
          </table:table-cell>
          <table:covered-table-cell table:number-columns-repeated="2" table:style-name="Default"/>
          <table:table-cell table:style-name="ce10" office:value-type="string" calcext:value-type="string" table:number-columns-spanned="3" table:number-rows-spanned="1">
            <text:p>Lipase 11.8.13 (U/L) <text:s/>day15</text:p>
          </table:table-cell>
          <table:covered-table-cell table:number-columns-repeated="2" table:style-name="Default"/>
          <table:table-cell table:style-name="ce10" office:value-type="string" calcext:value-type="string" table:number-columns-spanned="3" table:number-rows-spanned="1">
            <text:p>Lipase 14.8.13 (U/L) <text:s/>day18</text:p>
          </table:table-cell>
          <table:covered-table-cell table:number-columns-repeated="2" table:style-name="Default"/>
          <table:table-cell table:style-name="ce10" office:value-type="string" calcext:value-type="string" table:number-columns-spanned="3" table:number-rows-spanned="1">
            <text:p>Lipase 18.8.13 (U/L) <text:s/>day22</text:p>
          </table:table-cell>
          <table:covered-table-cell table:number-columns-repeated="2" table:style-name="Default"/>
          <table:table-cell table:style-name="ce10" office:value-type="string" calcext:value-type="string" table:number-columns-spanned="3" table:number-rows-spanned="1">
            <text:p>Lipase 21.8.13 (U/L) <text:s/>day25</text:p>
          </table:table-cell>
          <table:covered-table-cell table:number-columns-repeated="2"/>
          <table:table-cell table:number-columns-repeated="2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Fraction 1</text:p>
          </table:table-cell>
          <table:table-cell table:style-name="ce10" office:value-type="string" calcext:value-type="string">
            <text:p>Fraction 2</text:p>
          </table:table-cell>
          <table:table-cell table:style-name="Default" office:value-type="string" calcext:value-type="string">
            <text:p>Fraction 3</text:p>
          </table:table-cell>
          <table:table-cell table:style-name="Default" office:value-type="string" calcext:value-type="string">
            <text:p>Fraction 1</text:p>
          </table:table-cell>
          <table:table-cell table:style-name="Default" office:value-type="string" calcext:value-type="string">
            <text:p>Fraction 2</text:p>
          </table:table-cell>
          <table:table-cell table:style-name="Default" office:value-type="string" calcext:value-type="string">
            <text:p>Fraction 3</text:p>
          </table:table-cell>
          <table:table-cell table:style-name="Default" office:value-type="string" calcext:value-type="string">
            <text:p>Fraction 1</text:p>
          </table:table-cell>
          <table:table-cell table:style-name="Default" office:value-type="string" calcext:value-type="string">
            <text:p>Fraction 2</text:p>
          </table:table-cell>
          <table:table-cell table:style-name="Default" office:value-type="string" calcext:value-type="string">
            <text:p>Fraction 3</text:p>
          </table:table-cell>
          <table:table-cell table:style-name="Default" office:value-type="string" calcext:value-type="string">
            <text:p><text:s/>Fraction 1</text:p>
          </table:table-cell>
          <table:table-cell table:style-name="ce10" office:value-type="string" calcext:value-type="string">
            <text:p>Fraction 2</text:p>
          </table:table-cell>
          <table:table-cell table:style-name="Default" office:value-type="string" calcext:value-type="string">
            <text:p>Fraction 3</text:p>
          </table:table-cell>
          <table:table-cell table:style-name="ce10" office:value-type="string" calcext:value-type="string">
            <text:p>Fraction 1</text:p>
          </table:table-cell>
          <table:table-cell table:style-name="ce10" office:value-type="string" calcext:value-type="string">
            <text:p>Fraction 2</text:p>
          </table:table-cell>
          <table:table-cell table:style-name="ce10" office:value-type="string" calcext:value-type="string">
            <text:p>Fraction 3</text:p>
          </table:table-cell>
          <table:table-cell table:style-name="ce10" office:value-type="string" calcext:value-type="string">
            <text:p>Fraction 1</text:p>
          </table:table-cell>
          <table:table-cell table:style-name="ce10" office:value-type="string" calcext:value-type="string">
            <text:p>Fraction 2</text:p>
          </table:table-cell>
          <table:table-cell table:style-name="ce10" office:value-type="string" calcext:value-type="string">
            <text:p>Fraction 3</text:p>
          </table:table-cell>
          <table:table-cell table:style-name="ce10" office:value-type="string" calcext:value-type="string">
            <text:p>Fraction 1</text:p>
          </table:table-cell>
          <table:table-cell table:style-name="ce10" office:value-type="string" calcext:value-type="string">
            <text:p>Fraction 2</text:p>
          </table:table-cell>
          <table:table-cell table:style-name="ce10" office:value-type="string" calcext:value-type="string">
            <text:p>Fraction 3</text:p>
          </table:table-cell>
          <table:table-cell table:style-name="ce10" office:value-type="string" calcext:value-type="string">
            <text:p>Fraction 1</text:p>
          </table:table-cell>
          <table:table-cell table:style-name="ce10" office:value-type="string" calcext:value-type="string">
            <text:p>Fraction 2</text:p>
          </table:table-cell>
          <table:table-cell table:style-name="ce10" office:value-type="string" calcext:value-type="string">
            <text:p>Fraction 3</text:p>
          </table:table-cell>
          <table:table-cell table:style-name="ce10" office:value-type="string" calcext:value-type="string">
            <text:p>Fraction 1</text:p>
          </table:table-cell>
          <table:table-cell table:style-name="ce10" office:value-type="string" calcext:value-type="string">
            <text:p>Fraction 2</text:p>
          </table:table-cell>
          <table:table-cell table:style-name="ce10" office:value-type="string" calcext:value-type="string">
            <text:p>Fraction 3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 table:number-columns-spanned="1" table:number-rows-spanned="4">
            <text:p>no treatment</text:p>
          </table:table-cell>
          <table:table-cell table:style-name="ce2" office:value-type="float" office:value="1" calcext:value-type="float">
            <text:p>1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4310" calcext:value-type="float">
            <text:p>4310</text:p>
          </table:table-cell>
          <table:table-cell table:style-name="Default" office:value-type="float" office:value="6522" calcext:value-type="float">
            <text:p>6522</text:p>
          </table:table-cell>
          <table:table-cell table:style-name="Default" table:formula="of:=(548-260)" office:value-type="float" office:value="288" calcext:value-type="float">
            <text:p>288</text:p>
          </table:table-cell>
          <table:table-cell table:style-name="Default" table:formula="of:=(3402-260)" office:value-type="float" office:value="3142" calcext:value-type="float">
            <text:p>3142</text:p>
          </table:table-cell>
          <table:table-cell table:style-name="Default" table:formula="of:=(7114-260)" office:value-type="float" office:value="6854" calcext:value-type="float">
            <text:p>6854</text:p>
          </table:table-cell>
          <table:table-cell table:style-name="Default" table:formula="of:=(578-260)" office:value-type="float" office:value="318" calcext:value-type="float">
            <text:p>318</text:p>
          </table:table-cell>
          <table:table-cell table:style-name="Default" table:formula="of:=(2424-260)" office:value-type="float" office:value="2164" calcext:value-type="float">
            <text:p>2164</text:p>
          </table:table-cell>
          <table:table-cell table:style-name="Default" table:formula="of:=(7130-260)" office:value-type="float" office:value="6870" calcext:value-type="float">
            <text:p>6870</text:p>
          </table:table-cell>
          <table:table-cell table:style-name="Default" office:value-type="float" office:value="340" calcext:value-type="float">
            <text:p>340</text:p>
          </table:table-cell>
          <table:table-cell table:style-name="Default" office:value-type="float" office:value="3674" calcext:value-type="float">
            <text:p>3674</text:p>
          </table:table-cell>
          <table:table-cell table:style-name="Default" office:value-type="float" office:value="6390" calcext:value-type="float">
            <text:p>6390</text:p>
          </table:table-cell>
          <table:table-cell table:style-name="Default" office:value-type="float" office:value="560" calcext:value-type="float">
            <text:p>560</text:p>
          </table:table-cell>
          <table:table-cell table:style-name="Default" office:value-type="float" office:value="1372" calcext:value-type="float">
            <text:p>1372</text:p>
          </table:table-cell>
          <table:table-cell table:style-name="Default" office:value-type="float" office:value="6334" calcext:value-type="float">
            <text:p>6334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6378" calcext:value-type="float">
            <text:p>6378</text:p>
          </table:table-cell>
          <table:table-cell table:style-name="Default" office:value-type="float" office:value="418" calcext:value-type="float">
            <text:p>418</text:p>
          </table:table-cell>
          <table:table-cell table:style-name="Default" office:value-type="float" office:value="358" calcext:value-type="float">
            <text:p>358</text:p>
          </table:table-cell>
          <table:table-cell table:style-name="Default" office:value-type="float" office:value="6646" calcext:value-type="float">
            <text:p>6646</text:p>
          </table:table-cell>
          <table:table-cell table:style-name="Default" office:value-type="float" office:value="402" calcext:value-type="float">
            <text:p>402</text:p>
          </table:table-cell>
          <table:table-cell table:style-name="Default" office:value-type="float" office:value="602" calcext:value-type="float">
            <text:p>602</text:p>
          </table:table-cell>
          <table:table-cell table:style-name="Default" office:value-type="float" office:value="7388" calcext:value-type="float">
            <text:p>7388</text:p>
          </table:table-cell>
          <table:table-cell table:style-name="Default" office:value-type="float" office:value="396" calcext:value-type="float">
            <text:p>396</text:p>
          </table:table-cell>
          <table:table-cell office:value-type="float" office:value="690" calcext:value-type="float">
            <text:p>690</text:p>
          </table:table-cell>
          <table:table-cell office:value-type="float" office:value="7416" calcext:value-type="float">
            <text:p>7416</text:p>
          </table:table-cell>
          <table:table-cell table:number-columns-repeated="26"/>
        </table:table-row>
        <table:table-row table:style-name="ro1"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Default" office:value-type="float" office:value="272" calcext:value-type="float">
            <text:p>272</text:p>
          </table:table-cell>
          <table:table-cell table:style-name="Default" office:value-type="float" office:value="2496" calcext:value-type="float">
            <text:p>2496</text:p>
          </table:table-cell>
          <table:table-cell table:style-name="Default" office:value-type="float" office:value="6330" calcext:value-type="float">
            <text:p>6330</text:p>
          </table:table-cell>
          <table:table-cell table:style-name="Default" table:formula="of:=(512-260)" office:value-type="float" office:value="252" calcext:value-type="float">
            <text:p>252</text:p>
          </table:table-cell>
          <table:table-cell table:style-name="Default" table:formula="of:=(3784-260)" office:value-type="float" office:value="3524" calcext:value-type="float">
            <text:p>3524</text:p>
          </table:table-cell>
          <table:table-cell table:style-name="Default" table:formula="of:=(7224-260)" office:value-type="float" office:value="6964" calcext:value-type="float">
            <text:p>6964</text:p>
          </table:table-cell>
          <table:table-cell table:style-name="Default" table:formula="of:=(578-260)" office:value-type="float" office:value="318" calcext:value-type="float">
            <text:p>318</text:p>
          </table:table-cell>
          <table:table-cell table:style-name="Default" table:formula="of:=(2388-260)" office:value-type="float" office:value="2128" calcext:value-type="float">
            <text:p>2128</text:p>
          </table:table-cell>
          <table:table-cell table:style-name="Default" table:formula="of:=(7190-260)" office:value-type="float" office:value="6930" calcext:value-type="float">
            <text:p>6930</text:p>
          </table:table-cell>
          <table:table-cell table:style-name="Default" office:value-type="float" office:value="616" calcext:value-type="float">
            <text:p>616</text:p>
          </table:table-cell>
          <table:table-cell table:style-name="Default" office:value-type="float" office:value="3702" calcext:value-type="float">
            <text:p>3702</text:p>
          </table:table-cell>
          <table:table-cell table:style-name="Default" office:value-type="float" office:value="6624" calcext:value-type="float">
            <text:p>6624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1614" calcext:value-type="float">
            <text:p>1614</text:p>
          </table:table-cell>
          <table:table-cell table:style-name="Default" office:value-type="float" office:value="6836" calcext:value-type="float">
            <text:p>6836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6378" calcext:value-type="float">
            <text:p>6378</text:p>
          </table:table-cell>
          <table:table-cell table:style-name="Default" office:value-type="float" office:value="464" calcext:value-type="float">
            <text:p>464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6552" calcext:value-type="float">
            <text:p>6552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652" calcext:value-type="float">
            <text:p>652</text:p>
          </table:table-cell>
          <table:table-cell table:style-name="Default" office:value-type="float" office:value="7484" calcext:value-type="float">
            <text:p>7484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762" calcext:value-type="float">
            <text:p>762</text:p>
          </table:table-cell>
          <table:table-cell office:value-type="float" office:value="7618" calcext:value-type="float">
            <text:p>7618</text:p>
          </table:table-cell>
          <table:table-cell table:number-columns-repeated="26"/>
        </table:table-row>
        <table:table-row table:style-name="ro1">
          <table:covered-table-cell table:style-name="ce2"/>
          <table:table-cell table:style-name="ce2" office:value-type="float" office:value="3" calcext:value-type="float">
            <text:p>3</text:p>
          </table:table-cell>
          <table:table-cell table:style-name="Default" office:value-type="float" office:value="228" calcext:value-type="float">
            <text:p>228</text:p>
          </table:table-cell>
          <table:table-cell table:style-name="Default" office:value-type="float" office:value="3300" calcext:value-type="float">
            <text:p>3300</text:p>
          </table:table-cell>
          <table:table-cell table:style-name="Default" office:value-type="float" office:value="5846" calcext:value-type="float">
            <text:p>5846</text:p>
          </table:table-cell>
          <table:table-cell table:style-name="Default" table:formula="of:=(488-260)" office:value-type="float" office:value="228" calcext:value-type="float">
            <text:p>228</text:p>
          </table:table-cell>
          <table:table-cell table:style-name="Default" table:formula="of:=(4070-260)" office:value-type="float" office:value="3810" calcext:value-type="float">
            <text:p>3810</text:p>
          </table:table-cell>
          <table:table-cell table:style-name="Default" table:formula="of:=(7328-260)" office:value-type="float" office:value="7068" calcext:value-type="float">
            <text:p>7068</text:p>
          </table:table-cell>
          <table:table-cell table:style-name="Default" table:formula="of:=(520-260)" office:value-type="float" office:value="260" calcext:value-type="float">
            <text:p>260</text:p>
          </table:table-cell>
          <table:table-cell table:style-name="Default" table:formula="of:=(1806-260)" office:value-type="float" office:value="1546" calcext:value-type="float">
            <text:p>1546</text:p>
          </table:table-cell>
          <table:table-cell table:style-name="Default" table:formula="of:=(7104-260)" office:value-type="float" office:value="6844" calcext:value-type="float">
            <text:p>6844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3636" calcext:value-type="float">
            <text:p>3636</text:p>
          </table:table-cell>
          <table:table-cell table:style-name="Default" office:value-type="float" office:value="4236" calcext:value-type="float">
            <text:p>4236</text:p>
          </table:table-cell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1562" calcext:value-type="float">
            <text:p>1562</text:p>
          </table:table-cell>
          <table:table-cell table:style-name="Default" office:value-type="float" office:value="6752" calcext:value-type="float">
            <text:p>6752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6378" calcext:value-type="float">
            <text:p>6378</text:p>
          </table:table-cell>
          <table:table-cell table:style-name="Default" office:value-type="float" office:value="454" calcext:value-type="float">
            <text:p>454</text:p>
          </table:table-cell>
          <table:table-cell table:style-name="Default" office:value-type="float" office:value="318" calcext:value-type="float">
            <text:p>318</text:p>
          </table:table-cell>
          <table:table-cell table:style-name="Default" office:value-type="float" office:value="6452" calcext:value-type="float">
            <text:p>6452</text:p>
          </table:table-cell>
          <table:table-cell table:style-name="Default" office:value-type="float" office:value="410" calcext:value-type="float">
            <text:p>410</text:p>
          </table:table-cell>
          <table:table-cell table:style-name="Default" office:value-type="float" office:value="602" calcext:value-type="float">
            <text:p>602</text:p>
          </table:table-cell>
          <table:table-cell table:style-name="Default" office:value-type="float" office:value="7520" calcext:value-type="float">
            <text:p>7520</text:p>
          </table:table-cell>
          <table:table-cell table:style-name="Default" office:value-type="float" office:value="432" calcext:value-type="float">
            <text:p>432</text:p>
          </table:table-cell>
          <table:table-cell office:value-type="float" office:value="812" calcext:value-type="float">
            <text:p>812</text:p>
          </table:table-cell>
          <table:table-cell office:value-type="float" office:value="7444" calcext:value-type="float">
            <text:p>7444</text:p>
          </table:table-cell>
          <table:table-cell table:number-columns-repeated="26"/>
        </table:table-row>
        <table:table-row table:style-name="ro1">
          <table:covered-table-cell table:style-name="ce2"/>
          <table:table-cell table:style-name="ce2" office:value-type="float" office:value="4" calcext:value-type="float">
            <text:p>4</text:p>
          </table:table-cell>
          <table:table-cell table:style-name="Default" office:value-type="float" office:value="364" calcext:value-type="float">
            <text:p>364</text:p>
          </table:table-cell>
          <table:table-cell table:style-name="Default" office:value-type="float" office:value="3654" calcext:value-type="float">
            <text:p>3654</text:p>
          </table:table-cell>
          <table:table-cell table:style-name="Default" office:value-type="float" office:value="6456" calcext:value-type="float">
            <text:p>6456</text:p>
          </table:table-cell>
          <table:table-cell table:style-name="Default" table:formula="of:=(504-260)" office:value-type="float" office:value="244" calcext:value-type="float">
            <text:p>244</text:p>
          </table:table-cell>
          <table:table-cell table:style-name="Default" table:formula="of:=(1990-260)" office:value-type="float" office:value="1730" calcext:value-type="float">
            <text:p>1730</text:p>
          </table:table-cell>
          <table:table-cell table:style-name="Default" table:formula="of:=(7184-260)" office:value-type="float" office:value="6924" calcext:value-type="float">
            <text:p>6924</text:p>
          </table:table-cell>
          <table:table-cell table:style-name="Default" table:formula="of:=(540-260)" office:value-type="float" office:value="280" calcext:value-type="float">
            <text:p>280</text:p>
          </table:table-cell>
          <table:table-cell table:style-name="Default" table:formula="of:=(4774-260)" office:value-type="float" office:value="4514" calcext:value-type="float">
            <text:p>4514</text:p>
          </table:table-cell>
          <table:table-cell table:style-name="Default" table:formula="of:=(7450-260)" office:value-type="float" office:value="7190" calcext:value-type="float">
            <text:p>7190</text:p>
          </table:table-cell>
          <table:table-cell table:style-name="Default" office:value-type="float" office:value="218" calcext:value-type="float">
            <text:p>218</text:p>
          </table:table-cell>
          <table:table-cell table:style-name="Default" office:value-type="float" office:value="3666" calcext:value-type="float">
            <text:p>3666</text:p>
          </table:table-cell>
          <table:table-cell table:style-name="Default" office:value-type="float" office:value="6596" calcext:value-type="float">
            <text:p>6596</text:p>
          </table:table-cell>
          <table:table-cell table:style-name="Default" office:value-type="float" office:value="296" calcext:value-type="float">
            <text:p>296</text:p>
          </table:table-cell>
          <table:table-cell table:style-name="Default" office:value-type="float" office:value="1957" calcext:value-type="float">
            <text:p>1957</text:p>
          </table:table-cell>
          <table:table-cell table:style-name="Default" office:value-type="float" office:value="6476" calcext:value-type="float">
            <text:p>6476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6378" calcext:value-type="float">
            <text:p>6378</text:p>
          </table:table-cell>
          <table:table-cell table:style-name="Default" office:value-type="float" office:value="510" calcext:value-type="float">
            <text:p>510</text:p>
          </table:table-cell>
          <table:table-cell table:style-name="Default" office:value-type="float" office:value="1034" calcext:value-type="float">
            <text:p>1034</text:p>
          </table:table-cell>
          <table:table-cell table:style-name="Default" office:value-type="float" office:value="6864" calcext:value-type="float">
            <text:p>6864</text:p>
          </table:table-cell>
          <table:table-cell table:style-name="Default" office:value-type="float" office:value="428" calcext:value-type="float">
            <text:p>428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7480" calcext:value-type="float">
            <text:p>7480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836" calcext:value-type="float">
            <text:p>836</text:p>
          </table:table-cell>
          <table:table-cell office:value-type="float" office:value="7514" calcext:value-type="float">
            <text:p>7514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 table:number-columns-spanned="1" table:number-rows-spanned="4">
            <text:p>2% TAG</text:p>
          </table:table-cell>
          <table:table-cell table:style-name="ce2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table:formula="of:=(646-260)" office:value-type="float" office:value="386" calcext:value-type="float">
            <text:p>386</text:p>
          </table:table-cell>
          <table:table-cell table:style-name="Default" table:formula="of:=(6292-260)" office:value-type="float" office:value="6032" calcext:value-type="float">
            <text:p>6032</text:p>
          </table:table-cell>
          <table:table-cell table:style-name="Default" table:formula="of:=(7210-260)" office:value-type="float" office:value="6950" calcext:value-type="float">
            <text:p>6950</text:p>
          </table:table-cell>
          <table:table-cell table:style-name="Default" table:formula="of:=(7238-260)" office:value-type="float" office:value="6978" calcext:value-type="float">
            <text:p>6978</text:p>
          </table:table-cell>
          <table:table-cell table:style-name="Default" table:formula="of:=(7324-260)" office:value-type="float" office:value="7064" calcext:value-type="float">
            <text:p>7064</text:p>
          </table:table-cell>
          <table:table-cell table:style-name="Default" table:formula="of:=(7364-260)" office:value-type="float" office:value="7104" calcext:value-type="float">
            <text:p>7104</text:p>
          </table:table-cell>
          <table:table-cell table:style-name="Default" office:value-type="float" office:value="6388" calcext:value-type="float">
            <text:p>6388</text:p>
          </table:table-cell>
          <table:table-cell table:style-name="Default" office:value-type="float" office:value="6438" calcext:value-type="float">
            <text:p>6438</text:p>
          </table:table-cell>
          <table:table-cell table:style-name="Default" office:value-type="float" office:value="6526" calcext:value-type="float">
            <text:p>6526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6058" calcext:value-type="float">
            <text:p>6058</text:p>
          </table:table-cell>
          <table:table-cell table:style-name="Default" office:value-type="float" office:value="6202" calcext:value-type="float">
            <text:p>6202</text:p>
          </table:table-cell>
          <table:table-cell table:style-name="Default" office:value-type="float" office:value="6394" calcext:value-type="float">
            <text:p>6394</text:p>
          </table:table-cell>
          <table:table-cell table:style-name="Default" office:value-type="float" office:value="6352" calcext:value-type="float">
            <text:p>6352</text:p>
          </table:table-cell>
          <table:table-cell table:style-name="Default" office:value-type="float" office:value="5086" calcext:value-type="float">
            <text:p>5086</text:p>
          </table:table-cell>
          <table:table-cell table:style-name="Default" office:value-type="float" office:value="6704" calcext:value-type="float">
            <text:p>6704</text:p>
          </table:table-cell>
          <table:table-cell table:style-name="Default" office:value-type="float" office:value="6590" calcext:value-type="float">
            <text:p>6590</text:p>
          </table:table-cell>
          <table:table-cell table:style-name="Default" office:value-type="float" office:value="5656" calcext:value-type="float">
            <text:p>5656</text:p>
          </table:table-cell>
          <table:table-cell table:style-name="Default" office:value-type="float" office:value="3744" calcext:value-type="float">
            <text:p>3744</text:p>
          </table:table-cell>
          <table:table-cell table:style-name="Default" office:value-type="float" office:value="1422" calcext:value-type="float">
            <text:p>1422</text:p>
          </table:table-cell>
          <table:table-cell table:style-name="Default" office:value-type="float" office:value="7334" calcext:value-type="float">
            <text:p>7334</text:p>
          </table:table-cell>
          <table:table-cell table:style-name="Default" office:value-type="float" office:value="1708" calcext:value-type="float">
            <text:p>1708</text:p>
          </table:table-cell>
          <table:table-cell office:value-type="float" office:value="1064" calcext:value-type="float">
            <text:p>1064</text:p>
          </table:table-cell>
          <table:table-cell office:value-type="float" office:value="7352" calcext:value-type="float">
            <text:p>7352</text:p>
          </table:table-cell>
          <table:table-cell table:number-columns-repeated="26"/>
        </table:table-row>
        <table:table-row table:style-name="ro1"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Default" table:number-columns-repeated="3"/>
          <table:table-cell table:style-name="Default" table:formula="of:=(620-260)" office:value-type="float" office:value="360" calcext:value-type="float">
            <text:p>360</text:p>
          </table:table-cell>
          <table:table-cell table:style-name="Default" table:formula="of:=(6022-260)" office:value-type="float" office:value="5762" calcext:value-type="float">
            <text:p>5762</text:p>
          </table:table-cell>
          <table:table-cell table:style-name="Default" table:formula="of:=(7208-260)" office:value-type="float" office:value="6948" calcext:value-type="float">
            <text:p>6948</text:p>
          </table:table-cell>
          <table:table-cell table:style-name="Default" table:formula="of:=(2550-260)" office:value-type="float" office:value="2290" calcext:value-type="float">
            <text:p>2290</text:p>
          </table:table-cell>
          <table:table-cell table:style-name="Default" table:formula="of:=(4546-260)" office:value-type="float" office:value="4286" calcext:value-type="float">
            <text:p>4286</text:p>
          </table:table-cell>
          <table:table-cell table:style-name="Default" table:formula="of:=(7224-260)" office:value-type="float" office:value="6964" calcext:value-type="float">
            <text:p>6964</text:p>
          </table:table-cell>
          <table:table-cell table:style-name="Default" office:value-type="float" office:value="2114" calcext:value-type="float">
            <text:p>2114</text:p>
          </table:table-cell>
          <table:table-cell table:style-name="Default" office:value-type="float" office:value="1720" calcext:value-type="float">
            <text:p>1720</text:p>
          </table:table-cell>
          <table:table-cell table:style-name="Default" office:value-type="float" office:value="3936" calcext:value-type="float">
            <text:p>3936</text:p>
          </table:table-cell>
          <table:table-cell table:style-name="Default" office:value-type="float" office:value="1888" calcext:value-type="float">
            <text:p>1888</text:p>
          </table:table-cell>
          <table:table-cell table:style-name="Default" office:value-type="float" office:value="1180" calcext:value-type="float">
            <text:p>1180</text:p>
          </table:table-cell>
          <table:table-cell table:style-name="Default" office:value-type="float" office:value="3304" calcext:value-type="float">
            <text:p>3304</text:p>
          </table:table-cell>
          <table:table-cell table:style-name="Default" office:value-type="float" office:value="6666" calcext:value-type="float">
            <text:p>6666</text:p>
          </table:table-cell>
          <table:table-cell table:style-name="Default" office:value-type="float" office:value="2052" calcext:value-type="float">
            <text:p>2052</text:p>
          </table:table-cell>
          <table:table-cell table:style-name="Default" office:value-type="float" office:value="6802" calcext:value-type="float">
            <text:p>6802</text:p>
          </table:table-cell>
          <table:table-cell table:style-name="Default" office:value-type="float" office:value="6724" calcext:value-type="float">
            <text:p>6724</text:p>
          </table:table-cell>
          <table:table-cell table:style-name="Default" office:value-type="float" office:value="888" calcext:value-type="float">
            <text:p>888</text:p>
          </table:table-cell>
          <table:table-cell table:style-name="Default" office:value-type="float" office:value="7046" calcext:value-type="float">
            <text:p>7046</text:p>
          </table:table-cell>
          <table:table-cell table:style-name="Default" office:value-type="float" office:value="1188" calcext:value-type="float">
            <text:p>1188</text:p>
          </table:table-cell>
          <table:table-cell table:style-name="Default" office:value-type="float" office:value="672" calcext:value-type="float">
            <text:p>672</text:p>
          </table:table-cell>
          <table:table-cell table:style-name="Default" office:value-type="float" office:value="7268" calcext:value-type="float">
            <text:p>7268</text:p>
          </table:table-cell>
          <table:table-cell table:style-name="Default" office:value-type="float" office:value="918" calcext:value-type="float">
            <text:p>918</text:p>
          </table:table-cell>
          <table:table-cell office:value-type="float" office:value="810" calcext:value-type="float">
            <text:p>810</text:p>
          </table:table-cell>
          <table:table-cell office:value-type="float" office:value="7390" calcext:value-type="float">
            <text:p>7390</text:p>
          </table:table-cell>
          <table:table-cell table:number-columns-repeated="26"/>
        </table:table-row>
        <table:table-row table:style-name="ro1">
          <table:covered-table-cell table:style-name="ce2"/>
          <table:table-cell table:style-name="ce2" office:value-type="float" office:value="3" calcext:value-type="float">
            <text:p>3</text:p>
          </table:table-cell>
          <table:table-cell table:style-name="Default" table:number-columns-repeated="3"/>
          <table:table-cell table:style-name="Default" table:formula="of:=(572-260)" office:value-type="float" office:value="312" calcext:value-type="float">
            <text:p>312</text:p>
          </table:table-cell>
          <table:table-cell table:style-name="Default" table:formula="of:=(6582-260)" office:value-type="float" office:value="6322" calcext:value-type="float">
            <text:p>6322</text:p>
          </table:table-cell>
          <table:table-cell table:style-name="Default" table:formula="of:=(7260-260)" office:value-type="float" office:value="7000" calcext:value-type="float">
            <text:p>7000</text:p>
          </table:table-cell>
          <table:table-cell table:style-name="Default" table:formula="of:=(1096-260)" office:value-type="float" office:value="836" calcext:value-type="float">
            <text:p>836</text:p>
          </table:table-cell>
          <table:table-cell table:style-name="Default" table:formula="of:=(2866-260)" office:value-type="float" office:value="2606" calcext:value-type="float">
            <text:p>2606</text:p>
          </table:table-cell>
          <table:table-cell table:style-name="Default" table:formula="of:=(6982-260)" office:value-type="float" office:value="6722" calcext:value-type="float">
            <text:p>6722</text:p>
          </table:table-cell>
          <table:table-cell table:style-name="Default" office:value-type="float" office:value="912" calcext:value-type="float">
            <text:p>912</text:p>
          </table:table-cell>
          <table:table-cell table:style-name="Default" office:value-type="float" office:value="2002" calcext:value-type="float">
            <text:p>2002</text:p>
          </table:table-cell>
          <table:table-cell table:style-name="Default" office:value-type="float" office:value="4698" calcext:value-type="float">
            <text:p>4698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1932" calcext:value-type="float">
            <text:p>1932</text:p>
          </table:table-cell>
          <table:table-cell table:style-name="Default" office:value-type="float" office:value="5066" calcext:value-type="float">
            <text:p>5066</text:p>
          </table:table-cell>
          <table:table-cell table:style-name="Default" office:value-type="float" office:value="442" calcext:value-type="float">
            <text:p>442</text:p>
          </table:table-cell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4980" calcext:value-type="float">
            <text:p>4980</text:p>
          </table:table-cell>
          <table:table-cell table:style-name="Default" office:value-type="float" office:value="3194" calcext:value-type="float">
            <text:p>3194</text:p>
          </table:table-cell>
          <table:table-cell table:style-name="Default" office:value-type="float" office:value="402" calcext:value-type="float">
            <text:p>402</text:p>
          </table:table-cell>
          <table:table-cell table:style-name="Default" office:value-type="float" office:value="4674" calcext:value-type="float">
            <text:p>4674</text:p>
          </table:table-cell>
          <table:table-cell table:style-name="Default" office:value-type="float" office:value="7464" calcext:value-type="float">
            <text:p>7464</text:p>
          </table:table-cell>
          <table:table-cell table:style-name="Default" office:value-type="float" office:value="3808" calcext:value-type="float">
            <text:p>3808</text:p>
          </table:table-cell>
          <table:table-cell table:style-name="Default" office:value-type="float" office:value="7410" calcext:value-type="float">
            <text:p>7410</text:p>
          </table:table-cell>
          <table:table-cell table:style-name="Default" office:value-type="float" office:value="7324" calcext:value-type="float">
            <text:p>7324</text:p>
          </table:table-cell>
          <table:table-cell office:value-type="float" office:value="3392" calcext:value-type="float">
            <text:p>3392</text:p>
          </table:table-cell>
          <table:table-cell office:value-type="float" office:value="7392" calcext:value-type="float">
            <text:p>7392</text:p>
          </table:table-cell>
          <table:table-cell table:number-columns-repeated="26"/>
        </table:table-row>
        <table:table-row table:style-name="ro1">
          <table:covered-table-cell table:style-name="ce2"/>
          <table:table-cell table:style-name="ce2" office:value-type="float" office:value="4" calcext:value-type="float">
            <text:p>4</text:p>
          </table:table-cell>
          <table:table-cell table:style-name="Default" table:number-columns-repeated="3"/>
          <table:table-cell table:style-name="Default" table:formula="of:=(566-260)" office:value-type="float" office:value="306" calcext:value-type="float">
            <text:p>306</text:p>
          </table:table-cell>
          <table:table-cell table:style-name="Default" table:formula="of:=(5962-260)" office:value-type="float" office:value="5702" calcext:value-type="float">
            <text:p>5702</text:p>
          </table:table-cell>
          <table:table-cell table:style-name="Default" table:formula="of:=(7236-260)" office:value-type="float" office:value="6976" calcext:value-type="float">
            <text:p>6976</text:p>
          </table:table-cell>
          <table:table-cell table:style-name="Default" table:formula="of:=(2082-260)" office:value-type="float" office:value="1822" calcext:value-type="float">
            <text:p>1822</text:p>
          </table:table-cell>
          <table:table-cell table:style-name="Default" table:formula="of:=(5034-260)" office:value-type="float" office:value="4774" calcext:value-type="float">
            <text:p>4774</text:p>
          </table:table-cell>
          <table:table-cell table:style-name="Default" table:formula="of:=(7318-260)" office:value-type="float" office:value="7058" calcext:value-type="float">
            <text:p>7058</text:p>
          </table:table-cell>
          <table:table-cell table:style-name="Default" office:value-type="float" office:value="4584" calcext:value-type="float">
            <text:p>4584</text:p>
          </table:table-cell>
          <table:table-cell table:style-name="Default" office:value-type="float" office:value="3096" calcext:value-type="float">
            <text:p>3096</text:p>
          </table:table-cell>
          <table:table-cell table:style-name="Default" office:value-type="float" office:value="6344" calcext:value-type="float">
            <text:p>6344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1092" calcext:value-type="float">
            <text:p>1092</text:p>
          </table:table-cell>
          <table:table-cell table:style-name="Default" office:value-type="float" office:value="6110" calcext:value-type="float">
            <text:p>6110</text:p>
          </table:table-cell>
          <table:table-cell table:style-name="Default" office:value-type="float" office:value="1160" calcext:value-type="float">
            <text:p>1160</text:p>
          </table:table-cell>
          <table:table-cell table:style-name="Default" office:value-type="float" office:value="1748" calcext:value-type="float">
            <text:p>1748</text:p>
          </table:table-cell>
          <table:table-cell table:style-name="Default" office:value-type="float" office:value="6718" calcext:value-type="float">
            <text:p>6718</text:p>
          </table:table-cell>
          <table:table-cell table:style-name="Default" table:number-columns-repeated="3"/>
          <table:table-cell table:style-name="Default" office:value-type="float" office:value="2092" calcext:value-type="float">
            <text:p>2092</text:p>
          </table:table-cell>
          <table:table-cell table:style-name="Default" office:value-type="float" office:value="2924" calcext:value-type="float">
            <text:p>2924</text:p>
          </table:table-cell>
          <table:table-cell table:style-name="Default" office:value-type="float" office:value="7344" calcext:value-type="float">
            <text:p>7344</text:p>
          </table:table-cell>
          <table:table-cell table:style-name="Default" office:value-type="float" office:value="2442" calcext:value-type="float">
            <text:p>2442</text:p>
          </table:table-cell>
          <table:table-cell office:value-type="float" office:value="2282" calcext:value-type="float">
            <text:p>2282</text:p>
          </table:table-cell>
          <table:table-cell office:value-type="float" office:value="7298" calcext:value-type="float">
            <text:p>7298</text:p>
          </table:table-cell>
          <table:table-cell table:number-columns-repeated="26"/>
        </table:table-row>
        <table:table-row table:style-name="ro3">
          <table:table-cell table:style-name="Default" table:number-columns-repeated="3"/>
          <table:table-cell table:number-columns-repeated="2" table:style-name="Default" office:value-type="string" calcext:value-type="string">
            <text:p>-260 already</text:p>
          </table:table-cell>
          <table:table-cell table:style-name="Default" table:number-columns-repeated="6"/>
          <table:table-cell table:number-columns-repeated="6" table:style-name="Default" office:value-type="string" calcext:value-type="string">
            <text:p>-260 already</text:p>
          </table:table-cell>
          <table:table-cell table:style-name="Default" table:number-columns-repeated="10"/>
          <table:table-cell table:number-columns-repeated="28"/>
        </table:table-row>
        <table:table-row table:style-name="ro3">
          <table:table-cell table:style-name="Default" table:number-columns-repeated="27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TAG F1</text:p>
          </table:table-cell>
          <table:table-cell table:number-columns-repeated="5"/>
          <table:table-cell table:style-name="Default" table:number-columns-repeated="6"/>
          <table:table-cell office:value-type="string" calcext:value-type="string">
            <text:p>AS F1</text:p>
          </table:table-cell>
          <table:table-cell table:number-columns-repeated="4"/>
          <table:table-cell table:style-name="Default" table:number-columns-repeated="6"/>
          <table:table-cell office:value-type="string" calcext:value-type="string">
            <text:p>TAG F2</text:p>
          </table:table-cell>
          <table:table-cell/>
          <table:table-cell table:style-name="ce11" table:number-columns-repeated="7"/>
          <table:table-cell table:number-columns-repeated="2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#1</text:p>
          </table:table-cell>
          <table:table-cell office:value-type="float" office:value="308" calcext:value-type="float">
            <text:p>308</text:p>
          </table:table-cell>
          <table:table-cell office:value-type="float" office:value="386" calcext:value-type="float">
            <text:p>386</text:p>
          </table:table-cell>
          <table:table-cell office:value-type="float" office:value="6978" calcext:value-type="float">
            <text:p>6978</text:p>
          </table:table-cell>
          <table:table-cell office:value-type="float" office:value="6388" calcext:value-type="float">
            <text:p>6388</text:p>
          </table:table-cell>
          <table:table-cell/>
          <table:table-cell table:style-name="Default" office:value-type="float" office:value="6394" calcext:value-type="float">
            <text:p>6394</text:p>
          </table:table-cell>
          <table:table-cell table:style-name="Default" office:value-type="float" office:value="6704" calcext:value-type="float">
            <text:p>6704</text:p>
          </table:table-cell>
          <table:table-cell table:style-name="Default" office:value-type="float" office:value="3744" calcext:value-type="float">
            <text:p>3744</text:p>
          </table:table-cell>
          <table:table-cell table:style-name="Default" office:value-type="float" office:value="1708" calcext:value-type="float">
            <text:p>1708</text:p>
          </table:table-cell>
          <table:table-cell table:style-name="Default" table:number-columns-repeated="2"/>
          <table:table-cell table:style-name="ce12" office:value-type="string" calcext:value-type="string">
            <text:p>R#1</text:p>
          </table:table-cell>
          <table:table-cell office:value-type="float" office:value="308" calcext:value-type="float">
            <text:p>308</text:p>
          </table:table-cell>
          <table:table-cell office:value-type="float" office:value="288" calcext:value-type="float">
            <text:p>288</text:p>
          </table:table-cell>
          <table:table-cell office:value-type="float" office:value="318" calcext:value-type="float">
            <text:p>318</text:p>
          </table:table-cell>
          <table:table-cell office:value-type="float" office:value="340" calcext:value-type="float">
            <text:p>340</text:p>
          </table:table-cell>
          <table:table-cell office:value-type="float" office:value="560" calcext:value-type="float">
            <text:p>56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18" calcext:value-type="float">
            <text:p>418</text:p>
          </table:table-cell>
          <table:table-cell table:style-name="Default" office:value-type="float" office:value="402" calcext:value-type="float">
            <text:p>402</text:p>
          </table:table-cell>
          <table:table-cell table:style-name="Default" office:value-type="float" office:value="396" calcext:value-type="float">
            <text:p>396</text:p>
          </table:table-cell>
          <table:table-cell table:style-name="Default"/>
          <table:table-cell table:style-name="Default" office:value-type="string" calcext:value-type="string">
            <text:p>R#1</text:p>
          </table:table-cell>
          <table:table-cell office:value-type="float" office:value="4310" calcext:value-type="float">
            <text:p>4310</text:p>
          </table:table-cell>
          <table:table-cell office:value-type="float" office:value="6032" calcext:value-type="float">
            <text:p>6032</text:p>
          </table:table-cell>
          <table:table-cell table:style-name="ce11" office:value-type="float" office:value="7064" calcext:value-type="float">
            <text:p>7064</text:p>
          </table:table-cell>
          <table:table-cell table:style-name="ce11" office:value-type="float" office:value="6438" calcext:value-type="float">
            <text:p>6438</text:p>
          </table:table-cell>
          <table:table-cell table:style-name="ce11" office:value-type="float" office:value="6058" calcext:value-type="float">
            <text:p>6058</text:p>
          </table:table-cell>
          <table:table-cell office:value-type="float" office:value="6352" calcext:value-type="float">
            <text:p>6352</text:p>
          </table:table-cell>
          <table:table-cell office:value-type="float" office:value="6590" calcext:value-type="float">
            <text:p>6590</text:p>
          </table:table-cell>
          <table:table-cell office:value-type="float" office:value="1422" calcext:value-type="float">
            <text:p>1422</text:p>
          </table:table-cell>
          <table:table-cell office:value-type="float" office:value="1064" calcext:value-type="float">
            <text:p>1064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#2</text:p>
          </table:table-cell>
          <table:table-cell office:value-type="float" office:value="272" calcext:value-type="float">
            <text:p>272</text:p>
          </table:table-cell>
          <table:table-cell office:value-type="float" office:value="360" calcext:value-type="float">
            <text:p>360</text:p>
          </table:table-cell>
          <table:table-cell office:value-type="float" office:value="2290" calcext:value-type="float">
            <text:p>2290</text:p>
          </table:table-cell>
          <table:table-cell office:value-type="float" office:value="2114" calcext:value-type="float">
            <text:p>2114</text:p>
          </table:table-cell>
          <table:table-cell/>
          <table:table-cell table:style-name="Default" office:value-type="float" office:value="6666" calcext:value-type="float">
            <text:p>6666</text:p>
          </table:table-cell>
          <table:table-cell table:style-name="Default" office:value-type="float" office:value="6724" calcext:value-type="float">
            <text:p>6724</text:p>
          </table:table-cell>
          <table:table-cell table:style-name="Default" office:value-type="float" office:value="1188" calcext:value-type="float">
            <text:p>1188</text:p>
          </table:table-cell>
          <table:table-cell table:style-name="Default" office:value-type="float" office:value="918" calcext:value-type="float">
            <text:p>918</text:p>
          </table:table-cell>
          <table:table-cell table:style-name="Default" table:number-columns-repeated="2"/>
          <table:table-cell table:style-name="Default" office:value-type="string" calcext:value-type="string">
            <text:p>R#2</text:p>
          </table:table-cell>
          <table:table-cell office:value-type="float" office:value="272" calcext:value-type="float">
            <text:p>272</text:p>
          </table:table-cell>
          <table:table-cell office:value-type="float" office:value="252" calcext:value-type="float">
            <text:p>252</text:p>
          </table:table-cell>
          <table:table-cell office:value-type="float" office:value="318" calcext:value-type="float">
            <text:p>318</text:p>
          </table:table-cell>
          <table:table-cell office:value-type="float" office:value="616" calcext:value-type="float">
            <text:p>616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64" calcext:value-type="float">
            <text:p>464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/>
          <table:table-cell table:style-name="Default" office:value-type="string" calcext:value-type="string">
            <text:p>R#2</text:p>
          </table:table-cell>
          <table:table-cell office:value-type="float" office:value="2496" calcext:value-type="float">
            <text:p>2496</text:p>
          </table:table-cell>
          <table:table-cell office:value-type="float" office:value="5762" calcext:value-type="float">
            <text:p>5762</text:p>
          </table:table-cell>
          <table:table-cell table:style-name="ce11" office:value-type="float" office:value="4286" calcext:value-type="float">
            <text:p>4286</text:p>
          </table:table-cell>
          <table:table-cell table:style-name="ce11" office:value-type="float" office:value="1720" calcext:value-type="float">
            <text:p>1720</text:p>
          </table:table-cell>
          <table:table-cell table:style-name="ce11" office:value-type="float" office:value="1180" calcext:value-type="float">
            <text:p>1180</text:p>
          </table:table-cell>
          <table:table-cell office:value-type="float" office:value="2052" calcext:value-type="float">
            <text:p>2052</text:p>
          </table:table-cell>
          <table:table-cell office:value-type="float" office:value="888" calcext:value-type="float">
            <text:p>888</text:p>
          </table:table-cell>
          <table:table-cell office:value-type="float" office:value="672" calcext:value-type="float">
            <text:p>672</text:p>
          </table:table-cell>
          <table:table-cell office:value-type="float" office:value="810" calcext:value-type="float">
            <text:p>81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#3</text:p>
          </table:table-cell>
          <table:table-cell office:value-type="float" office:value="228" calcext:value-type="float">
            <text:p>228</text:p>
          </table:table-cell>
          <table:table-cell office:value-type="float" office:value="312" calcext:value-type="float">
            <text:p>312</text:p>
          </table:table-cell>
          <table:table-cell office:value-type="float" office:value="836" calcext:value-type="float">
            <text:p>836</text:p>
          </table:table-cell>
          <table:table-cell office:value-type="float" office:value="912" calcext:value-type="float">
            <text:p>912</text:p>
          </table:table-cell>
          <table:table-cell/>
          <table:table-cell table:style-name="Default" office:value-type="float" office:value="442" calcext:value-type="float">
            <text:p>442</text:p>
          </table:table-cell>
          <table:table-cell table:style-name="Default" office:value-type="float" office:value="3194" calcext:value-type="float">
            <text:p>3194</text:p>
          </table:table-cell>
          <table:table-cell table:style-name="Default" office:value-type="float" office:value="7464" calcext:value-type="float">
            <text:p>7464</text:p>
          </table:table-cell>
          <table:table-cell table:style-name="Default" office:value-type="float" office:value="7324" calcext:value-type="float">
            <text:p>7324</text:p>
          </table:table-cell>
          <table:table-cell table:style-name="Default" table:number-columns-repeated="2"/>
          <table:table-cell table:style-name="Default" office:value-type="string" calcext:value-type="string">
            <text:p>R#3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office:value-type="float" office:value="450" calcext:value-type="float">
            <text:p>45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54" calcext:value-type="float">
            <text:p>454</text:p>
          </table:table-cell>
          <table:table-cell table:style-name="Default" office:value-type="float" office:value="410" calcext:value-type="float">
            <text:p>410</text:p>
          </table:table-cell>
          <table:table-cell table:style-name="Default" office:value-type="float" office:value="432" calcext:value-type="float">
            <text:p>432</text:p>
          </table:table-cell>
          <table:table-cell table:style-name="Default"/>
          <table:table-cell table:style-name="Default" office:value-type="string" calcext:value-type="string">
            <text:p>R#3</text:p>
          </table:table-cell>
          <table:table-cell office:value-type="float" office:value="3300" calcext:value-type="float">
            <text:p>3300</text:p>
          </table:table-cell>
          <table:table-cell office:value-type="float" office:value="6322" calcext:value-type="float">
            <text:p>6322</text:p>
          </table:table-cell>
          <table:table-cell table:style-name="ce11" office:value-type="float" office:value="2606" calcext:value-type="float">
            <text:p>2606</text:p>
          </table:table-cell>
          <table:table-cell table:style-name="ce11" office:value-type="float" office:value="2002" calcext:value-type="float">
            <text:p>2002</text:p>
          </table:table-cell>
          <table:table-cell table:style-name="ce11" office:value-type="float" office:value="1932" calcext:value-type="float">
            <text:p>1932</text:p>
          </table:table-cell>
          <table:table-cell office:value-type="float" office:value="236" calcext:value-type="float">
            <text:p>236</text:p>
          </table:table-cell>
          <table:table-cell office:value-type="float" office:value="402" calcext:value-type="float">
            <text:p>402</text:p>
          </table:table-cell>
          <table:table-cell office:value-type="float" office:value="3808" calcext:value-type="float">
            <text:p>3808</text:p>
          </table:table-cell>
          <table:table-cell office:value-type="float" office:value="3392" calcext:value-type="float">
            <text:p>339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#4</text:p>
          </table:table-cell>
          <table:table-cell office:value-type="float" office:value="364" calcext:value-type="float">
            <text:p>364</text:p>
          </table:table-cell>
          <table:table-cell office:value-type="float" office:value="306" calcext:value-type="float">
            <text:p>306</text:p>
          </table:table-cell>
          <table:table-cell office:value-type="float" office:value="1822" calcext:value-type="float">
            <text:p>1822</text:p>
          </table:table-cell>
          <table:table-cell office:value-type="float" office:value="4584" calcext:value-type="float">
            <text:p>4584</text:p>
          </table:table-cell>
          <table:table-cell/>
          <table:table-cell table:style-name="Default" office:value-type="float" office:value="1160" calcext:value-type="float">
            <text:p>1160</text:p>
          </table:table-cell>
          <table:table-cell table:style-name="Default"/>
          <table:table-cell table:style-name="Default" office:value-type="float" office:value="2092" calcext:value-type="float">
            <text:p>2092</text:p>
          </table:table-cell>
          <table:table-cell table:style-name="Default" office:value-type="float" office:value="2442" calcext:value-type="float">
            <text:p>2442</text:p>
          </table:table-cell>
          <table:table-cell table:style-name="Default" table:number-columns-repeated="2"/>
          <table:table-cell table:style-name="Default" office:value-type="string" calcext:value-type="string">
            <text:p>R#4</text:p>
          </table:table-cell>
          <table:table-cell office:value-type="float" office:value="364" calcext:value-type="float">
            <text:p>364</text:p>
          </table:table-cell>
          <table:table-cell office:value-type="float" office:value="244" calcext:value-type="float">
            <text:p>244</text:p>
          </table:table-cell>
          <table:table-cell office:value-type="float" office:value="280" calcext:value-type="float">
            <text:p>280</text:p>
          </table:table-cell>
          <table:table-cell office:value-type="float" office:value="218" calcext:value-type="float">
            <text:p>218</text:p>
          </table:table-cell>
          <table:table-cell office:value-type="float" office:value="296" calcext:value-type="float">
            <text:p>296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510" calcext:value-type="float">
            <text:p>510</text:p>
          </table:table-cell>
          <table:table-cell table:style-name="Default" office:value-type="float" office:value="428" calcext:value-type="float">
            <text:p>428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/>
          <table:table-cell table:style-name="Default" office:value-type="string" calcext:value-type="string">
            <text:p>R#4</text:p>
          </table:table-cell>
          <table:table-cell office:value-type="float" office:value="3654" calcext:value-type="float">
            <text:p>3654</text:p>
          </table:table-cell>
          <table:table-cell office:value-type="float" office:value="5702" calcext:value-type="float">
            <text:p>5702</text:p>
          </table:table-cell>
          <table:table-cell table:style-name="ce11" office:value-type="float" office:value="4774" calcext:value-type="float">
            <text:p>4774</text:p>
          </table:table-cell>
          <table:table-cell table:style-name="ce11" office:value-type="float" office:value="3096" calcext:value-type="float">
            <text:p>3096</text:p>
          </table:table-cell>
          <table:table-cell table:style-name="ce11" office:value-type="float" office:value="1092" calcext:value-type="float">
            <text:p>1092</text:p>
          </table:table-cell>
          <table:table-cell office:value-type="float" office:value="1748" calcext:value-type="float">
            <text:p>1748</text:p>
          </table:table-cell>
          <table:table-cell table:style-name="ce11"/>
          <table:table-cell office:value-type="float" office:value="2924" calcext:value-type="float">
            <text:p>2924</text:p>
          </table:table-cell>
          <table:table-cell office:value-type="float" office:value="2282" calcext:value-type="float">
            <text:p>2282</text:p>
          </table:table-cell>
          <table:table-cell table:number-columns-repeated="21"/>
        </table:table-row>
        <table:table-row table:style-name="ro1">
          <table:table-cell table:number-columns-repeated="8"/>
          <table:table-cell table:style-name="Default" table:number-columns-repeated="5"/>
          <table:table-cell table:number-columns-repeated="14"/>
          <table:table-cell table:style-name="ce11" table:number-columns-repeated="3"/>
          <table:table-cell table:number-columns-repeated="25"/>
        </table:table-row>
        <table:table-row table:style-name="ro1" table:number-rows-repeated="5">
          <table:table-cell table:number-columns-repeated="55"/>
        </table:table-row>
        <table:table-row table:style-name="ro1">
          <table:table-cell table:number-columns-repeated="3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table:number-columns-repeated="32"/>
          <table:table-cell table:style-name="ce2" office:value-type="string" calcext:value-type="string" table:number-columns-spanned="1" table:number-rows-spanned="3">
            <text:p>as</text:p>
          </table:table-cell>
          <table:table-cell office:value-type="string" calcext:value-type="string">
            <text:p>f1</text:p>
          </table:table-cell>
          <table:table-cell table:formula="of:=AVERAGE([.C3];[.C4];[.C5];[.C6])" office:value-type="float" office:value="293" calcext:value-type="float">
            <text:p>293</text:p>
          </table:table-cell>
          <table:table-cell table:formula="of:=AVERAGE([.F3];[.F4];[.F5];[.F6])" office:value-type="float" office:value="253" calcext:value-type="float">
            <text:p>253</text:p>
          </table:table-cell>
          <table:table-cell table:formula="of:=AVERAGE([.I3:.I6])" office:value-type="float" office:value="294" calcext:value-type="float">
            <text:p>294</text:p>
          </table:table-cell>
          <table:table-cell table:formula="of:=AVERAGE([.L3:.L6])" office:value-type="float" office:value="359" calcext:value-type="float">
            <text:p>359</text:p>
          </table:table-cell>
          <table:table-cell table:formula="of:=AVERAGE([.O3:.O6])" office:value-type="float" office:value="402" calcext:value-type="float">
            <text:p>402</text:p>
          </table:table-cell>
          <table:table-cell table:formula="of:=AVERAGE([.R3:.R6])" office:value-type="float" office:value="460" calcext:value-type="float">
            <text:p>460</text:p>
          </table:table-cell>
          <table:table-cell table:formula="of:=AVERAGE([.U3:.U6])" office:value-type="float" office:value="461.5" calcext:value-type="float">
            <text:p>461.5</text:p>
          </table:table-cell>
          <table:table-cell table:formula="of:=AVERAGE([.X3:.X6])" office:value-type="float" office:value="406.5" calcext:value-type="float">
            <text:p>406.5</text:p>
          </table:table-cell>
          <table:table-cell table:formula="of:=AVERAGE([.AA3:.AA6])" office:value-type="float" office:value="453.5" calcext:value-type="float">
            <text:p>453.5</text:p>
          </table:table-cell>
          <table:table-cell table:number-columns-repeated="12"/>
        </table:table-row>
        <table:table-row table:style-name="ro1">
          <table:table-cell table:number-columns-repeated="32"/>
          <table:covered-table-cell table:style-name="ce2"/>
          <table:table-cell office:value-type="string" calcext:value-type="string">
            <text:p>f2</text:p>
          </table:table-cell>
          <table:table-cell table:formula="of:=AVERAGE([.D3];[.D4];[.D5];[.D6])" office:value-type="float" office:value="3440" calcext:value-type="float">
            <text:p>3440</text:p>
          </table:table-cell>
          <table:table-cell table:formula="of:=AVERAGE([.G3:.G6])" office:value-type="float" office:value="3051.5" calcext:value-type="float">
            <text:p>3051.5</text:p>
          </table:table-cell>
          <table:table-cell table:formula="of:=AVERAGE([.J3:.J6])" office:value-type="float" office:value="2588" calcext:value-type="float">
            <text:p>2588</text:p>
          </table:table-cell>
          <table:table-cell table:formula="of:=AVERAGE([.M3:.M6])" office:value-type="float" office:value="3669.5" calcext:value-type="float">
            <text:p>3669.5</text:p>
          </table:table-cell>
          <table:table-cell table:formula="of:=AVERAGE([.P3:.P6])" office:value-type="float" office:value="1626.25" calcext:value-type="float">
            <text:p>1626.25</text:p>
          </table:table-cell>
          <table:table-cell table:formula="of:=AVERAGE([.S6])" office:value-type="float" office:value="664" calcext:value-type="float">
            <text:p>664</text:p>
          </table:table-cell>
          <table:table-cell table:formula="of:=AVERAGE([.V3:.V6])" office:value-type="float" office:value="511" calcext:value-type="float">
            <text:p>511</text:p>
          </table:table-cell>
          <table:table-cell table:formula="of:=AVERAGE([.Y3:.Y6])" office:value-type="float" office:value="614" calcext:value-type="float">
            <text:p>614</text:p>
          </table:table-cell>
          <table:table-cell table:formula="of:=AVERAGE([.AB3:.AB6])" office:value-type="float" office:value="775" calcext:value-type="float">
            <text:p>775</text:p>
          </table:table-cell>
          <table:table-cell table:number-columns-repeated="12"/>
        </table:table-row>
        <table:table-row table:style-name="ro1">
          <table:table-cell table:number-columns-repeated="32"/>
          <table:covered-table-cell table:style-name="ce2"/>
          <table:table-cell office:value-type="string" calcext:value-type="string">
            <text:p>f3</text:p>
          </table:table-cell>
          <table:table-cell table:formula="of:=AVERAGE([.E3];[.E4];[.E5];[.E6])" office:value-type="float" office:value="6288.5" calcext:value-type="float">
            <text:p>6288.5</text:p>
          </table:table-cell>
          <table:table-cell table:formula="of:=AVERAGE([.H3:.H6])" office:value-type="float" office:value="6952.5" calcext:value-type="float">
            <text:p>6952.5</text:p>
          </table:table-cell>
          <table:table-cell table:formula="of:=AVERAGE([.K3:.K6])" office:value-type="float" office:value="6958.5" calcext:value-type="float">
            <text:p>6958.5</text:p>
          </table:table-cell>
          <table:table-cell table:formula="of:=AVERAGE([.N3:.N6])" office:value-type="float" office:value="5961.5" calcext:value-type="float">
            <text:p>5961.5</text:p>
          </table:table-cell>
          <table:table-cell table:formula="of:=AVERAGE([.Q3:.Q6])" office:value-type="float" office:value="6599.5" calcext:value-type="float">
            <text:p>6599.5</text:p>
          </table:table-cell>
          <table:table-cell table:formula="of:=AVERAGE([.T3:.T6])" office:value-type="float" office:value="6378" calcext:value-type="float">
            <text:p>6378</text:p>
          </table:table-cell>
          <table:table-cell table:formula="of:=AVERAGE([.W3:.W6])" office:value-type="float" office:value="6628.5" calcext:value-type="float">
            <text:p>6628.5</text:p>
          </table:table-cell>
          <table:table-cell table:formula="of:=AVERAGE([.Z3:.Z6])" office:value-type="float" office:value="7468" calcext:value-type="float">
            <text:p>7468</text:p>
          </table:table-cell>
          <table:table-cell table:formula="of:=AVERAGE([.AC3:.AC6])" office:value-type="float" office:value="7498" calcext:value-type="float">
            <text:p>7498</text:p>
          </table:table-cell>
          <table:table-cell table:number-columns-repeated="12"/>
        </table:table-row>
        <table:table-row table:style-name="ro1">
          <table:table-cell table:number-columns-repeated="32"/>
          <table:table-cell table:style-name="ce2" office:value-type="string" calcext:value-type="string" table:number-columns-spanned="1" table:number-rows-spanned="3">
            <text:p>TAG</text:p>
          </table:table-cell>
          <table:table-cell office:value-type="string" calcext:value-type="string">
            <text:p>f1</text:p>
          </table:table-cell>
          <table:table-cell table:style-name="ce10" table:formula="of:=AVERAGE([.C3:.C6])" office:value-type="float" office:value="293" calcext:value-type="float">
            <text:p>293</text:p>
          </table:table-cell>
          <table:table-cell table:formula="of:=AVERAGE([.F7];[.F8];[.F9];[.F10])" office:value-type="float" office:value="341" calcext:value-type="float">
            <text:p>341</text:p>
          </table:table-cell>
          <table:table-cell table:formula="of:=AVERAGE([.I7:.I10])" office:value-type="float" office:value="2981.5" calcext:value-type="float">
            <text:p>2981.5</text:p>
          </table:table-cell>
          <table:table-cell table:formula="of:=AVERAGE([.L7:.L10])" office:value-type="float" office:value="3499.5" calcext:value-type="float">
            <text:p>3499.5</text:p>
          </table:table-cell>
          <table:table-cell/>
          <table:table-cell table:formula="of:=AVERAGE([.R7:.R10])" office:value-type="float" office:value="3665.5" calcext:value-type="float">
            <text:p>3665.5</text:p>
          </table:table-cell>
          <table:table-cell table:formula="of:=AVERAGE([.U7:.U9])" office:value-type="float" office:value="5540.66666666667" calcext:value-type="float">
            <text:p>5540.6666666667</text:p>
          </table:table-cell>
          <table:table-cell table:formula="of:=AVERAGE([.X7:.X10])" office:value-type="float" office:value="3622" calcext:value-type="float">
            <text:p>3622</text:p>
          </table:table-cell>
          <table:table-cell table:formula="of:=AVERAGE([.AA7:.AA10])" office:value-type="float" office:value="3098" calcext:value-type="float">
            <text:p>3098</text:p>
          </table:table-cell>
          <table:table-cell table:number-columns-repeated="12"/>
        </table:table-row>
        <table:table-row table:style-name="ro1">
          <table:table-cell table:number-columns-repeated="32"/>
          <table:covered-table-cell table:style-name="ce2"/>
          <table:table-cell office:value-type="string" calcext:value-type="string">
            <text:p>f2</text:p>
          </table:table-cell>
          <table:table-cell table:formula="of:=AVERAGE([.D3:.D6])" office:value-type="float" office:value="3440" calcext:value-type="float">
            <text:p>3440</text:p>
          </table:table-cell>
          <table:table-cell table:formula="of:=AVERAGE([.G7:.G10])" office:value-type="float" office:value="5954.5" calcext:value-type="float">
            <text:p>5954.5</text:p>
          </table:table-cell>
          <table:table-cell table:formula="of:=AVERAGE([.J7:.J10])" office:value-type="float" office:value="4682.5" calcext:value-type="float">
            <text:p>4682.5</text:p>
          </table:table-cell>
          <table:table-cell table:formula="of:=AVERAGE([.M10])" office:value-type="float" office:value="3096" calcext:value-type="float">
            <text:p>3096</text:p>
          </table:table-cell>
          <table:table-cell table:formula="of:=AVERAGE([.P7:.P10])" office:value-type="float" office:value="2565.5" calcext:value-type="float">
            <text:p>2565.5</text:p>
          </table:table-cell>
          <table:table-cell table:formula="of:=AVERAGE([.S7:.S10])" office:value-type="float" office:value="2597" calcext:value-type="float">
            <text:p>2597</text:p>
          </table:table-cell>
          <table:table-cell table:formula="of:=AVERAGE([.V7:.V9])" office:value-type="float" office:value="2626.66666666667" calcext:value-type="float">
            <text:p>2626.6666666667</text:p>
          </table:table-cell>
          <table:table-cell table:formula="of:=AVERAGE([.Y7:.Y10])" office:value-type="float" office:value="2206.5" calcext:value-type="float">
            <text:p>2206.5</text:p>
          </table:table-cell>
          <table:table-cell table:formula="of:=AVERAGE([.AB7:.AB10])" office:value-type="float" office:value="1887" calcext:value-type="float">
            <text:p>1887</text:p>
          </table:table-cell>
          <table:table-cell table:number-columns-repeated="12"/>
        </table:table-row>
        <table:table-row table:style-name="ro1">
          <table:table-cell table:number-columns-repeated="32"/>
          <table:covered-table-cell table:style-name="ce2"/>
          <table:table-cell office:value-type="string" calcext:value-type="string">
            <text:p>f3</text:p>
          </table:table-cell>
          <table:table-cell table:formula="of:=AVERAGE([.E3:.E6])" office:value-type="float" office:value="6288.5" calcext:value-type="float">
            <text:p>6288.5</text:p>
          </table:table-cell>
          <table:table-cell table:style-name="ce10" table:formula="of:=AVERAGE([.H7:.H10])" office:value-type="float" office:value="6968.5" calcext:value-type="float">
            <text:p>6968.5</text:p>
          </table:table-cell>
          <table:table-cell table:formula="of:=AVERAGE([.K7:.K10])" office:value-type="float" office:value="6962" calcext:value-type="float">
            <text:p>6962</text:p>
          </table:table-cell>
          <table:table-cell table:formula="of:=AVERAGE([.N7:.N10])" office:value-type="float" office:value="5376" calcext:value-type="float">
            <text:p>5376</text:p>
          </table:table-cell>
          <table:table-cell table:formula="of:=AVERAGE([.Q7:.Q10])" office:value-type="float" office:value="5170.5" calcext:value-type="float">
            <text:p>5170.5</text:p>
          </table:table-cell>
          <table:table-cell table:formula="of:=AVERAGE([.T7:.T10])" office:value-type="float" office:value="5896.5" calcext:value-type="float">
            <text:p>5896.5</text:p>
          </table:table-cell>
          <table:table-cell table:formula="of:=AVERAGE([.W7:.W9])" office:value-type="float" office:value="5792" calcext:value-type="float">
            <text:p>5792</text:p>
          </table:table-cell>
          <table:table-cell table:formula="of:=AVERAGE([.Z7:.Z10])" office:value-type="float" office:value="7339" calcext:value-type="float">
            <text:p>7339</text:p>
          </table:table-cell>
          <table:table-cell table:formula="of:=AVERAGE([.AC7:.AC10])" office:value-type="float" office:value="7358" calcext:value-type="float">
            <text:p>7358</text:p>
          </table:table-cell>
          <table:table-cell table:number-columns-repeated="12"/>
        </table:table-row>
        <table:table-row table:style-name="ro1" table:number-rows-repeated="3">
          <table:table-cell table:number-columns-repeated="55"/>
        </table:table-row>
        <table:table-row table:style-name="ro1" table:number-rows-repeated="4">
          <table:table-cell/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6"/>
        </table:table-row>
        <table:table-row table:style-name="ro1" table:number-rows-repeated="2">
          <table:table-cell/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7"/>
          <table:table-cell table:style-name="Default"/>
          <table:table-cell table:number-columns-repeated="28"/>
        </table:table-row>
        <table:table-row table:style-name="ro1" table:number-rows-repeated="2">
          <table:table-cell table:number-columns-repeated="26"/>
          <table:table-cell table:style-name="Default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AS F2</text:p>
          </table:table-cell>
          <table:table-cell table:number-columns-repeated="4"/>
          <table:table-cell table:style-name="Default" table:number-columns-repeated="5"/>
          <table:table-cell/>
          <table:table-cell office:value-type="string" calcext:value-type="string">
            <text:p>TAG F3</text:p>
          </table:table-cell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AS F3</text:p>
          </table:table-cell>
          <table:table-cell table:number-columns-repeated="2"/>
          <table:table-cell table:style-name="ce11" table:number-columns-repeated="2"/>
          <table:table-cell table:number-columns-repeated="5"/>
          <table:table-cell table:style-name="ce11" office:value-type="string" calcext:value-type="string">
            <text:p>Average Total lipase activity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/>
          <table:table-cell table:style-name="ce12" office:value-type="string" calcext:value-type="string">
            <text:p>R#1</text:p>
          </table:table-cell>
          <table:table-cell office:value-type="float" office:value="4310" calcext:value-type="float">
            <text:p>4310</text:p>
          </table:table-cell>
          <table:table-cell office:value-type="float" office:value="3142" calcext:value-type="float">
            <text:p>3142</text:p>
          </table:table-cell>
          <table:table-cell office:value-type="float" office:value="2164" calcext:value-type="float">
            <text:p>2164</text:p>
          </table:table-cell>
          <table:table-cell office:value-type="float" office:value="3674" calcext:value-type="float">
            <text:p>3674</text:p>
          </table:table-cell>
          <table:table-cell office:value-type="float" office:value="1372" calcext:value-type="float">
            <text:p>1372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358" calcext:value-type="float">
            <text:p>358</text:p>
          </table:table-cell>
          <table:table-cell table:style-name="Default" office:value-type="float" office:value="602" calcext:value-type="float">
            <text:p>602</text:p>
          </table:table-cell>
          <table:table-cell table:style-name="Default" office:value-type="float" office:value="690" calcext:value-type="float">
            <text:p>690</text:p>
          </table:table-cell>
          <table:table-cell table:style-name="Default"/>
          <table:table-cell table:style-name="ce12" office:value-type="string" calcext:value-type="string">
            <text:p>R#1</text:p>
          </table:table-cell>
          <table:table-cell office:value-type="float" office:value="6522" calcext:value-type="float">
            <text:p>6522</text:p>
          </table:table-cell>
          <table:table-cell office:value-type="float" office:value="6950" calcext:value-type="float">
            <text:p>6950</text:p>
          </table:table-cell>
          <table:table-cell office:value-type="float" office:value="7104" calcext:value-type="float">
            <text:p>7104</text:p>
          </table:table-cell>
          <table:table-cell office:value-type="float" office:value="6526" calcext:value-type="float">
            <text:p>6526</text:p>
          </table:table-cell>
          <table:table-cell office:value-type="float" office:value="6202" calcext:value-type="float">
            <text:p>6202</text:p>
          </table:table-cell>
          <table:table-cell table:style-name="Default" office:value-type="float" office:value="5086" calcext:value-type="float">
            <text:p>5086</text:p>
          </table:table-cell>
          <table:table-cell table:style-name="Default" office:value-type="float" office:value="5656" calcext:value-type="float">
            <text:p>5656</text:p>
          </table:table-cell>
          <table:table-cell table:style-name="Default" office:value-type="float" office:value="7334" calcext:value-type="float">
            <text:p>7334</text:p>
          </table:table-cell>
          <table:table-cell table:style-name="Default" office:value-type="float" office:value="7352" calcext:value-type="float">
            <text:p>7352</text:p>
          </table:table-cell>
          <table:table-cell table:style-name="Default"/>
          <table:table-cell table:style-name="ce12" office:value-type="string" calcext:value-type="string">
            <text:p>R#1</text:p>
          </table:table-cell>
          <table:table-cell office:value-type="float" office:value="6522" calcext:value-type="float">
            <text:p>6522</text:p>
          </table:table-cell>
          <table:table-cell office:value-type="float" office:value="6854" calcext:value-type="float">
            <text:p>6854</text:p>
          </table:table-cell>
          <table:table-cell office:value-type="float" office:value="6870" calcext:value-type="float">
            <text:p>6870</text:p>
          </table:table-cell>
          <table:table-cell table:style-name="ce11" office:value-type="float" office:value="6390" calcext:value-type="float">
            <text:p>6390</text:p>
          </table:table-cell>
          <table:table-cell table:style-name="ce11" office:value-type="float" office:value="6334" calcext:value-type="float">
            <text:p>6334</text:p>
          </table:table-cell>
          <table:table-cell office:value-type="float" office:value="6378" calcext:value-type="float">
            <text:p>6378</text:p>
          </table:table-cell>
          <table:table-cell office:value-type="float" office:value="6646" calcext:value-type="float">
            <text:p>6646</text:p>
          </table:table-cell>
          <table:table-cell office:value-type="float" office:value="7388" calcext:value-type="float">
            <text:p>7388</text:p>
          </table:table-cell>
          <table:table-cell office:value-type="float" office:value="7416" calcext:value-type="float">
            <text:p>7416</text:p>
          </table:table-cell>
          <table:table-cell/>
          <table:table-cell table:style-name="ce11" office:value-type="string" calcext:value-type="string">
            <text:p>Activated Sludge</text:p>
          </table:table-cell>
          <table:table-cell table:formula="of:=SUM([.AI26:.AI28])" office:value-type="float" office:value="10021.5" calcext:value-type="float">
            <text:p>10021.5</text:p>
          </table:table-cell>
          <table:table-cell table:formula="of:=SUM([.AJ26:.AJ28])" office:value-type="float" office:value="10257" calcext:value-type="float">
            <text:p>10257</text:p>
          </table:table-cell>
          <table:table-cell table:formula="of:=SUM([.AK26:.AK28])" office:value-type="float" office:value="9840.5" calcext:value-type="float">
            <text:p>9840.5</text:p>
          </table:table-cell>
          <table:table-cell table:formula="of:=SUM([.AL26:.AL28])" office:value-type="float" office:value="9990" calcext:value-type="float">
            <text:p>9990</text:p>
          </table:table-cell>
          <table:table-cell/>
          <table:table-cell table:formula="of:=SUM([.AN26:.AN28])" office:value-type="float" office:value="7502" calcext:value-type="float">
            <text:p>7502</text:p>
          </table:table-cell>
          <table:table-cell table:formula="of:=SUM([.AO26:.AO28])" office:value-type="float" office:value="7601" calcext:value-type="float">
            <text:p>7601</text:p>
          </table:table-cell>
          <table:table-cell table:formula="of:=SUM([.AP26:.AP28])" office:value-type="float" office:value="8488.5" calcext:value-type="float">
            <text:p>8488.5</text:p>
          </table:table-cell>
          <table:table-cell table:formula="of:=SUM([.AQ26:.AQ28])" office:value-type="float" office:value="8726.5" calcext:value-type="float">
            <text:p>8726.5</text:p>
          </table:table-cell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R#2</text:p>
          </table:table-cell>
          <table:table-cell office:value-type="float" office:value="2496" calcext:value-type="float">
            <text:p>2496</text:p>
          </table:table-cell>
          <table:table-cell office:value-type="float" office:value="3524" calcext:value-type="float">
            <text:p>3524</text:p>
          </table:table-cell>
          <table:table-cell office:value-type="float" office:value="2128" calcext:value-type="float">
            <text:p>2128</text:p>
          </table:table-cell>
          <table:table-cell office:value-type="float" office:value="3702" calcext:value-type="float">
            <text:p>3702</text:p>
          </table:table-cell>
          <table:table-cell office:value-type="float" office:value="1614" calcext:value-type="float">
            <text:p>1614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652" calcext:value-type="float">
            <text:p>652</text:p>
          </table:table-cell>
          <table:table-cell table:style-name="Default" office:value-type="float" office:value="762" calcext:value-type="float">
            <text:p>762</text:p>
          </table:table-cell>
          <table:table-cell table:style-name="Default"/>
          <table:table-cell table:style-name="Default" office:value-type="string" calcext:value-type="string">
            <text:p>R#2</text:p>
          </table:table-cell>
          <table:table-cell office:value-type="float" office:value="6330" calcext:value-type="float">
            <text:p>6330</text:p>
          </table:table-cell>
          <table:table-cell office:value-type="float" office:value="6948" calcext:value-type="float">
            <text:p>6948</text:p>
          </table:table-cell>
          <table:table-cell office:value-type="float" office:value="6964" calcext:value-type="float">
            <text:p>6964</text:p>
          </table:table-cell>
          <table:table-cell office:value-type="float" office:value="3936" calcext:value-type="float">
            <text:p>3936</text:p>
          </table:table-cell>
          <table:table-cell office:value-type="float" office:value="3304" calcext:value-type="float">
            <text:p>3304</text:p>
          </table:table-cell>
          <table:table-cell table:style-name="Default" office:value-type="float" office:value="6802" calcext:value-type="float">
            <text:p>6802</text:p>
          </table:table-cell>
          <table:table-cell table:style-name="Default" office:value-type="float" office:value="7046" calcext:value-type="float">
            <text:p>7046</text:p>
          </table:table-cell>
          <table:table-cell table:style-name="Default" office:value-type="float" office:value="7268" calcext:value-type="float">
            <text:p>7268</text:p>
          </table:table-cell>
          <table:table-cell table:style-name="Default" office:value-type="float" office:value="7390" calcext:value-type="float">
            <text:p>7390</text:p>
          </table:table-cell>
          <table:table-cell table:style-name="Default"/>
          <table:table-cell table:style-name="Default" office:value-type="string" calcext:value-type="string">
            <text:p>R#2</text:p>
          </table:table-cell>
          <table:table-cell office:value-type="float" office:value="6330" calcext:value-type="float">
            <text:p>6330</text:p>
          </table:table-cell>
          <table:table-cell office:value-type="float" office:value="6964" calcext:value-type="float">
            <text:p>6964</text:p>
          </table:table-cell>
          <table:table-cell office:value-type="float" office:value="6930" calcext:value-type="float">
            <text:p>6930</text:p>
          </table:table-cell>
          <table:table-cell table:style-name="ce11" office:value-type="float" office:value="6624" calcext:value-type="float">
            <text:p>6624</text:p>
          </table:table-cell>
          <table:table-cell table:style-name="ce11" office:value-type="float" office:value="6836" calcext:value-type="float">
            <text:p>6836</text:p>
          </table:table-cell>
          <table:table-cell office:value-type="float" office:value="6378" calcext:value-type="float">
            <text:p>6378</text:p>
          </table:table-cell>
          <table:table-cell office:value-type="float" office:value="6552" calcext:value-type="float">
            <text:p>6552</text:p>
          </table:table-cell>
          <table:table-cell office:value-type="float" office:value="7484" calcext:value-type="float">
            <text:p>7484</text:p>
          </table:table-cell>
          <table:table-cell office:value-type="float" office:value="7618" calcext:value-type="float">
            <text:p>7618</text:p>
          </table:table-cell>
          <table:table-cell/>
          <table:table-cell table:style-name="ce11" office:value-type="string" calcext:value-type="string">
            <text:p>Enriched AS</text:p>
          </table:table-cell>
          <table:table-cell table:formula="of:=SUM([.AI29:.AI31])" office:value-type="float" office:value="10021.5" calcext:value-type="float">
            <text:p>10021.5</text:p>
          </table:table-cell>
          <table:table-cell table:formula="of:=SUM([.AJ29:.AJ31])" office:value-type="float" office:value="13264" calcext:value-type="float">
            <text:p>13264</text:p>
          </table:table-cell>
          <table:table-cell table:formula="of:=SUM([.AK29:.AK31])" office:value-type="float" office:value="14626" calcext:value-type="float">
            <text:p>14626</text:p>
          </table:table-cell>
          <table:table-cell table:formula="of:=SUM([.AL29:.AL31])" office:value-type="float" office:value="11971.5" calcext:value-type="float">
            <text:p>11971.5</text:p>
          </table:table-cell>
          <table:table-cell/>
          <table:table-cell table:formula="of:=SUM([.AN29:.AN31])" office:value-type="float" office:value="12159" calcext:value-type="float">
            <text:p>12159</text:p>
          </table:table-cell>
          <table:table-cell table:formula="of:=SUM([.AO29:.AO31])" office:value-type="float" office:value="13959.3333333333" calcext:value-type="float">
            <text:p>13959.3333333333</text:p>
          </table:table-cell>
          <table:table-cell table:formula="of:=SUM([.AP29:.AP31])" office:value-type="float" office:value="13167.5" calcext:value-type="float">
            <text:p>13167.5</text:p>
          </table:table-cell>
          <table:table-cell table:formula="of:=SUM([.AQ29:.AQ31])" office:value-type="float" office:value="12343" calcext:value-type="float">
            <text:p>12343</text:p>
          </table:table-cell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R#3</text:p>
          </table:table-cell>
          <table:table-cell office:value-type="float" office:value="3300" calcext:value-type="float">
            <text:p>3300</text:p>
          </table:table-cell>
          <table:table-cell office:value-type="float" office:value="3810" calcext:value-type="float">
            <text:p>3810</text:p>
          </table:table-cell>
          <table:table-cell office:value-type="float" office:value="1546" calcext:value-type="float">
            <text:p>1546</text:p>
          </table:table-cell>
          <table:table-cell office:value-type="float" office:value="3636" calcext:value-type="float">
            <text:p>3636</text:p>
          </table:table-cell>
          <table:table-cell office:value-type="float" office:value="1562" calcext:value-type="float">
            <text:p>1562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318" calcext:value-type="float">
            <text:p>318</text:p>
          </table:table-cell>
          <table:table-cell table:style-name="Default" office:value-type="float" office:value="602" calcext:value-type="float">
            <text:p>602</text:p>
          </table:table-cell>
          <table:table-cell table:style-name="Default" office:value-type="float" office:value="812" calcext:value-type="float">
            <text:p>812</text:p>
          </table:table-cell>
          <table:table-cell table:style-name="Default"/>
          <table:table-cell table:style-name="Default" office:value-type="string" calcext:value-type="string">
            <text:p>R#3</text:p>
          </table:table-cell>
          <table:table-cell office:value-type="float" office:value="5846" calcext:value-type="float">
            <text:p>5846</text:p>
          </table:table-cell>
          <table:table-cell office:value-type="float" office:value="7000" calcext:value-type="float">
            <text:p>7000</text:p>
          </table:table-cell>
          <table:table-cell office:value-type="float" office:value="6722" calcext:value-type="float">
            <text:p>6722</text:p>
          </table:table-cell>
          <table:table-cell office:value-type="float" office:value="4698" calcext:value-type="float">
            <text:p>4698</text:p>
          </table:table-cell>
          <table:table-cell office:value-type="float" office:value="5066" calcext:value-type="float">
            <text:p>5066</text:p>
          </table:table-cell>
          <table:table-cell table:style-name="Default" office:value-type="float" office:value="4980" calcext:value-type="float">
            <text:p>4980</text:p>
          </table:table-cell>
          <table:table-cell table:style-name="Default" office:value-type="float" office:value="4674" calcext:value-type="float">
            <text:p>4674</text:p>
          </table:table-cell>
          <table:table-cell table:style-name="Default" office:value-type="float" office:value="7410" calcext:value-type="float">
            <text:p>7410</text:p>
          </table:table-cell>
          <table:table-cell table:style-name="Default" office:value-type="float" office:value="7392" calcext:value-type="float">
            <text:p>7392</text:p>
          </table:table-cell>
          <table:table-cell table:style-name="Default"/>
          <table:table-cell table:style-name="Default" office:value-type="string" calcext:value-type="string">
            <text:p>R#3</text:p>
          </table:table-cell>
          <table:table-cell office:value-type="float" office:value="5846" calcext:value-type="float">
            <text:p>5846</text:p>
          </table:table-cell>
          <table:table-cell office:value-type="float" office:value="7068" calcext:value-type="float">
            <text:p>7068</text:p>
          </table:table-cell>
          <table:table-cell office:value-type="float" office:value="6844" calcext:value-type="float">
            <text:p>6844</text:p>
          </table:table-cell>
          <table:table-cell table:style-name="ce11" office:value-type="float" office:value="4236" calcext:value-type="float">
            <text:p>4236</text:p>
          </table:table-cell>
          <table:table-cell table:style-name="ce11" office:value-type="float" office:value="6752" calcext:value-type="float">
            <text:p>6752</text:p>
          </table:table-cell>
          <table:table-cell office:value-type="float" office:value="6378" calcext:value-type="float">
            <text:p>6378</text:p>
          </table:table-cell>
          <table:table-cell office:value-type="float" office:value="6452" calcext:value-type="float">
            <text:p>6452</text:p>
          </table:table-cell>
          <table:table-cell office:value-type="float" office:value="7520" calcext:value-type="float">
            <text:p>7520</text:p>
          </table:table-cell>
          <table:table-cell office:value-type="float" office:value="7444" calcext:value-type="float">
            <text:p>7444</text:p>
          </table:table-cell>
          <table:table-cell table:number-columns-repeated="22"/>
        </table:table-row>
        <table:table-row table:style-name="ro1">
          <table:table-cell/>
          <table:table-cell table:style-name="Default" office:value-type="string" calcext:value-type="string">
            <text:p>R#4</text:p>
          </table:table-cell>
          <table:table-cell office:value-type="float" office:value="3654" calcext:value-type="float">
            <text:p>3654</text:p>
          </table:table-cell>
          <table:table-cell office:value-type="float" office:value="1730" calcext:value-type="float">
            <text:p>1730</text:p>
          </table:table-cell>
          <table:table-cell office:value-type="float" office:value="4514" calcext:value-type="float">
            <text:p>4514</text:p>
          </table:table-cell>
          <table:table-cell office:value-type="float" office:value="3666" calcext:value-type="float">
            <text:p>3666</text:p>
          </table:table-cell>
          <table:table-cell office:value-type="float" office:value="1957" calcext:value-type="float">
            <text:p>1957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1034" calcext:value-type="float">
            <text:p>1034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/>
          <table:table-cell table:style-name="Default" office:value-type="string" calcext:value-type="string">
            <text:p>R#4</text:p>
          </table:table-cell>
          <table:table-cell office:value-type="float" office:value="6456" calcext:value-type="float">
            <text:p>6456</text:p>
          </table:table-cell>
          <table:table-cell office:value-type="float" office:value="6976" calcext:value-type="float">
            <text:p>6976</text:p>
          </table:table-cell>
          <table:table-cell office:value-type="float" office:value="7058" calcext:value-type="float">
            <text:p>7058</text:p>
          </table:table-cell>
          <table:table-cell office:value-type="float" office:value="6344" calcext:value-type="float">
            <text:p>6344</text:p>
          </table:table-cell>
          <table:table-cell office:value-type="float" office:value="6110" calcext:value-type="float">
            <text:p>6110</text:p>
          </table:table-cell>
          <table:table-cell table:style-name="Default" office:value-type="float" office:value="6718" calcext:value-type="float">
            <text:p>6718</text:p>
          </table:table-cell>
          <table:table-cell table:style-name="Default"/>
          <table:table-cell table:style-name="Default" office:value-type="float" office:value="7344" calcext:value-type="float">
            <text:p>7344</text:p>
          </table:table-cell>
          <table:table-cell table:style-name="Default" office:value-type="float" office:value="7298" calcext:value-type="float">
            <text:p>7298</text:p>
          </table:table-cell>
          <table:table-cell table:style-name="Default"/>
          <table:table-cell table:style-name="Default" office:value-type="string" calcext:value-type="string">
            <text:p>R#4</text:p>
          </table:table-cell>
          <table:table-cell office:value-type="float" office:value="6456" calcext:value-type="float">
            <text:p>6456</text:p>
          </table:table-cell>
          <table:table-cell office:value-type="float" office:value="6924" calcext:value-type="float">
            <text:p>6924</text:p>
          </table:table-cell>
          <table:table-cell office:value-type="float" office:value="7190" calcext:value-type="float">
            <text:p>7190</text:p>
          </table:table-cell>
          <table:table-cell table:style-name="ce11" office:value-type="float" office:value="6596" calcext:value-type="float">
            <text:p>6596</text:p>
          </table:table-cell>
          <table:table-cell table:style-name="ce11" office:value-type="float" office:value="6476" calcext:value-type="float">
            <text:p>6476</text:p>
          </table:table-cell>
          <table:table-cell office:value-type="float" office:value="6378" calcext:value-type="float">
            <text:p>6378</text:p>
          </table:table-cell>
          <table:table-cell office:value-type="float" office:value="6864" calcext:value-type="float">
            <text:p>6864</text:p>
          </table:table-cell>
          <table:table-cell office:value-type="float" office:value="7480" calcext:value-type="float">
            <text:p>7480</text:p>
          </table:table-cell>
          <table:table-cell office:value-type="float" office:value="7514" calcext:value-type="float">
            <text:p>7514</text:p>
          </table:table-cell>
          <table:table-cell table:number-columns-repeated="22"/>
        </table:table-row>
        <table:table-row table:style-name="ro1" table:number-rows-repeated="3">
          <table:table-cell table:number-columns-repeated="55"/>
        </table:table-row>
        <table:table-row table:style-name="ro1">
          <table:table-cell table:number-columns-repeated="44"/>
          <table:table-cell office:value-type="string" calcext:value-type="string">
            <text:p>f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5" calcext:value-type="float">
            <text:p>25</text:p>
          </table:table-cell>
        </table:table-row>
        <table:table-row table:style-name="ro1">
          <table:table-cell table:number-columns-repeated="45"/>
          <table:table-cell office:value-type="string" calcext:value-type="string">
            <text:p>Activated sludge</text:p>
          </table:table-cell>
          <table:table-cell table:formula="of:=AVERAGE([.C3];[.C4];[.C5];[.C6])" office:value-type="float" office:value="293" calcext:value-type="float">
            <text:p>293</text:p>
          </table:table-cell>
          <table:table-cell table:formula="of:=AVERAGE([.F3];[.F4];[.F5];[.F6])" office:value-type="float" office:value="253" calcext:value-type="float">
            <text:p>253</text:p>
          </table:table-cell>
          <table:table-cell table:formula="of:=AVERAGE([.I3:.I6])" office:value-type="float" office:value="294" calcext:value-type="float">
            <text:p>294</text:p>
          </table:table-cell>
          <table:table-cell table:formula="of:=AVERAGE([.L3:.L6])" office:value-type="float" office:value="359" calcext:value-type="float">
            <text:p>359</text:p>
          </table:table-cell>
          <table:table-cell table:formula="of:=AVERAGE([.O3:.O6])" office:value-type="float" office:value="402" calcext:value-type="float">
            <text:p>402</text:p>
          </table:table-cell>
          <table:table-cell table:formula="of:=AVERAGE([.R3:.R6])" office:value-type="float" office:value="460" calcext:value-type="float">
            <text:p>460</text:p>
          </table:table-cell>
          <table:table-cell table:formula="of:=AVERAGE([.U3:.U6])" office:value-type="float" office:value="461.5" calcext:value-type="float">
            <text:p>461.5</text:p>
          </table:table-cell>
          <table:table-cell table:formula="of:=AVERAGE([.X3:.X6])" office:value-type="float" office:value="406.5" calcext:value-type="float">
            <text:p>406.5</text:p>
          </table:table-cell>
          <table:table-cell table:formula="of:=AVERAGE([.AA3:.AA6])" office:value-type="float" office:value="453.5" calcext:value-type="float">
            <text:p>453.5</text:p>
          </table:table-cell>
        </table:table-row>
        <table:table-row table:style-name="ro1">
          <table:table-cell table:number-columns-repeated="45"/>
          <table:table-cell office:value-type="string" calcext:value-type="string">
            <text:p>Glyceryl trioleate</text:p>
          </table:table-cell>
          <table:table-cell table:formula="of:=AVERAGE([.C3:.C6])" office:value-type="float" office:value="293" calcext:value-type="float">
            <text:p>293</text:p>
          </table:table-cell>
          <table:table-cell table:formula="of:=AVERAGE([.F7];[.F8];[.F9];[.F10])" office:value-type="float" office:value="341" calcext:value-type="float">
            <text:p>341</text:p>
          </table:table-cell>
          <table:table-cell table:formula="of:=AVERAGE([.I7:.I10])" office:value-type="float" office:value="2981.5" calcext:value-type="float">
            <text:p>2981.5</text:p>
          </table:table-cell>
          <table:table-cell table:formula="of:=AVERAGE([.L7:.L10])" office:value-type="float" office:value="3499.5" calcext:value-type="float">
            <text:p>3499.5</text:p>
          </table:table-cell>
          <table:table-cell/>
          <table:table-cell table:formula="of:=AVERAGE([.R7:.R10])" office:value-type="float" office:value="3665.5" calcext:value-type="float">
            <text:p>3665.5</text:p>
          </table:table-cell>
          <table:table-cell table:formula="of:=AVERAGE([.U7:.U9])" office:value-type="float" office:value="5540.66666666667" calcext:value-type="float">
            <text:p>5540.6666666667</text:p>
          </table:table-cell>
          <table:table-cell table:formula="of:=AVERAGE([.X7:.X10])" office:value-type="float" office:value="3622" calcext:value-type="float">
            <text:p>3622</text:p>
          </table:table-cell>
          <table:table-cell table:formula="of:=AVERAGE([.AA7:.AA10])" office:value-type="float" office:value="3098" calcext:value-type="float">
            <text:p>3098</text:p>
          </table:table-cell>
        </table:table-row>
        <table:table-row table:style-name="ro1">
          <table:table-cell table:number-columns-repeated="55"/>
        </table:table-row>
        <table:table-row table:style-name="ro1">
          <table:table-cell/>
          <table:table-cell table:style-name="Default" table:number-columns-repeated="20"/>
          <table:table-cell table:number-columns-repeated="34"/>
        </table:table-row>
        <table:table-row table:style-name="ro1">
          <table:table-cell/>
          <table:table-cell table:style-name="Default" table:number-columns-repeated="20"/>
          <table:table-cell table:number-columns-repeated="23"/>
          <table:table-cell office:value-type="string" calcext:value-type="string">
            <text:p>f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Default" table:number-columns-repeated="20"/>
          <table:table-cell table:number-columns-repeated="24"/>
          <table:table-cell office:value-type="string" calcext:value-type="string">
            <text:p>Activated sludge</text:p>
          </table:table-cell>
          <table:table-cell table:formula="of:=AVERAGE([.D3];[.D4];[.D5];[.D6])" office:value-type="float" office:value="3440" calcext:value-type="float">
            <text:p>3440</text:p>
          </table:table-cell>
          <table:table-cell table:formula="of:=AVERAGE([.G3:.G6])" office:value-type="float" office:value="3051.5" calcext:value-type="float">
            <text:p>3051.5</text:p>
          </table:table-cell>
          <table:table-cell table:formula="of:=AVERAGE([.J3:.J6])" office:value-type="float" office:value="2588" calcext:value-type="float">
            <text:p>2588</text:p>
          </table:table-cell>
          <table:table-cell table:formula="of:=AVERAGE([.M3:.M6])" office:value-type="float" office:value="3669.5" calcext:value-type="float">
            <text:p>3669.5</text:p>
          </table:table-cell>
          <table:table-cell table:formula="of:=AVERAGE([.P3:.P6])" office:value-type="float" office:value="1626.25" calcext:value-type="float">
            <text:p>1626.25</text:p>
          </table:table-cell>
          <table:table-cell table:formula="of:=AVERAGE([.S6])" office:value-type="float" office:value="664" calcext:value-type="float">
            <text:p>664</text:p>
          </table:table-cell>
          <table:table-cell table:formula="of:=AVERAGE([.V3:.V6])" office:value-type="float" office:value="511" calcext:value-type="float">
            <text:p>511</text:p>
          </table:table-cell>
          <table:table-cell table:formula="of:=AVERAGE([.Y3:.Y6])" office:value-type="float" office:value="614" calcext:value-type="float">
            <text:p>614</text:p>
          </table:table-cell>
          <table:table-cell table:formula="of:=AVERAGE([.AB3:.AB6])" office:value-type="float" office:value="775" calcext:value-type="float">
            <text:p>775</text:p>
          </table:table-cell>
        </table:table-row>
        <table:table-row table:style-name="ro1">
          <table:table-cell/>
          <table:table-cell table:style-name="Default" table:number-columns-repeated="20"/>
          <table:table-cell table:number-columns-repeated="24"/>
          <table:table-cell office:value-type="string" calcext:value-type="string">
            <text:p>Glyceryl trioleate</text:p>
          </table:table-cell>
          <table:table-cell table:formula="of:=AVERAGE([.D3:.D6])" office:value-type="float" office:value="3440" calcext:value-type="float">
            <text:p>3440</text:p>
          </table:table-cell>
          <table:table-cell table:formula="of:=AVERAGE([.G7:.G10])" office:value-type="float" office:value="5954.5" calcext:value-type="float">
            <text:p>5954.5</text:p>
          </table:table-cell>
          <table:table-cell table:formula="of:=AVERAGE([.J7:.J10])" office:value-type="float" office:value="4682.5" calcext:value-type="float">
            <text:p>4682.5</text:p>
          </table:table-cell>
          <table:table-cell table:formula="of:=AVERAGE([.M10])" office:value-type="float" office:value="3096" calcext:value-type="float">
            <text:p>3096</text:p>
          </table:table-cell>
          <table:table-cell table:formula="of:=AVERAGE([.P7:.P10])" office:value-type="float" office:value="2565.5" calcext:value-type="float">
            <text:p>2565.5</text:p>
          </table:table-cell>
          <table:table-cell table:formula="of:=AVERAGE([.S7:.S10])" office:value-type="float" office:value="2597" calcext:value-type="float">
            <text:p>2597</text:p>
          </table:table-cell>
          <table:table-cell table:formula="of:=AVERAGE([.V7:.V9])" office:value-type="float" office:value="2626.66666666667" calcext:value-type="float">
            <text:p>2626.6666666667</text:p>
          </table:table-cell>
          <table:table-cell table:formula="of:=AVERAGE([.Y7:.Y10])" office:value-type="float" office:value="2206.5" calcext:value-type="float">
            <text:p>2206.5</text:p>
          </table:table-cell>
          <table:table-cell table:formula="of:=AVERAGE([.AB7:.AB10])" office:value-type="float" office:value="1887" calcext:value-type="float">
            <text:p>1887</text:p>
          </table:table-cell>
        </table:table-row>
        <table:table-row table:style-name="ro1" table:number-rows-repeated="2">
          <table:table-cell/>
          <table:table-cell table:style-name="Default" table:number-columns-repeated="26"/>
          <table:table-cell table:number-columns-repeated="28"/>
        </table:table-row>
        <table:table-row table:style-name="ro1">
          <table:table-cell/>
          <table:table-cell table:style-name="Default" table:number-columns-repeated="26"/>
          <table:table-cell table:number-columns-repeated="17"/>
          <table:table-cell office:value-type="string" calcext:value-type="string">
            <text:p>f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Default" table:number-columns-repeated="26"/>
          <table:table-cell table:number-columns-repeated="18"/>
          <table:table-cell office:value-type="string" calcext:value-type="string">
            <text:p>Activated sludge</text:p>
          </table:table-cell>
          <table:table-cell table:formula="of:=AVERAGE([.E3];[.E4];[.E5];[.E6])" office:value-type="float" office:value="6288.5" calcext:value-type="float">
            <text:p>6288.5</text:p>
          </table:table-cell>
          <table:table-cell table:formula="of:=AVERAGE([.H3:.H6])" office:value-type="float" office:value="6952.5" calcext:value-type="float">
            <text:p>6952.5</text:p>
          </table:table-cell>
          <table:table-cell table:formula="of:=AVERAGE([.K3:.K6])" office:value-type="float" office:value="6958.5" calcext:value-type="float">
            <text:p>6958.5</text:p>
          </table:table-cell>
          <table:table-cell table:formula="of:=AVERAGE([.N3:.N6])" office:value-type="float" office:value="5961.5" calcext:value-type="float">
            <text:p>5961.5</text:p>
          </table:table-cell>
          <table:table-cell table:formula="of:=AVERAGE([.Q3:.Q6])" office:value-type="float" office:value="6599.5" calcext:value-type="float">
            <text:p>6599.5</text:p>
          </table:table-cell>
          <table:table-cell table:formula="of:=AVERAGE([.T3:.T6])" office:value-type="float" office:value="6378" calcext:value-type="float">
            <text:p>6378</text:p>
          </table:table-cell>
          <table:table-cell table:formula="of:=AVERAGE([.W3:.W6])" office:value-type="float" office:value="6628.5" calcext:value-type="float">
            <text:p>6628.5</text:p>
          </table:table-cell>
          <table:table-cell table:formula="of:=AVERAGE([.Z3:.Z6])" office:value-type="float" office:value="7468" calcext:value-type="float">
            <text:p>7468</text:p>
          </table:table-cell>
          <table:table-cell table:formula="of:=AVERAGE([.AC3:.AC6])" office:value-type="float" office:value="7498" calcext:value-type="float">
            <text:p>7498</text:p>
          </table:table-cell>
        </table:table-row>
        <table:table-row table:style-name="ro1">
          <table:table-cell/>
          <table:table-cell table:style-name="Default" table:number-columns-repeated="26"/>
          <table:table-cell table:number-columns-repeated="18"/>
          <table:table-cell office:value-type="string" calcext:value-type="string">
            <text:p>Glyceryl trioleate</text:p>
          </table:table-cell>
          <table:table-cell table:formula="of:=AVERAGE([.E3:.E6])" office:value-type="float" office:value="6288.5" calcext:value-type="float">
            <text:p>6288.5</text:p>
          </table:table-cell>
          <table:table-cell table:formula="of:=AVERAGE([.H7:.H10])" office:value-type="float" office:value="6968.5" calcext:value-type="float">
            <text:p>6968.5</text:p>
          </table:table-cell>
          <table:table-cell table:formula="of:=AVERAGE([.K7:.K10])" office:value-type="float" office:value="6962" calcext:value-type="float">
            <text:p>6962</text:p>
          </table:table-cell>
          <table:table-cell table:formula="of:=AVERAGE([.N7:.N10])" office:value-type="float" office:value="5376" calcext:value-type="float">
            <text:p>5376</text:p>
          </table:table-cell>
          <table:table-cell table:formula="of:=AVERAGE([.Q7:.Q10])" office:value-type="float" office:value="5170.5" calcext:value-type="float">
            <text:p>5170.5</text:p>
          </table:table-cell>
          <table:table-cell table:formula="of:=AVERAGE([.T7:.T10])" office:value-type="float" office:value="5896.5" calcext:value-type="float">
            <text:p>5896.5</text:p>
          </table:table-cell>
          <table:table-cell table:formula="of:=AVERAGE([.W7:.W9])" office:value-type="float" office:value="5792" calcext:value-type="float">
            <text:p>5792</text:p>
          </table:table-cell>
          <table:table-cell table:formula="of:=AVERAGE([.Z7:.Z10])" office:value-type="float" office:value="7339" calcext:value-type="float">
            <text:p>7339</text:p>
          </table:table-cell>
          <table:table-cell table:formula="of:=AVERAGE([.AC7:.AC10])" office:value-type="float" office:value="7358" calcext:value-type="float">
            <text:p>7358</text:p>
          </table:table-cell>
        </table:table-row>
        <table:table-row table:style-name="ro1" table:number-rows-repeated="2">
          <table:table-cell/>
          <table:table-cell table:style-name="Default" table:number-columns-repeated="26"/>
          <table:table-cell table:number-columns-repeated="28"/>
        </table:table-row>
        <table:table-row table:style-name="ro1" table:number-rows-repeated="8">
          <table:table-cell table:number-columns-repeated="55"/>
        </table:table-row>
        <table:table-row table:style-name="ro1">
          <table:table-cell table:number-columns-repeated="27"/>
          <table:table-cell table:style-name="ce11" table:number-columns-repeated="4"/>
          <table:table-cell table:number-columns-repeated="24"/>
        </table:table-row>
        <table:table-row table:style-name="ro1">
          <table:table-cell/>
          <table:table-cell office:value-type="string" calcext:value-type="string">
            <text:p>AS/TAG 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S/TAG 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S/TAG 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S/TAG 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1" table:number-columns-repeated="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float" office:value="308" calcext:value-type="float">
            <text:p>308</text:p>
          </table:table-cell>
          <table:table-cell office:value-type="float" office:value="288" calcext:value-type="float">
            <text:p>288</text:p>
          </table:table-cell>
          <table:table-cell office:value-type="float" office:value="318" calcext:value-type="float">
            <text:p>318</text:p>
          </table:table-cell>
          <table:table-cell office:value-type="float" office:value="340" calcext:value-type="float">
            <text:p>340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f1</text:p>
          </table:table-cell>
          <table:table-cell office:value-type="float" office:value="272" calcext:value-type="float">
            <text:p>272</text:p>
          </table:table-cell>
          <table:table-cell office:value-type="float" office:value="252" calcext:value-type="float">
            <text:p>252</text:p>
          </table:table-cell>
          <table:table-cell office:value-type="float" office:value="318" calcext:value-type="float">
            <text:p>318</text:p>
          </table:table-cell>
          <table:table-cell office:value-type="float" office:value="616" calcext:value-type="float">
            <text:p>616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f1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f1</text:p>
          </table:table-cell>
          <table:table-cell office:value-type="float" office:value="364" calcext:value-type="float">
            <text:p>364</text:p>
          </table:table-cell>
          <table:table-cell office:value-type="float" office:value="244" calcext:value-type="float">
            <text:p>244</text:p>
          </table:table-cell>
          <table:table-cell office:value-type="float" office:value="280" calcext:value-type="float">
            <text:p>280</text:p>
          </table:table-cell>
          <table:table-cell office:value-type="float" office:value="218" calcext:value-type="float">
            <text:p>218</text:p>
          </table:table-cell>
          <table:table-cell table:style-name="ce11" office:value-type="float" office:value="296" calcext:value-type="float">
            <text:p>296</text:p>
          </table:table-cell>
          <table:table-cell table:style-name="ce11" table:number-columns-repeated="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office:value-type="float" office:value="4310" calcext:value-type="float">
            <text:p>4310</text:p>
          </table:table-cell>
          <table:table-cell office:value-type="float" office:value="3142" calcext:value-type="float">
            <text:p>3142</text:p>
          </table:table-cell>
          <table:table-cell office:value-type="float" office:value="2164" calcext:value-type="float">
            <text:p>2164</text:p>
          </table:table-cell>
          <table:table-cell office:value-type="float" office:value="3674" calcext:value-type="float">
            <text:p>3674</text:p>
          </table:table-cell>
          <table:table-cell office:value-type="float" office:value="1372" calcext:value-type="float">
            <text:p>1372</text:p>
          </table:table-cell>
          <table:table-cell/>
          <table:table-cell office:value-type="string" calcext:value-type="string">
            <text:p>f2</text:p>
          </table:table-cell>
          <table:table-cell office:value-type="float" office:value="2496" calcext:value-type="float">
            <text:p>2496</text:p>
          </table:table-cell>
          <table:table-cell office:value-type="float" office:value="3524" calcext:value-type="float">
            <text:p>3524</text:p>
          </table:table-cell>
          <table:table-cell office:value-type="float" office:value="2128" calcext:value-type="float">
            <text:p>2128</text:p>
          </table:table-cell>
          <table:table-cell office:value-type="float" office:value="3702" calcext:value-type="float">
            <text:p>3702</text:p>
          </table:table-cell>
          <table:table-cell office:value-type="float" office:value="1614" calcext:value-type="float">
            <text:p>1614</text:p>
          </table:table-cell>
          <table:table-cell/>
          <table:table-cell office:value-type="string" calcext:value-type="string">
            <text:p>f2</text:p>
          </table:table-cell>
          <table:table-cell office:value-type="float" office:value="3300" calcext:value-type="float">
            <text:p>3300</text:p>
          </table:table-cell>
          <table:table-cell office:value-type="float" office:value="3810" calcext:value-type="float">
            <text:p>3810</text:p>
          </table:table-cell>
          <table:table-cell office:value-type="float" office:value="1546" calcext:value-type="float">
            <text:p>1546</text:p>
          </table:table-cell>
          <table:table-cell office:value-type="float" office:value="3636" calcext:value-type="float">
            <text:p>3636</text:p>
          </table:table-cell>
          <table:table-cell office:value-type="float" office:value="1562" calcext:value-type="float">
            <text:p>1562</text:p>
          </table:table-cell>
          <table:table-cell/>
          <table:table-cell office:value-type="string" calcext:value-type="string">
            <text:p>f2</text:p>
          </table:table-cell>
          <table:table-cell office:value-type="float" office:value="3654" calcext:value-type="float">
            <text:p>3654</text:p>
          </table:table-cell>
          <table:table-cell office:value-type="float" office:value="1730" calcext:value-type="float">
            <text:p>1730</text:p>
          </table:table-cell>
          <table:table-cell office:value-type="float" office:value="4514" calcext:value-type="float">
            <text:p>4514</text:p>
          </table:table-cell>
          <table:table-cell office:value-type="float" office:value="3666" calcext:value-type="float">
            <text:p>3666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table:number-columns-repeated="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 office:value-type="float" office:value="6522" calcext:value-type="float">
            <text:p>6522</text:p>
          </table:table-cell>
          <table:table-cell office:value-type="float" office:value="6854" calcext:value-type="float">
            <text:p>6854</text:p>
          </table:table-cell>
          <table:table-cell office:value-type="float" office:value="6870" calcext:value-type="float">
            <text:p>6870</text:p>
          </table:table-cell>
          <table:table-cell office:value-type="float" office:value="6390" calcext:value-type="float">
            <text:p>6390</text:p>
          </table:table-cell>
          <table:table-cell office:value-type="float" office:value="6334" calcext:value-type="float">
            <text:p>6334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6330" calcext:value-type="float">
            <text:p>6330</text:p>
          </table:table-cell>
          <table:table-cell office:value-type="float" office:value="6964" calcext:value-type="float">
            <text:p>6964</text:p>
          </table:table-cell>
          <table:table-cell office:value-type="float" office:value="6930" calcext:value-type="float">
            <text:p>6930</text:p>
          </table:table-cell>
          <table:table-cell office:value-type="float" office:value="6624" calcext:value-type="float">
            <text:p>6624</text:p>
          </table:table-cell>
          <table:table-cell office:value-type="float" office:value="6836" calcext:value-type="float">
            <text:p>6836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5846" calcext:value-type="float">
            <text:p>5846</text:p>
          </table:table-cell>
          <table:table-cell office:value-type="float" office:value="7068" calcext:value-type="float">
            <text:p>7068</text:p>
          </table:table-cell>
          <table:table-cell office:value-type="float" office:value="6844" calcext:value-type="float">
            <text:p>6844</text:p>
          </table:table-cell>
          <table:table-cell office:value-type="float" office:value="4236" calcext:value-type="float">
            <text:p>4236</text:p>
          </table:table-cell>
          <table:table-cell office:value-type="float" office:value="6752" calcext:value-type="float">
            <text:p>6752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6456" calcext:value-type="float">
            <text:p>6456</text:p>
          </table:table-cell>
          <table:table-cell office:value-type="float" office:value="6924" calcext:value-type="float">
            <text:p>6924</text:p>
          </table:table-cell>
          <table:table-cell office:value-type="float" office:value="7190" calcext:value-type="float">
            <text:p>7190</text:p>
          </table:table-cell>
          <table:table-cell office:value-type="float" office:value="6596" calcext:value-type="float">
            <text:p>6596</text:p>
          </table:table-cell>
          <table:table-cell table:style-name="ce11" office:value-type="float" office:value="6476" calcext:value-type="float">
            <text:p>6476</text:p>
          </table:table-cell>
          <table:table-cell table:style-name="ce11" table:number-columns-repeated="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float" office:value="308" calcext:value-type="float">
            <text:p>308</text:p>
          </table:table-cell>
          <table:table-cell office:value-type="float" office:value="386" calcext:value-type="float">
            <text:p>386</text:p>
          </table:table-cell>
          <table:table-cell office:value-type="float" office:value="6978" calcext:value-type="float">
            <text:p>6978</text:p>
          </table:table-cell>
          <table:table-cell office:value-type="float" office:value="6388" calcext:value-type="float">
            <text:p>6388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float" office:value="272" calcext:value-type="float">
            <text:p>272</text:p>
          </table:table-cell>
          <table:table-cell office:value-type="float" office:value="360" calcext:value-type="float">
            <text:p>360</text:p>
          </table:table-cell>
          <table:table-cell office:value-type="float" office:value="2290" calcext:value-type="float">
            <text:p>2290</text:p>
          </table:table-cell>
          <table:table-cell office:value-type="float" office:value="2114" calcext:value-type="float">
            <text:p>2114</text:p>
          </table:table-cell>
          <table:table-cell office:value-type="float" office:value="1888" calcext:value-type="float">
            <text:p>1888</text:p>
          </table:table-cell>
          <table:table-cell/>
          <table:table-cell office:value-type="string" calcext:value-type="string">
            <text:p>f1</text:p>
          </table:table-cell>
          <table:table-cell office:value-type="float" office:value="228" calcext:value-type="float">
            <text:p>228</text:p>
          </table:table-cell>
          <table:table-cell office:value-type="float" office:value="312" calcext:value-type="float">
            <text:p>312</text:p>
          </table:table-cell>
          <table:table-cell office:value-type="float" office:value="836" calcext:value-type="float">
            <text:p>836</text:p>
          </table:table-cell>
          <table:table-cell office:value-type="float" office:value="912" calcext:value-type="float">
            <text:p>912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f1</text:p>
          </table:table-cell>
          <table:table-cell office:value-type="float" office:value="364" calcext:value-type="float">
            <text:p>364</text:p>
          </table:table-cell>
          <table:table-cell office:value-type="float" office:value="306" calcext:value-type="float">
            <text:p>306</text:p>
          </table:table-cell>
          <table:table-cell office:value-type="float" office:value="1822" calcext:value-type="float">
            <text:p>1822</text:p>
          </table:table-cell>
          <table:table-cell office:value-type="float" office:value="4584" calcext:value-type="float">
            <text:p>4584</text:p>
          </table:table-cell>
          <table:table-cell table:style-name="ce11" table:number-columns-repeated="4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office:value-type="float" office:value="4310" calcext:value-type="float">
            <text:p>4310</text:p>
          </table:table-cell>
          <table:table-cell office:value-type="float" office:value="6032" calcext:value-type="float">
            <text:p>6032</text:p>
          </table:table-cell>
          <table:table-cell office:value-type="float" office:value="7064" calcext:value-type="float">
            <text:p>7064</text:p>
          </table:table-cell>
          <table:table-cell office:value-type="float" office:value="6438" calcext:value-type="float">
            <text:p>6438</text:p>
          </table:table-cell>
          <table:table-cell office:value-type="float" office:value="6058" calcext:value-type="float">
            <text:p>6058</text:p>
          </table:table-cell>
          <table:table-cell/>
          <table:table-cell office:value-type="string" calcext:value-type="string">
            <text:p>f2</text:p>
          </table:table-cell>
          <table:table-cell office:value-type="float" office:value="2496" calcext:value-type="float">
            <text:p>2496</text:p>
          </table:table-cell>
          <table:table-cell office:value-type="float" office:value="5762" calcext:value-type="float">
            <text:p>5762</text:p>
          </table:table-cell>
          <table:table-cell office:value-type="float" office:value="4286" calcext:value-type="float">
            <text:p>4286</text:p>
          </table:table-cell>
          <table:table-cell office:value-type="float" office:value="1720" calcext:value-type="float">
            <text:p>1720</text:p>
          </table:table-cell>
          <table:table-cell office:value-type="float" office:value="1180" calcext:value-type="float">
            <text:p>1180</text:p>
          </table:table-cell>
          <table:table-cell/>
          <table:table-cell office:value-type="string" calcext:value-type="string">
            <text:p>f2</text:p>
          </table:table-cell>
          <table:table-cell office:value-type="float" office:value="3300" calcext:value-type="float">
            <text:p>3300</text:p>
          </table:table-cell>
          <table:table-cell office:value-type="float" office:value="6322" calcext:value-type="float">
            <text:p>6322</text:p>
          </table:table-cell>
          <table:table-cell office:value-type="float" office:value="2606" calcext:value-type="float">
            <text:p>2606</text:p>
          </table:table-cell>
          <table:table-cell office:value-type="float" office:value="2002" calcext:value-type="float">
            <text:p>2002</text:p>
          </table:table-cell>
          <table:table-cell office:value-type="float" office:value="1932" calcext:value-type="float">
            <text:p>1932</text:p>
          </table:table-cell>
          <table:table-cell/>
          <table:table-cell office:value-type="string" calcext:value-type="string">
            <text:p>f2</text:p>
          </table:table-cell>
          <table:table-cell office:value-type="float" office:value="3654" calcext:value-type="float">
            <text:p>3654</text:p>
          </table:table-cell>
          <table:table-cell office:value-type="float" office:value="5702" calcext:value-type="float">
            <text:p>5702</text:p>
          </table:table-cell>
          <table:table-cell office:value-type="float" office:value="4774" calcext:value-type="float">
            <text:p>4774</text:p>
          </table:table-cell>
          <table:table-cell office:value-type="float" office:value="3096" calcext:value-type="float">
            <text:p>3096</text:p>
          </table:table-cell>
          <table:table-cell table:style-name="ce11" office:value-type="float" office:value="1092" calcext:value-type="float">
            <text:p>1092</text:p>
          </table:table-cell>
          <table:table-cell table:style-name="ce11" table:number-columns-repeated="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 office:value-type="float" office:value="6522" calcext:value-type="float">
            <text:p>6522</text:p>
          </table:table-cell>
          <table:table-cell office:value-type="float" office:value="6950" calcext:value-type="float">
            <text:p>6950</text:p>
          </table:table-cell>
          <table:table-cell office:value-type="float" office:value="7104" calcext:value-type="float">
            <text:p>7104</text:p>
          </table:table-cell>
          <table:table-cell office:value-type="float" office:value="6526" calcext:value-type="float">
            <text:p>6526</text:p>
          </table:table-cell>
          <table:table-cell office:value-type="float" office:value="6202" calcext:value-type="float">
            <text:p>6202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6330" calcext:value-type="float">
            <text:p>6330</text:p>
          </table:table-cell>
          <table:table-cell office:value-type="float" office:value="6948" calcext:value-type="float">
            <text:p>6948</text:p>
          </table:table-cell>
          <table:table-cell office:value-type="float" office:value="6964" calcext:value-type="float">
            <text:p>6964</text:p>
          </table:table-cell>
          <table:table-cell office:value-type="float" office:value="3936" calcext:value-type="float">
            <text:p>3936</text:p>
          </table:table-cell>
          <table:table-cell office:value-type="float" office:value="3304" calcext:value-type="float">
            <text:p>3304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5846" calcext:value-type="float">
            <text:p>5846</text:p>
          </table:table-cell>
          <table:table-cell office:value-type="float" office:value="7000" calcext:value-type="float">
            <text:p>7000</text:p>
          </table:table-cell>
          <table:table-cell office:value-type="float" office:value="6722" calcext:value-type="float">
            <text:p>6722</text:p>
          </table:table-cell>
          <table:table-cell office:value-type="float" office:value="4698" calcext:value-type="float">
            <text:p>4698</text:p>
          </table:table-cell>
          <table:table-cell office:value-type="float" office:value="5066" calcext:value-type="float">
            <text:p>5066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6456" calcext:value-type="float">
            <text:p>6456</text:p>
          </table:table-cell>
          <table:table-cell office:value-type="float" office:value="6976" calcext:value-type="float">
            <text:p>6976</text:p>
          </table:table-cell>
          <table:table-cell office:value-type="float" office:value="7058" calcext:value-type="float">
            <text:p>7058</text:p>
          </table:table-cell>
          <table:table-cell office:value-type="float" office:value="6344" calcext:value-type="float">
            <text:p>6344</text:p>
          </table:table-cell>
          <table:table-cell table:style-name="ce11" office:value-type="float" office:value="6110" calcext:value-type="float">
            <text:p>6110</text:p>
          </table:table-cell>
          <table:table-cell table:style-name="ce11" table:number-columns-repeated="3"/>
          <table:table-cell table:number-columns-repeated="24"/>
        </table:table-row>
        <table:table-row table:style-name="ro1" table:number-rows-repeated="25">
          <table:table-cell table:number-columns-repeated="27"/>
          <table:table-cell table:style-name="ce11" table:number-columns-repeated="4"/>
          <table:table-cell table:number-columns-repeated="24"/>
        </table:table-row>
        <table:table-row table:style-name="ro1" table:number-rows-repeated="20">
          <table:table-cell table:style-name="Default" table:number-columns-repeated="27"/>
          <table:table-cell table:number-columns-repeated="28"/>
        </table:table-row>
        <table:table-row table:style-name="ro1">
          <table:table-cell table:style-name="Default" table:number-columns-repeated="27"/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 style:data-style-name="N2" text:time-value="0000-00-00T00:00:01.656039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4:08:38</meta:creation-date>
    <dc:date>2013-11-06T20:26:44.329344765</dc:date>
    <meta:editing-duration>P6DT15H44M20S</meta:editing-duration>
    <meta:editing-cycles>98</meta:editing-cycles>
    <meta:generator>LibreOffice/4.1.3.2$Linux_X86_64 LibreOffice_project/410m0$Build-2</meta:generator>
    <meta:document-statistic meta:table-count="6" meta:cell-count="1222" meta:object-count="17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673cm" svg:height="9.059cm" xlink:href=".." xlink:type="simple" chart:class="chart:scatter" chart:row-mapping="0 1 2 3" chart:style-name="ch1">
        <chart:title svg:x="7.35cm" svg:y="0.316cm" chart:style-name="ch2">
          <text:p>Fraction 1: 
GT enrichment</text:p>
        </chart:title>
        <chart:legend chart:legend-position="end" svg:x="15.72cm" svg:y="3.483cm" style:legend-expansion="high" chart:style-name="ch3"/>
        <chart:plot-area chart:style-name="ch4" table:cell-range-address="'lipase asays'.B14:'lipase asays'.K18" chart:data-source-has-labels="both" svg:x="0.935cm" svg:y="0.924cm" svg:width="14.739cm" svg:height="7.138cm">
          <chartooo:coordinate-region svg:x="1.927cm" svg:y="1.123cm" svg:width="13.56cm" svg:height="6.292cm"/>
          <chart:axis chart:dimension="x" chart:name="primary-x" chart:style-name="ch5" chartooo:axis-type="auto">
            <chart:title svg:x="7.4cm" svg:y="8.243cm" chart:style-name="ch6">
              <text:p>Time (days)</text:p>
            </chart:title>
            <chart:categories table:cell-range-address="'lipase asays'.C14:'lipase asays'.K14"/>
          </chart:axis>
          <chart:axis chart:dimension="y" chart:name="primary-y" chart:style-name="ch7">
            <chart:title svg:x="0.022cm" svg:y="5.953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C15:'lipase asays'.K15" chart:label-cell-address="'lipase asays'.B15:'lipase asays'.B15" chart:class="chart:scatter">
            <chart:domain table:cell-range-address="'lipase asays'.C14:'lipase asays'.K14"/>
            <chart:data-point chart:repeated="9"/>
          </chart:series>
          <chart:series chart:style-name="ch11" chart:values-cell-range-address="'lipase asays'.C16:'lipase asays'.K16" chart:label-cell-address="'lipase asays'.B16:'lipase asays'.B16" chart:class="chart:scatter">
            <chart:data-point chart:repeated="9"/>
          </chart:series>
          <chart:series chart:style-name="ch12" chart:values-cell-range-address="'lipase asays'.C17:'lipase asays'.K17" chart:label-cell-address="'lipase asays'.B17:'lipase asays'.B17" chart:class="chart:scatter">
            <chart:data-point chart:repeated="9"/>
          </chart:series>
          <chart:series chart:style-name="ch13" chart:values-cell-range-address="'lipase asays'.C18:'lipase asays'.K18" chart:label-cell-address="'lipase asays'.B18:'lipase asays'.B18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C14:'lipase asays'.K1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C14:'lipase asays'.K1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#1</text:p>
                <draw:g>
                  <svg:desc>'lipase asays'.B15:'lipase asays'.B15</svg:desc>
                </draw:g>
              </table:table-cell>
              <table:table-cell office:value-type="float" office:value="308">
                <text:p>308</text:p>
                <draw:g>
                  <svg:desc>'lipase asays'.C15:'lipase asays'.K15</svg:desc>
                </draw:g>
              </table:table-cell>
              <table:table-cell office:value-type="float" office:value="386">
                <text:p>386</text:p>
              </table:table-cell>
              <table:table-cell office:value-type="float" office:value="6978">
                <text:p>6978</text:p>
              </table:table-cell>
              <table:table-cell office:value-type="float" office:value="6388">
                <text:p>6388</text:p>
              </table:table-cell>
              <table:table-cell office:value-type="float" office:value="NaN">
                <text:p>NaN</text:p>
              </table:table-cell>
              <table:table-cell office:value-type="float" office:value="6394">
                <text:p>6394</text:p>
              </table:table-cell>
              <table:table-cell office:value-type="float" office:value="6704">
                <text:p>6704</text:p>
              </table:table-cell>
              <table:table-cell office:value-type="float" office:value="3744">
                <text:p>3744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R#2</text:p>
                <draw:g>
                  <svg:desc>'lipase asays'.B16:'lipase asays'.B16</svg:desc>
                </draw:g>
              </table:table-cell>
              <table:table-cell office:value-type="float" office:value="272">
                <text:p>272</text:p>
                <draw:g>
                  <svg:desc>'lipase asays'.C16:'lipase asays'.K16</svg:desc>
                </draw:g>
              </table:table-cell>
              <table:table-cell office:value-type="float" office:value="360">
                <text:p>360</text:p>
              </table:table-cell>
              <table:table-cell office:value-type="float" office:value="2290">
                <text:p>2290</text:p>
              </table:table-cell>
              <table:table-cell office:value-type="float" office:value="2114">
                <text:p>2114</text:p>
              </table:table-cell>
              <table:table-cell office:value-type="float" office:value="NaN">
                <text:p>NaN</text:p>
              </table:table-cell>
              <table:table-cell office:value-type="float" office:value="6666">
                <text:p>6666</text:p>
              </table:table-cell>
              <table:table-cell office:value-type="float" office:value="6724">
                <text:p>6724</text:p>
              </table:table-cell>
              <table:table-cell office:value-type="float" office:value="1188">
                <text:p>1188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R#3</text:p>
                <draw:g>
                  <svg:desc>'lipase asays'.B17:'lipase asays'.B17</svg:desc>
                </draw:g>
              </table:table-cell>
              <table:table-cell office:value-type="float" office:value="228">
                <text:p>228</text:p>
                <draw:g>
                  <svg:desc>'lipase asays'.C17:'lipase asays'.K17</svg:desc>
                </draw:g>
              </table:table-cell>
              <table:table-cell office:value-type="float" office:value="312">
                <text:p>312</text:p>
              </table:table-cell>
              <table:table-cell office:value-type="float" office:value="836">
                <text:p>836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442">
                <text:p>442</text:p>
              </table:table-cell>
              <table:table-cell office:value-type="float" office:value="3194">
                <text:p>3194</text:p>
              </table:table-cell>
              <table:table-cell office:value-type="float" office:value="7464">
                <text:p>7464</text:p>
              </table:table-cell>
              <table:table-cell office:value-type="float" office:value="7324">
                <text:p>7324</text:p>
              </table:table-cell>
            </table:table-row>
            <table:table-row>
              <table:table-cell office:value-type="string">
                <text:p>R#4</text:p>
                <draw:g>
                  <svg:desc>'lipase asays'.B18:'lipase asays'.B18</svg:desc>
                </draw:g>
              </table:table-cell>
              <table:table-cell office:value-type="float" office:value="364">
                <text:p>364</text:p>
                <draw:g>
                  <svg:desc>'lipase asays'.C18:'lipase asays'.K18</svg:desc>
                </draw:g>
              </table:table-cell>
              <table:table-cell office:value-type="float" office:value="306">
                <text:p>306</text:p>
              </table:table-cell>
              <table:table-cell office:value-type="float" office:value="1822">
                <text:p>1822</text:p>
              </table:table-cell>
              <table:table-cell office:value-type="float" office:value="4584">
                <text:p>4584</text:p>
              </table:table-cell>
              <table:table-cell office:value-type="float" office:value="NaN">
                <text:p>NaN</text:p>
              </table:table-cell>
              <table:table-cell office:value-type="float" office:value="1160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2092">
                <text:p>2092</text:p>
              </table:table-cell>
              <table:table-cell office:value-type="float" office:value="2442">
                <text:p>24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b3b3b3"/>
    </style:style>
    <style:style style:name="ch8" style:family="chart" style:data-style-name="N0">
      <style:chart-properties chart:symbol-type="named-symbol" chart:symbol-name="square" chart:symbol-width="0.247cm" chart:symbol-height="0.247cm" chart:link-data-style-to-source="fals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fals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47cm" chart:symbol-height="0.247cm" chart:link-data-style-to-source="fals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47cm" chart:symbol-height="0.247cm" chart:link-data-style-to-source="fals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fals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width="0.026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4.323cm" svg:height="6.373cm" xlink:href="." xlink:type="simple" chart:class="chart:line" chart:style-name="ch1">
        <chart:title svg:x="2.891cm" svg:y="0.249cm" chart:style-name="ch2">
          <text:p>Lipase activity in AS and TAG replicates #2</text:p>
        </chart:title>
        <chart:legend chart:legend-position="end" svg:x="11.815cm" svg:y="1.393cm" style:legend-expansion="high" chart:style-name="ch3"/>
        <chart:plot-area chart:style-name="ch4" chart:data-source-has-labels="both" svg:x="0.762cm" svg:y="1.265cm" svg:width="10.453cm" svg:height="4.707cm">
          <chartooo:coordinate-region svg:x="1.71cm" svg:y="1.465cm" svg:width="9.292cm" svg:height="3.86cm"/>
          <chart:axis chart:dimension="x" chart:name="primary-x" chart:style-name="ch5" chartooo:axis-type="text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series chart:style-name="ch9" chart:values-cell-range-address="local-table.$C$2:.$C$6" chart:label-cell-address="local-table.$C$1" chart:class="chart:line">
            <chart:data-point chart:repeated="5"/>
          </chart:series>
          <chart:series chart:style-name="ch10" chart:values-cell-range-address="local-table.$D$2:.$D$6" chart:label-cell-address="local-table.$D$1" chart:class="chart:line">
            <chart:data-point chart:repeated="5"/>
          </chart:series>
          <chart:series chart:style-name="ch11" chart:values-cell-range-address="local-table.$E$2:.$E$6" chart:label-cell-address="local-table.$E$1" chart:class="chart:line">
            <chart:data-point chart:repeated="5"/>
          </chart:series>
          <chart:series chart:style-name="ch12" chart:values-cell-range-address="local-table.$F$2:.$F$6" chart:label-cell-address="local-table.$F$1" chart:class="chart:line">
            <chart:data-point chart:repeated="5"/>
          </chart:series>
          <chart:series chart:style-name="ch13" chart:values-cell-range-address="local-table.$G$2:.$G$6" chart:label-cell-address="local-table.$G$1" chart:class="chart:line">
            <chart:data-point chart:repeated="5"/>
          </chart:series>
          <chart:series chart:style-name="ch14" chart:values-cell-range-address="local-table.$H$2:.$H$6" chart:label-cell-address="local-table.$H$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89</text:p>
              </table:table-cell>
              <table:table-cell office:value-type="string">
                <text:p>Row 90</text:p>
              </table:table-cell>
              <table:table-cell office:value-type="string">
                <text:p>Row 91</text:p>
              </table:table-cell>
              <table:table-cell office:value-type="string">
                <text:p>Row 92</text:p>
              </table:table-cell>
              <table:table-cell office:value-type="string">
                <text:p>Row 93</text:p>
              </table:table-cell>
              <table:table-cell office:value-type="string">
                <text:p>Row 94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72">
                <text:p>272</text:p>
              </table:table-cell>
              <table:table-cell office:value-type="float" office:value="2496">
                <text:p>2496</text:p>
              </table:table-cell>
              <table:table-cell office:value-type="float" office:value="6330">
                <text:p>6330</text:p>
              </table:table-cell>
              <table:table-cell office:value-type="float" office:value="272">
                <text:p>272</text:p>
              </table:table-cell>
              <table:table-cell office:value-type="float" office:value="2496">
                <text:p>2496</text:p>
              </table:table-cell>
              <table:table-cell office:value-type="float" office:value="6330">
                <text:p>6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">
                <text:p>252</text:p>
              </table:table-cell>
              <table:table-cell office:value-type="float" office:value="3524">
                <text:p>3524</text:p>
              </table:table-cell>
              <table:table-cell office:value-type="float" office:value="6964">
                <text:p>6964</text:p>
              </table:table-cell>
              <table:table-cell office:value-type="float" office:value="360">
                <text:p>360</text:p>
              </table:table-cell>
              <table:table-cell office:value-type="float" office:value="5762">
                <text:p>5762</text:p>
              </table:table-cell>
              <table:table-cell office:value-type="float" office:value="6948">
                <text:p>6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8">
                <text:p>318</text:p>
              </table:table-cell>
              <table:table-cell office:value-type="float" office:value="2128">
                <text:p>2128</text:p>
              </table:table-cell>
              <table:table-cell office:value-type="float" office:value="6930">
                <text:p>6930</text:p>
              </table:table-cell>
              <table:table-cell office:value-type="float" office:value="2290">
                <text:p>2290</text:p>
              </table:table-cell>
              <table:table-cell office:value-type="float" office:value="4286">
                <text:p>4286</text:p>
              </table:table-cell>
              <table:table-cell office:value-type="float" office:value="6964">
                <text:p>6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6">
                <text:p>616</text:p>
              </table:table-cell>
              <table:table-cell office:value-type="float" office:value="3702">
                <text:p>3702</text:p>
              </table:table-cell>
              <table:table-cell office:value-type="float" office:value="6624">
                <text:p>6624</text:p>
              </table:table-cell>
              <table:table-cell office:value-type="float" office:value="2114">
                <text:p>2114</text:p>
              </table:table-cell>
              <table:table-cell office:value-type="float" office:value="1720">
                <text:p>1720</text:p>
              </table:table-cell>
              <table:table-cell office:value-type="float" office:value="3936">
                <text:p>3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">
                <text:p>302</text:p>
              </table:table-cell>
              <table:table-cell office:value-type="float" office:value="1614">
                <text:p>1614</text:p>
              </table:table-cell>
              <table:table-cell office:value-type="float" office:value="6836">
                <text:p>6836</text:p>
              </table:table-cell>
              <table:table-cell office:value-type="float" office:value="1888">
                <text:p>1888</text:p>
              </table:table-cell>
              <table:table-cell office:value-type="float" office:value="1180">
                <text:p>1180</text:p>
              </table:table-cell>
              <table:table-cell office:value-type="float" office:value="3304">
                <text:p>330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b3b3b3"/>
    </style:style>
    <style:style style:name="ch8" style:family="chart" style:data-style-name="N0">
      <style:chart-properties chart:symbol-type="named-symbol" chart:symbol-name="square" chart:symbol-width="0.247cm" chart:symbol-height="0.247cm" chart:link-data-style-to-source="fals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fals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47cm" chart:symbol-height="0.247cm" chart:link-data-style-to-source="fals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47cm" chart:symbol-height="0.247cm" chart:link-data-style-to-source="fals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fals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width="0.026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5.875cm" svg:height="6.922cm" xlink:href="." xlink:type="simple" chart:class="chart:line" chart:style-name="ch1">
        <chart:title svg:x="3.667cm" svg:y="0.264cm" chart:style-name="ch2">
          <text:p>Lipase activity in AS and TAG replicates #3</text:p>
        </chart:title>
        <chart:legend chart:legend-position="end" svg:x="13.367cm" svg:y="1.668cm" style:legend-expansion="high" chart:style-name="ch3"/>
        <chart:plot-area chart:style-name="ch4" chart:data-source-has-labels="both" svg:x="0.794cm" svg:y="1.312cm" svg:width="11.91cm" svg:height="5.198cm">
          <chartooo:coordinate-region svg:x="1.742cm" svg:y="1.511cm" svg:width="10.749cm" svg:height="4.352cm"/>
          <chart:axis chart:dimension="x" chart:name="primary-x" chart:style-name="ch5" chartooo:axis-type="text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series chart:style-name="ch9" chart:values-cell-range-address="local-table.$C$2:.$C$6" chart:label-cell-address="local-table.$C$1" chart:class="chart:line">
            <chart:data-point chart:repeated="5"/>
          </chart:series>
          <chart:series chart:style-name="ch10" chart:values-cell-range-address="local-table.$D$2:.$D$6" chart:label-cell-address="local-table.$D$1" chart:class="chart:line">
            <chart:data-point chart:repeated="5"/>
          </chart:series>
          <chart:series chart:style-name="ch11" chart:values-cell-range-address="local-table.$E$2:.$E$6" chart:label-cell-address="local-table.$E$1" chart:class="chart:line">
            <chart:data-point chart:repeated="5"/>
          </chart:series>
          <chart:series chart:style-name="ch12" chart:values-cell-range-address="local-table.$F$2:.$F$6" chart:label-cell-address="local-table.$F$1" chart:class="chart:line">
            <chart:data-point chart:repeated="5"/>
          </chart:series>
          <chart:series chart:style-name="ch13" chart:values-cell-range-address="local-table.$G$2:.$G$6" chart:label-cell-address="local-table.$G$1" chart:class="chart:line">
            <chart:data-point chart:repeated="5"/>
          </chart:series>
          <chart:series chart:style-name="ch14" chart:values-cell-range-address="local-table.$H$2:.$H$6" chart:label-cell-address="local-table.$H$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89</text:p>
              </table:table-cell>
              <table:table-cell office:value-type="string">
                <text:p>Row 90</text:p>
              </table:table-cell>
              <table:table-cell office:value-type="string">
                <text:p>Row 91</text:p>
              </table:table-cell>
              <table:table-cell office:value-type="string">
                <text:p>Row 92</text:p>
              </table:table-cell>
              <table:table-cell office:value-type="string">
                <text:p>Row 93</text:p>
              </table:table-cell>
              <table:table-cell office:value-type="string">
                <text:p>Row 94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28">
                <text:p>228</text:p>
              </table:table-cell>
              <table:table-cell office:value-type="float" office:value="3300">
                <text:p>3300</text:p>
              </table:table-cell>
              <table:table-cell office:value-type="float" office:value="5846">
                <text:p>5846</text:p>
              </table:table-cell>
              <table:table-cell office:value-type="float" office:value="228">
                <text:p>228</text:p>
              </table:table-cell>
              <table:table-cell office:value-type="float" office:value="3300">
                <text:p>3300</text:p>
              </table:table-cell>
              <table:table-cell office:value-type="float" office:value="5846">
                <text:p>5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8">
                <text:p>228</text:p>
              </table:table-cell>
              <table:table-cell office:value-type="float" office:value="3810">
                <text:p>3810</text:p>
              </table:table-cell>
              <table:table-cell office:value-type="float" office:value="7068">
                <text:p>7068</text:p>
              </table:table-cell>
              <table:table-cell office:value-type="float" office:value="312">
                <text:p>312</text:p>
              </table:table-cell>
              <table:table-cell office:value-type="float" office:value="6322">
                <text:p>6322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">
                <text:p>260</text:p>
              </table:table-cell>
              <table:table-cell office:value-type="float" office:value="1546">
                <text:p>1546</text:p>
              </table:table-cell>
              <table:table-cell office:value-type="float" office:value="6844">
                <text:p>6844</text:p>
              </table:table-cell>
              <table:table-cell office:value-type="float" office:value="836">
                <text:p>836</text:p>
              </table:table-cell>
              <table:table-cell office:value-type="float" office:value="2606">
                <text:p>2606</text:p>
              </table:table-cell>
              <table:table-cell office:value-type="float" office:value="6722">
                <text:p>6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2">
                <text:p>262</text:p>
              </table:table-cell>
              <table:table-cell office:value-type="float" office:value="3636">
                <text:p>3636</text:p>
              </table:table-cell>
              <table:table-cell office:value-type="float" office:value="4236">
                <text:p>4236</text:p>
              </table:table-cell>
              <table:table-cell office:value-type="float" office:value="912">
                <text:p>912</text:p>
              </table:table-cell>
              <table:table-cell office:value-type="float" office:value="2002">
                <text:p>2002</text:p>
              </table:table-cell>
              <table:table-cell office:value-type="float" office:value="4698">
                <text:p>4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1562">
                <text:p>1562</text:p>
              </table:table-cell>
              <table:table-cell office:value-type="float" office:value="6752">
                <text:p>6752</text:p>
              </table:table-cell>
              <table:table-cell office:value-type="float" office:value="1200">
                <text:p>1200</text:p>
              </table:table-cell>
              <table:table-cell office:value-type="float" office:value="1932">
                <text:p>1932</text:p>
              </table:table-cell>
              <table:table-cell office:value-type="float" office:value="5066">
                <text:p>506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b3b3b3"/>
    </style:style>
    <style:style style:name="ch8" style:family="chart" style:data-style-name="N0">
      <style:chart-properties chart:symbol-type="named-symbol" chart:symbol-name="square" chart:symbol-width="0.247cm" chart:symbol-height="0.247cm" chart:link-data-style-to-source="fals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fals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47cm" chart:symbol-height="0.247cm" chart:link-data-style-to-source="fals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47cm" chart:symbol-height="0.247cm" chart:link-data-style-to-source="fals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fals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width="0.026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5.307cm" svg:height="7.104cm" xlink:href="." xlink:type="simple" chart:class="chart:line" chart:style-name="ch1">
        <chart:title svg:x="3.384cm" svg:y="0.268cm" chart:style-name="ch2">
          <text:p>Lipase activity in AS and TAG replicates #4</text:p>
        </chart:title>
        <chart:legend chart:legend-position="end" svg:x="12.799cm" svg:y="1.759cm" style:legend-expansion="high" chart:style-name="ch3"/>
        <chart:plot-area chart:style-name="ch4" chart:data-source-has-labels="both" svg:x="0.783cm" svg:y="1.325cm" svg:width="11.376cm" svg:height="5.364cm">
          <chartooo:coordinate-region svg:x="1.731cm" svg:y="1.524cm" svg:width="10.215cm" svg:height="4.518cm"/>
          <chart:axis chart:dimension="x" chart:name="primary-x" chart:style-name="ch5" chartooo:axis-type="text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series chart:style-name="ch9" chart:values-cell-range-address="local-table.$C$2:.$C$6" chart:label-cell-address="local-table.$C$1" chart:class="chart:line">
            <chart:data-point chart:repeated="5"/>
          </chart:series>
          <chart:series chart:style-name="ch10" chart:values-cell-range-address="local-table.$D$2:.$D$6" chart:label-cell-address="local-table.$D$1" chart:class="chart:line">
            <chart:data-point chart:repeated="5"/>
          </chart:series>
          <chart:series chart:style-name="ch11" chart:values-cell-range-address="local-table.$E$2:.$E$6" chart:label-cell-address="local-table.$E$1" chart:class="chart:line">
            <chart:data-point chart:repeated="5"/>
          </chart:series>
          <chart:series chart:style-name="ch12" chart:values-cell-range-address="local-table.$F$2:.$F$6" chart:label-cell-address="local-table.$F$1" chart:class="chart:line">
            <chart:data-point chart:repeated="5"/>
          </chart:series>
          <chart:series chart:style-name="ch13" chart:values-cell-range-address="local-table.$G$2:.$G$6" chart:label-cell-address="local-table.$G$1" chart:class="chart:line">
            <chart:data-point chart:repeated="5"/>
          </chart:series>
          <chart:series chart:style-name="ch14" chart:values-cell-range-address="local-table.$H$2:.$H$6" chart:label-cell-address="local-table.$H$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89</text:p>
              </table:table-cell>
              <table:table-cell office:value-type="string">
                <text:p>Row 90</text:p>
              </table:table-cell>
              <table:table-cell office:value-type="string">
                <text:p>Row 91</text:p>
              </table:table-cell>
              <table:table-cell office:value-type="string">
                <text:p>Row 92</text:p>
              </table:table-cell>
              <table:table-cell office:value-type="string">
                <text:p>Row 93</text:p>
              </table:table-cell>
              <table:table-cell office:value-type="string">
                <text:p>Row 94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64">
                <text:p>364</text:p>
              </table:table-cell>
              <table:table-cell office:value-type="float" office:value="3654">
                <text:p>3654</text:p>
              </table:table-cell>
              <table:table-cell office:value-type="float" office:value="6456">
                <text:p>6456</text:p>
              </table:table-cell>
              <table:table-cell office:value-type="float" office:value="364">
                <text:p>364</text:p>
              </table:table-cell>
              <table:table-cell office:value-type="float" office:value="3654">
                <text:p>3654</text:p>
              </table:table-cell>
              <table:table-cell office:value-type="float" office:value="6456">
                <text:p>6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4">
                <text:p>244</text:p>
              </table:table-cell>
              <table:table-cell office:value-type="float" office:value="1730">
                <text:p>1730</text:p>
              </table:table-cell>
              <table:table-cell office:value-type="float" office:value="6924">
                <text:p>6924</text:p>
              </table:table-cell>
              <table:table-cell office:value-type="float" office:value="306">
                <text:p>306</text:p>
              </table:table-cell>
              <table:table-cell office:value-type="float" office:value="5702">
                <text:p>5702</text:p>
              </table:table-cell>
              <table:table-cell office:value-type="float" office:value="6976">
                <text:p>6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">
                <text:p>280</text:p>
              </table:table-cell>
              <table:table-cell office:value-type="float" office:value="4514">
                <text:p>4514</text:p>
              </table:table-cell>
              <table:table-cell office:value-type="float" office:value="7190">
                <text:p>7190</text:p>
              </table:table-cell>
              <table:table-cell office:value-type="float" office:value="1822">
                <text:p>1822</text:p>
              </table:table-cell>
              <table:table-cell office:value-type="float" office:value="4774">
                <text:p>4774</text:p>
              </table:table-cell>
              <table:table-cell office:value-type="float" office:value="7058">
                <text:p>7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8">
                <text:p>218</text:p>
              </table:table-cell>
              <table:table-cell office:value-type="float" office:value="3666">
                <text:p>3666</text:p>
              </table:table-cell>
              <table:table-cell office:value-type="float" office:value="6596">
                <text:p>6596</text:p>
              </table:table-cell>
              <table:table-cell office:value-type="float" office:value="4584">
                <text:p>4584</text:p>
              </table:table-cell>
              <table:table-cell office:value-type="float" office:value="3096">
                <text:p>3096</text:p>
              </table:table-cell>
              <table:table-cell office:value-type="float" office:value="6344">
                <text:p>6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6">
                <text:p>296</text:p>
              </table:table-cell>
              <table:table-cell office:value-type="float" office:value="1957">
                <text:p>1957</text:p>
              </table:table-cell>
              <table:table-cell office:value-type="float" office:value="6476">
                <text:p>6476</text:p>
              </table:table-cell>
              <table:table-cell office:value-type="float" office:value="0">
                <text:p>0</text:p>
              </table:table-cell>
              <table:table-cell office:value-type="float" office:value="1092">
                <text:p>1092</text:p>
              </table:table-cell>
              <table:table-cell office:value-type="float" office:value="6110">
                <text:p>61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137cm" svg:height="15.259cm" xlink:href=".." xlink:type="simple" chart:class="chart:scatter" chart:row-mapping="0 1 2 3 4 5" chart:style-name="ch1">
        <chart:legend chart:legend-position="end" svg:x="31.761cm" svg:y="6.085cm" style:legend-expansion="high" chart:style-name="ch2"/>
        <chart:plot-area chart:style-name="ch3" table:cell-range-address="'lipase asays'.AG25:'lipase asays'.AQ31" chart:data-source-has-labels="both" svg:x="1.057cm" svg:y="1.282cm" svg:width="29.264cm" svg:height="13.178cm">
          <chartooo:coordinate-region svg:x="2.049cm" svg:y="1.482cm" svg:width="28.085cm" svg:height="12.331cm"/>
          <chart:axis chart:dimension="x" chart:name="primary-x" chart:style-name="ch4" chartooo:axis-type="auto">
            <chart:categories table:cell-range-address="'lipase asays'.AI25:'lipase asays'.AQ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ipase asays'.AI26:'lipase asays'.AQ26" chart:label-cell-address="'lipase asays'.AG26:'lipase asays'.AH26" chart:class="chart:scatter">
            <chart:domain table:cell-range-address="'lipase asays'.AI25:'lipase asays'.AQ25"/>
            <chart:data-point chart:repeated="9"/>
          </chart:series>
          <chart:series chart:style-name="ch8" chart:values-cell-range-address="'lipase asays'.AI27:'lipase asays'.AQ27" chart:label-cell-address="'lipase asays'.AG27:'lipase asays'.AH27" chart:class="chart:scatter">
            <chart:data-point chart:repeated="9"/>
          </chart:series>
          <chart:series chart:style-name="ch9" chart:values-cell-range-address="'lipase asays'.AI28:'lipase asays'.AQ28" chart:label-cell-address="'lipase asays'.AG28:'lipase asays'.AH28" chart:class="chart:scatter">
            <chart:data-point chart:repeated="9"/>
          </chart:series>
          <chart:series chart:style-name="ch10" chart:values-cell-range-address="'lipase asays'.AI29:'lipase asays'.AQ29" chart:label-cell-address="'lipase asays'.AG29:'lipase asays'.AH29" chart:class="chart:scatter">
            <chart:data-point chart:repeated="9"/>
          </chart:series>
          <chart:series chart:style-name="ch11" chart:values-cell-range-address="'lipase asays'.AI30:'lipase asays'.AQ30" chart:label-cell-address="'lipase asays'.AG30:'lipase asays'.AH30" chart:class="chart:scatter">
            <chart:data-point chart:repeated="9"/>
          </chart:series>
          <chart:series chart:style-name="ch12" chart:values-cell-range-address="'lipase asays'.AI31:'lipase asays'.AQ31" chart:label-cell-address="'lipase asays'.AG31:'lipase asays'.AH31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AI25:'lipase asays'.AQ25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AI25:'lipase asays'.AQ25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s f1</text:p>
                <text:list>
                  <text:list-item>
                    <text:p>as</text:p>
                  </text:list-item>
                  <text:list-item>
                    <text:p>f1</text:p>
                  </text:list-item>
                </text:list>
                <draw:g>
                  <svg:desc>'lipase asays'.AG26:'lipase asays'.AH26</svg:desc>
                </draw:g>
              </table:table-cell>
              <table:table-cell office:value-type="float" office:value="293">
                <text:p>293</text:p>
                <draw:g>
                  <svg:desc>'lipase asays'.AI26:'lipase asays'.AQ26</svg:desc>
                </draw:g>
              </table:table-cell>
              <table:table-cell office:value-type="float" office:value="253">
                <text:p>253</text:p>
              </table:table-cell>
              <table:table-cell office:value-type="float" office:value="294">
                <text:p>294</text:p>
              </table:table-cell>
              <table:table-cell office:value-type="float" office:value="359">
                <text:p>359</text:p>
              </table:table-cell>
              <table:table-cell office:value-type="float" office:value="402">
                <text:p>402</text:p>
              </table:table-cell>
              <table:table-cell office:value-type="float" office:value="460">
                <text:p>460</text:p>
              </table:table-cell>
              <table:table-cell office:value-type="float" office:value="461.5">
                <text:p>461.5</text:p>
              </table:table-cell>
              <table:table-cell office:value-type="float" office:value="406.5">
                <text:p>406.5</text:p>
              </table:table-cell>
              <table:table-cell office:value-type="float" office:value="453.5">
                <text:p>453.5</text:p>
              </table:table-cell>
            </table:table-row>
            <table:table-row>
              <table:table-cell office:value-type="string">
                <text:p>f2</text:p>
                <text:list>
                  <text:list-item>
                    <text:p/>
                  </text:list-item>
                  <text:list-item>
                    <text:p>f2</text:p>
                  </text:list-item>
                </text:list>
                <draw:g>
                  <svg:desc>'lipase asays'.AG27:'lipase asays'.AH27</svg:desc>
                </draw:g>
              </table:table-cell>
              <table:table-cell office:value-type="float" office:value="3440">
                <text:p>3440</text:p>
                <draw:g>
                  <svg:desc>'lipase asays'.AI27:'lipase asays'.AQ27</svg:desc>
                </draw:g>
              </table:table-cell>
              <table:table-cell office:value-type="float" office:value="3051.5">
                <text:p>3051.5</text:p>
              </table:table-cell>
              <table:table-cell office:value-type="float" office:value="2588">
                <text:p>2588</text:p>
              </table:table-cell>
              <table:table-cell office:value-type="float" office:value="3669.5">
                <text:p>3669.5</text:p>
              </table:table-cell>
              <table:table-cell office:value-type="float" office:value="1626.25">
                <text:p>1626.25</text:p>
              </table:table-cell>
              <table:table-cell office:value-type="float" office:value="664">
                <text:p>664</text:p>
              </table:table-cell>
              <table:table-cell office:value-type="float" office:value="511">
                <text:p>511</text:p>
              </table:table-cell>
              <table:table-cell office:value-type="float" office:value="614">
                <text:p>614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f3</text:p>
                <text:list>
                  <text:list-item>
                    <text:p/>
                  </text:list-item>
                  <text:list-item>
                    <text:p>f3</text:p>
                  </text:list-item>
                </text:list>
                <draw:g>
                  <svg:desc>'lipase asays'.AG28:'lipase asays'.AH28</svg:desc>
                </draw:g>
              </table:table-cell>
              <table:table-cell office:value-type="float" office:value="6288.5">
                <text:p>6288.5</text:p>
                <draw:g>
                  <svg:desc>'lipase asays'.AI28:'lipase asays'.AQ28</svg:desc>
                </draw:g>
              </table:table-cell>
              <table:table-cell office:value-type="float" office:value="6952.5">
                <text:p>6952.5</text:p>
              </table:table-cell>
              <table:table-cell office:value-type="float" office:value="6958.5">
                <text:p>6958.5</text:p>
              </table:table-cell>
              <table:table-cell office:value-type="float" office:value="5961.5">
                <text:p>5961.5</text:p>
              </table:table-cell>
              <table:table-cell office:value-type="float" office:value="6599.5">
                <text:p>6599.5</text:p>
              </table:table-cell>
              <table:table-cell office:value-type="float" office:value="6378">
                <text:p>6378</text:p>
              </table:table-cell>
              <table:table-cell office:value-type="float" office:value="6628.5">
                <text:p>6628.5</text:p>
              </table:table-cell>
              <table:table-cell office:value-type="float" office:value="7468">
                <text:p>7468</text:p>
              </table:table-cell>
              <table:table-cell office:value-type="float" office:value="7498">
                <text:p>7498</text:p>
              </table:table-cell>
            </table:table-row>
            <table:table-row>
              <table:table-cell office:value-type="string">
                <text:p>TAG f1</text:p>
                <text:list>
                  <text:list-item>
                    <text:p>TAG</text:p>
                  </text:list-item>
                  <text:list-item>
                    <text:p>f1</text:p>
                  </text:list-item>
                </text:list>
                <draw:g>
                  <svg:desc>'lipase asays'.AG29:'lipase asays'.AH29</svg:desc>
                </draw:g>
              </table:table-cell>
              <table:table-cell office:value-type="float" office:value="293">
                <text:p>293</text:p>
                <draw:g>
                  <svg:desc>'lipase asays'.AI29:'lipase asays'.AQ29</svg:desc>
                </draw:g>
              </table:table-cell>
              <table:table-cell office:value-type="float" office:value="341">
                <text:p>341</text:p>
              </table:table-cell>
              <table:table-cell office:value-type="float" office:value="2981.5">
                <text:p>2981.5</text:p>
              </table:table-cell>
              <table:table-cell office:value-type="float" office:value="3499.5">
                <text:p>3499.5</text:p>
              </table:table-cell>
              <table:table-cell office:value-type="float" office:value="NaN">
                <text:p>NaN</text:p>
              </table:table-cell>
              <table:table-cell office:value-type="float" office:value="3665.5">
                <text:p>3665.5</text:p>
              </table:table-cell>
              <table:table-cell office:value-type="float" office:value="5540.66666666667">
                <text:p>5540.66666666667</text:p>
              </table:table-cell>
              <table:table-cell office:value-type="float" office:value="3622">
                <text:p>3622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f2</text:p>
                <text:list>
                  <text:list-item>
                    <text:p/>
                  </text:list-item>
                  <text:list-item>
                    <text:p>f2</text:p>
                  </text:list-item>
                </text:list>
                <draw:g>
                  <svg:desc>'lipase asays'.AG30:'lipase asays'.AH30</svg:desc>
                </draw:g>
              </table:table-cell>
              <table:table-cell office:value-type="float" office:value="3440">
                <text:p>3440</text:p>
                <draw:g>
                  <svg:desc>'lipase asays'.AI30:'lipase asays'.AQ30</svg:desc>
                </draw:g>
              </table:table-cell>
              <table:table-cell office:value-type="float" office:value="5954.5">
                <text:p>5954.5</text:p>
              </table:table-cell>
              <table:table-cell office:value-type="float" office:value="4682.5">
                <text:p>4682.5</text:p>
              </table:table-cell>
              <table:table-cell office:value-type="float" office:value="3096">
                <text:p>3096</text:p>
              </table:table-cell>
              <table:table-cell office:value-type="float" office:value="2565.5">
                <text:p>2565.5</text:p>
              </table:table-cell>
              <table:table-cell office:value-type="float" office:value="2597">
                <text:p>2597</text:p>
              </table:table-cell>
              <table:table-cell office:value-type="float" office:value="2626.66666666667">
                <text:p>2626.66666666667</text:p>
              </table:table-cell>
              <table:table-cell office:value-type="float" office:value="2206.5">
                <text:p>2206.5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f3</text:p>
                <text:list>
                  <text:list-item>
                    <text:p/>
                  </text:list-item>
                  <text:list-item>
                    <text:p>f3</text:p>
                  </text:list-item>
                </text:list>
                <draw:g>
                  <svg:desc>'lipase asays'.AG31:'lipase asays'.AH31</svg:desc>
                </draw:g>
              </table:table-cell>
              <table:table-cell office:value-type="float" office:value="6288.5">
                <text:p>6288.5</text:p>
                <draw:g>
                  <svg:desc>'lipase asays'.AI31:'lipase asays'.AQ31</svg:desc>
                </draw:g>
              </table:table-cell>
              <table:table-cell office:value-type="float" office:value="6968.5">
                <text:p>6968.5</text:p>
              </table:table-cell>
              <table:table-cell office:value-type="float" office:value="6962">
                <text:p>6962</text:p>
              </table:table-cell>
              <table:table-cell office:value-type="float" office:value="5376">
                <text:p>5376</text:p>
              </table:table-cell>
              <table:table-cell office:value-type="float" office:value="5170.5">
                <text:p>5170.5</text:p>
              </table:table-cell>
              <table:table-cell office:value-type="float" office:value="5896.5">
                <text:p>5896.5</text:p>
              </table:table-cell>
              <table:table-cell office:value-type="float" office:value="5792">
                <text:p>5792</text:p>
              </table:table-cell>
              <table:table-cell office:value-type="float" office:value="7339">
                <text:p>7339</text:p>
              </table:table-cell>
              <table:table-cell office:value-type="float" office:value="7358">
                <text:p>735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765cm" svg:height="10.756cm" xlink:href=".." xlink:type="simple" chart:class="chart:scatter" chart:row-mapping="0 1" chart:style-name="ch1">
        <chart:title svg:x="8.232cm" svg:y="0.351cm" chart:style-name="ch2">
          <text:p>Total Average Liase activity</text:p>
        </chart:title>
        <chart:legend chart:legend-position="end" svg:x="17.855cm" svg:y="4.83cm" style:legend-expansion="high" chart:style-name="ch3"/>
        <chart:plot-area chart:style-name="ch4" table:cell-range-address="'lipase asays'.AI44:'lipase asays'.AR46" chart:data-source-has-labels="both" svg:x="1.446cm" svg:y="1.775cm" svg:width="15.539cm" svg:height="7.785cm">
          <chartooo:coordinate-region svg:x="2.623cm" svg:y="1.974cm" svg:width="14.175cm" svg:height="6.939cm"/>
          <chart:axis chart:dimension="x" chart:name="primary-x" chart:style-name="ch5" chartooo:axis-type="auto">
            <chart:title svg:x="8.311cm" svg:y="9.775cm" chart:style-name="ch6">
              <text:p>Time (days)</text:p>
            </chart:title>
            <chart:categories table:cell-range-address="'lipase asays'.AJ44:'lipase asays'.AR44"/>
          </chart:axis>
          <chart:axis chart:dimension="y" chart:name="primary-y" chart:style-name="ch7">
            <chart:title svg:x="0.451cm" svg:y="7.127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AJ45:'lipase asays'.AR45" chart:label-cell-address="'lipase asays'.AI45:'lipase asays'.AI45" chart:class="chart:scatter">
            <chart:domain table:cell-range-address="'lipase asays'.AJ44:'lipase asays'.AR44"/>
            <chart:data-point chart:repeated="9"/>
          </chart:series>
          <chart:series chart:style-name="ch11" chart:values-cell-range-address="'lipase asays'.AJ46:'lipase asays'.AR46" chart:label-cell-address="'lipase asays'.AI46:'lipase asays'.AI46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AJ44:'lipase asays'.AR4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AJ44:'lipase asays'.AR4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ctivated Sludge</text:p>
                <draw:g>
                  <svg:desc>'lipase asays'.AI45:'lipase asays'.AI45</svg:desc>
                </draw:g>
              </table:table-cell>
              <table:table-cell office:value-type="float" office:value="10021.5">
                <text:p>10021.5</text:p>
                <draw:g>
                  <svg:desc>'lipase asays'.AJ45:'lipase asays'.AR45</svg:desc>
                </draw:g>
              </table:table-cell>
              <table:table-cell office:value-type="float" office:value="10257">
                <text:p>10257</text:p>
              </table:table-cell>
              <table:table-cell office:value-type="float" office:value="9840.5">
                <text:p>9840.5</text:p>
              </table:table-cell>
              <table:table-cell office:value-type="float" office:value="9990">
                <text:p>9990</text:p>
              </table:table-cell>
              <table:table-cell office:value-type="float" office:value="NaN">
                <text:p>NaN</text:p>
              </table:table-cell>
              <table:table-cell office:value-type="float" office:value="7502">
                <text:p>7502</text:p>
              </table:table-cell>
              <table:table-cell office:value-type="float" office:value="7601">
                <text:p>7601</text:p>
              </table:table-cell>
              <table:table-cell office:value-type="float" office:value="8488.5">
                <text:p>8488.5</text:p>
              </table:table-cell>
              <table:table-cell office:value-type="float" office:value="8726.5">
                <text:p>8726.5</text:p>
              </table:table-cell>
            </table:table-row>
            <table:table-row>
              <table:table-cell office:value-type="string">
                <text:p>Enriched AS</text:p>
                <draw:g>
                  <svg:desc>'lipase asays'.AI46:'lipase asays'.AI46</svg:desc>
                </draw:g>
              </table:table-cell>
              <table:table-cell office:value-type="float" office:value="10021.5">
                <text:p>10021.5</text:p>
                <draw:g>
                  <svg:desc>'lipase asays'.AJ46:'lipase asays'.AR46</svg:desc>
                </draw:g>
              </table:table-cell>
              <table:table-cell office:value-type="float" office:value="13264">
                <text:p>13264</text:p>
              </table:table-cell>
              <table:table-cell office:value-type="float" office:value="14626">
                <text:p>14626</text:p>
              </table:table-cell>
              <table:table-cell office:value-type="float" office:value="11971.5">
                <text:p>11971.5</text:p>
              </table:table-cell>
              <table:table-cell office:value-type="float" office:value="NaN">
                <text:p>NaN</text:p>
              </table:table-cell>
              <table:table-cell office:value-type="float" office:value="12159">
                <text:p>12159</text:p>
              </table:table-cell>
              <table:table-cell office:value-type="float" office:value="13959.3333333333">
                <text:p>13959.3333333333</text:p>
              </table:table-cell>
              <table:table-cell office:value-type="float" office:value="13167.5">
                <text:p>13167.5</text:p>
              </table:table-cell>
              <table:table-cell office:value-type="float" office:value="12343">
                <text:p>1234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974cm" svg:y="0.316cm" chart:style-name="ch2">
          <text:p>Lipase activity in the supernatant fraction</text:p>
        </chart:title>
        <chart:legend chart:legend-position="end" svg:x="12.063cm" svg:y="3.952cm" style:legend-expansion="high" chart:style-name="ch3"/>
        <chart:plot-area chart:style-name="ch4" table:cell-range-address="'lipase asays'.AT52:'lipase asays'.BC54" chart:data-source-has-labels="column" svg:x="1.33cm" svg:y="1.633cm" svg:width="10.902cm" svg:height="6.418cm">
          <chartooo:coordinate-region svg:x="2.322cm" svg:y="1.833cm" svg:width="9.723cm" svg:height="5.571cm"/>
          <chart:axis chart:dimension="x" chart:name="primary-x" chart:style-name="ch5">
            <chart:title svg:x="5.877cm" svg:y="8.231cm" chart:style-name="ch6">
              <text:p>Time (days)</text:p>
            </chart:title>
          </chart:axis>
          <chart:axis chart:dimension="y" chart:name="primary-y" chart:style-name="ch7">
            <chart:title svg:x="0.45cm" svg:y="6.302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AU53:'lipase asays'.BC53" chart:label-cell-address="'lipase asays'.AT53:'lipase asays'.AT53" chart:class="chart:scatter">
            <chart:domain table:cell-range-address="'lipase asays'.AU52:'lipase asays'.BC52"/>
            <chart:data-point chart:repeated="9"/>
          </chart:series>
          <chart:series chart:style-name="ch11" chart:values-cell-range-address="'lipase asays'.AU54:'lipase asays'.BC54" chart:label-cell-address="'lipase asays'.AT54:'lipase asays'.AT54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AU52:'lipase asays'.BC5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ctivated sludge</text:p>
                <draw:g>
                  <svg:desc>'lipase asays'.AT53:'lipase asays'.AT53</svg:desc>
                </draw:g>
              </table:table-cell>
              <table:table-cell office:value-type="float" office:value="293">
                <text:p>293</text:p>
                <draw:g>
                  <svg:desc>'lipase asays'.AU53:'lipase asays'.BC53</svg:desc>
                </draw:g>
              </table:table-cell>
              <table:table-cell office:value-type="float" office:value="253">
                <text:p>253</text:p>
              </table:table-cell>
              <table:table-cell office:value-type="float" office:value="294">
                <text:p>294</text:p>
              </table:table-cell>
              <table:table-cell office:value-type="float" office:value="359">
                <text:p>359</text:p>
              </table:table-cell>
              <table:table-cell office:value-type="float" office:value="402">
                <text:p>402</text:p>
              </table:table-cell>
              <table:table-cell office:value-type="float" office:value="460">
                <text:p>460</text:p>
              </table:table-cell>
              <table:table-cell office:value-type="float" office:value="461.5">
                <text:p>461.5</text:p>
              </table:table-cell>
              <table:table-cell office:value-type="float" office:value="406.5">
                <text:p>406.5</text:p>
              </table:table-cell>
              <table:table-cell office:value-type="float" office:value="453.5">
                <text:p>453.5</text:p>
              </table:table-cell>
            </table:table-row>
            <table:table-row>
              <table:table-cell office:value-type="string">
                <text:p>Glyceryl trioleate</text:p>
                <draw:g>
                  <svg:desc>'lipase asays'.AT54:'lipase asays'.AT54</svg:desc>
                </draw:g>
              </table:table-cell>
              <table:table-cell office:value-type="float" office:value="293">
                <text:p>293</text:p>
                <draw:g>
                  <svg:desc>'lipase asays'.AU54:'lipase asays'.BC54</svg:desc>
                </draw:g>
              </table:table-cell>
              <table:table-cell office:value-type="float" office:value="341">
                <text:p>341</text:p>
              </table:table-cell>
              <table:table-cell office:value-type="float" office:value="2981.5">
                <text:p>2981.5</text:p>
              </table:table-cell>
              <table:table-cell office:value-type="float" office:value="3499.5">
                <text:p>3499.5</text:p>
              </table:table-cell>
              <table:table-cell office:value-type="float" office:value="NaN">
                <text:p>NaN</text:p>
              </table:table-cell>
              <table:table-cell office:value-type="float" office:value="3665.5">
                <text:p>3665.5</text:p>
              </table:table-cell>
              <table:table-cell office:value-type="float" office:value="5540.66666666667">
                <text:p>5540.66666666667</text:p>
              </table:table-cell>
              <table:table-cell office:value-type="float" office:value="3622">
                <text:p>3622</text:p>
              </table:table-cell>
              <table:table-cell office:value-type="float" office:value="3098">
                <text:p>309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62cm" svg:y="0.316cm" chart:style-name="ch2">
          <text:p>Lipase activity in the EPS fraction</text:p>
        </chart:title>
        <chart:legend chart:legend-position="end" svg:x="12.063cm" svg:y="3.952cm" style:legend-expansion="high" chart:style-name="ch3"/>
        <chart:plot-area chart:style-name="ch4" table:cell-range-address="'lipase asays'.AT57:'lipase asays'.BC59" chart:data-source-has-labels="column" svg:x="1.403cm" svg:y="1.599cm" svg:width="10.718cm" svg:height="6.382cm">
          <chartooo:coordinate-region svg:x="2.395cm" svg:y="1.798cm" svg:width="9.54cm" svg:height="5.536cm"/>
          <chart:axis chart:dimension="x" chart:name="primary-x" chart:style-name="ch5">
            <chart:title svg:x="5.858cm" svg:y="8.161cm" chart:style-name="ch6">
              <text:p>Time (days)</text:p>
            </chart:title>
          </chart:axis>
          <chart:axis chart:dimension="y" chart:name="primary-y" chart:style-name="ch7">
            <chart:title svg:x="0.523cm" svg:y="6.25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AU58:'lipase asays'.BC58" chart:label-cell-address="'lipase asays'.AT58:'lipase asays'.AT58" chart:class="chart:scatter">
            <chart:domain table:cell-range-address="'lipase asays'.AU57:'lipase asays'.BC57"/>
            <chart:data-point chart:repeated="9"/>
          </chart:series>
          <chart:series chart:style-name="ch11" chart:values-cell-range-address="'lipase asays'.AU59:'lipase asays'.BC59" chart:label-cell-address="'lipase asays'.AT59:'lipase asays'.AT59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AU57:'lipase asays'.BC5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ctivated sludge</text:p>
                <draw:g>
                  <svg:desc>'lipase asays'.AT58:'lipase asays'.AT58</svg:desc>
                </draw:g>
              </table:table-cell>
              <table:table-cell office:value-type="float" office:value="3440">
                <text:p>3440</text:p>
                <draw:g>
                  <svg:desc>'lipase asays'.AU58:'lipase asays'.BC58</svg:desc>
                </draw:g>
              </table:table-cell>
              <table:table-cell office:value-type="float" office:value="3051.5">
                <text:p>3051.5</text:p>
              </table:table-cell>
              <table:table-cell office:value-type="float" office:value="2588">
                <text:p>2588</text:p>
              </table:table-cell>
              <table:table-cell office:value-type="float" office:value="3669.5">
                <text:p>3669.5</text:p>
              </table:table-cell>
              <table:table-cell office:value-type="float" office:value="1626.25">
                <text:p>1626.25</text:p>
              </table:table-cell>
              <table:table-cell office:value-type="float" office:value="664">
                <text:p>664</text:p>
              </table:table-cell>
              <table:table-cell office:value-type="float" office:value="511">
                <text:p>511</text:p>
              </table:table-cell>
              <table:table-cell office:value-type="float" office:value="614">
                <text:p>614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Glyceryl trioleate</text:p>
                <draw:g>
                  <svg:desc>'lipase asays'.AT59:'lipase asays'.AT59</svg:desc>
                </draw:g>
              </table:table-cell>
              <table:table-cell office:value-type="float" office:value="3440">
                <text:p>3440</text:p>
                <draw:g>
                  <svg:desc>'lipase asays'.AU59:'lipase asays'.BC59</svg:desc>
                </draw:g>
              </table:table-cell>
              <table:table-cell office:value-type="float" office:value="5954.5">
                <text:p>5954.5</text:p>
              </table:table-cell>
              <table:table-cell office:value-type="float" office:value="4682.5">
                <text:p>4682.5</text:p>
              </table:table-cell>
              <table:table-cell office:value-type="float" office:value="3096">
                <text:p>3096</text:p>
              </table:table-cell>
              <table:table-cell office:value-type="float" office:value="2565.5">
                <text:p>2565.5</text:p>
              </table:table-cell>
              <table:table-cell office:value-type="float" office:value="2597">
                <text:p>2597</text:p>
              </table:table-cell>
              <table:table-cell office:value-type="float" office:value="2626.66666666667">
                <text:p>2626.66666666667</text:p>
              </table:table-cell>
              <table:table-cell office:value-type="float" office:value="2206.5">
                <text:p>2206.5</text:p>
              </table:table-cell>
              <table:table-cell office:value-type="float" office:value="1887">
                <text:p>188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05cm" svg:y="0.316cm" chart:style-name="ch2">
          <text:p>Lipase activity in the biomass fraction</text:p>
        </chart:title>
        <chart:legend chart:legend-position="end" svg:x="12.063cm" svg:y="3.952cm" style:legend-expansion="high" chart:style-name="ch3"/>
        <chart:plot-area chart:style-name="ch4" table:cell-range-address="'lipase asays'.AT62:'lipase asays'.BC64" chart:data-source-has-labels="column" svg:x="1.331cm" svg:y="1.634cm" svg:width="10.903cm" svg:height="6.523cm">
          <chartooo:coordinate-region svg:x="2.323cm" svg:y="1.833cm" svg:width="9.724cm" svg:height="5.677cm"/>
          <chart:axis chart:dimension="x" chart:name="primary-x" chart:style-name="ch5">
            <chart:title svg:x="5.878cm" svg:y="8.337cm" chart:style-name="ch6">
              <text:p>Time (days)</text:p>
            </chart:title>
          </chart:axis>
          <chart:axis chart:dimension="y" chart:name="primary-y" chart:style-name="ch5">
            <chart:title svg:x="0.451cm" svg:y="6.355cm" chart:style-name="ch7">
              <text:p>Lipase activity (U/L)</text:p>
            </chart:title>
            <chart:grid chart:style-name="ch8" chart:class="major"/>
          </chart:axis>
          <chart:series chart:style-name="ch9" chart:values-cell-range-address="'lipase asays'.AU63:'lipase asays'.BC63" chart:label-cell-address="'lipase asays'.AT63:'lipase asays'.AT63" chart:class="chart:scatter">
            <chart:domain table:cell-range-address="'lipase asays'.AU62:'lipase asays'.BC62"/>
            <chart:data-point chart:repeated="9"/>
          </chart:series>
          <chart:series chart:style-name="ch10" chart:values-cell-range-address="'lipase asays'.AU64:'lipase asays'.BC64" chart:label-cell-address="'lipase asays'.AT64:'lipase asays'.AT64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AU62:'lipase asays'.BC6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ctivated sludge</text:p>
                <draw:g>
                  <svg:desc>'lipase asays'.AT63:'lipase asays'.AT63</svg:desc>
                </draw:g>
              </table:table-cell>
              <table:table-cell office:value-type="float" office:value="6288.5">
                <text:p>6288.5</text:p>
                <draw:g>
                  <svg:desc>'lipase asays'.AU63:'lipase asays'.BC63</svg:desc>
                </draw:g>
              </table:table-cell>
              <table:table-cell office:value-type="float" office:value="6952.5">
                <text:p>6952.5</text:p>
              </table:table-cell>
              <table:table-cell office:value-type="float" office:value="6958.5">
                <text:p>6958.5</text:p>
              </table:table-cell>
              <table:table-cell office:value-type="float" office:value="5961.5">
                <text:p>5961.5</text:p>
              </table:table-cell>
              <table:table-cell office:value-type="float" office:value="6599.5">
                <text:p>6599.5</text:p>
              </table:table-cell>
              <table:table-cell office:value-type="float" office:value="6378">
                <text:p>6378</text:p>
              </table:table-cell>
              <table:table-cell office:value-type="float" office:value="6628.5">
                <text:p>6628.5</text:p>
              </table:table-cell>
              <table:table-cell office:value-type="float" office:value="7468">
                <text:p>7468</text:p>
              </table:table-cell>
              <table:table-cell office:value-type="float" office:value="7498">
                <text:p>7498</text:p>
              </table:table-cell>
            </table:table-row>
            <table:table-row>
              <table:table-cell office:value-type="string">
                <text:p>Glyceryl trioleate</text:p>
                <draw:g>
                  <svg:desc>'lipase asays'.AT64:'lipase asays'.AT64</svg:desc>
                </draw:g>
              </table:table-cell>
              <table:table-cell office:value-type="float" office:value="6288.5">
                <text:p>6288.5</text:p>
                <draw:g>
                  <svg:desc>'lipase asays'.AU64:'lipase asays'.BC64</svg:desc>
                </draw:g>
              </table:table-cell>
              <table:table-cell office:value-type="float" office:value="6968.5">
                <text:p>6968.5</text:p>
              </table:table-cell>
              <table:table-cell office:value-type="float" office:value="6962">
                <text:p>6962</text:p>
              </table:table-cell>
              <table:table-cell office:value-type="float" office:value="5376">
                <text:p>5376</text:p>
              </table:table-cell>
              <table:table-cell office:value-type="float" office:value="5170.5">
                <text:p>5170.5</text:p>
              </table:table-cell>
              <table:table-cell office:value-type="float" office:value="5896.5">
                <text:p>5896.5</text:p>
              </table:table-cell>
              <table:table-cell office:value-type="float" office:value="5792">
                <text:p>5792</text:p>
              </table:table-cell>
              <table:table-cell office:value-type="float" office:value="7339">
                <text:p>7339</text:p>
              </table:table-cell>
              <table:table-cell office:value-type="float" office:value="7358">
                <text:p>735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83cm" svg:height="8.995cm" xlink:href=".." xlink:type="simple" chart:class="chart:scatter" chart:row-mapping="0 1 2 3" chart:style-name="ch1">
        <chart:title svg:x="6.149cm" svg:y="0.315cm" chart:style-name="ch2">
          <text:p>Fraction 1: Activated sludge</text:p>
        </chart:title>
        <chart:legend chart:legend-position="end" svg:x="15.83cm" svg:y="3.451cm" style:legend-expansion="high" chart:style-name="ch3"/>
        <chart:plot-area chart:style-name="ch4" table:cell-range-address="'lipase asays'.N14:'lipase asays'.W18" chart:data-source-has-labels="both" svg:x="0.825cm" svg:y="1.122cm" svg:width="14.68cm" svg:height="7.012cm">
          <chartooo:coordinate-region svg:x="1.817cm" svg:y="1.321cm" svg:width="13.501cm" svg:height="6.166cm"/>
          <chart:axis chart:dimension="x" chart:name="primary-x" chart:style-name="ch5" chartooo:axis-type="auto">
            <chart:title svg:x="7.261cm" svg:y="8.313cm" chart:style-name="ch6">
              <text:p>Time (days)</text:p>
            </chart:title>
            <chart:categories table:cell-range-address="'lipase asays'.O14:'lipase asays'.W14"/>
          </chart:axis>
          <chart:axis chart:dimension="y" chart:name="primary-y" chart:style-name="ch7">
            <chart:title svg:x="0cm" svg:y="6.088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O15:'lipase asays'.W15" chart:label-cell-address="'lipase asays'.N15:'lipase asays'.N15" chart:class="chart:scatter">
            <chart:domain table:cell-range-address="'lipase asays'.O14:'lipase asays'.W14"/>
            <chart:data-point chart:repeated="9"/>
          </chart:series>
          <chart:series chart:style-name="ch11" chart:values-cell-range-address="'lipase asays'.O16:'lipase asays'.W16" chart:label-cell-address="'lipase asays'.N16:'lipase asays'.N16" chart:class="chart:scatter">
            <chart:data-point chart:repeated="9"/>
          </chart:series>
          <chart:series chart:style-name="ch12" chart:values-cell-range-address="'lipase asays'.O17:'lipase asays'.W17" chart:label-cell-address="'lipase asays'.N17:'lipase asays'.N17" chart:class="chart:scatter">
            <chart:data-point chart:repeated="9"/>
          </chart:series>
          <chart:series chart:style-name="ch13" chart:values-cell-range-address="'lipase asays'.O18:'lipase asays'.W18" chart:label-cell-address="'lipase asays'.N18:'lipase asays'.N18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O14:'lipase asays'.W1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O14:'lipase asays'.W1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#1</text:p>
                <draw:g>
                  <svg:desc>'lipase asays'.N15:'lipase asays'.N15</svg:desc>
                </draw:g>
              </table:table-cell>
              <table:table-cell office:value-type="float" office:value="308">
                <text:p>308</text:p>
                <draw:g>
                  <svg:desc>'lipase asays'.O15:'lipase asays'.W15</svg:desc>
                </draw:g>
              </table:table-cell>
              <table:table-cell office:value-type="float" office:value="288">
                <text:p>288</text:p>
              </table:table-cell>
              <table:table-cell office:value-type="float" office:value="318">
                <text:p>318</text:p>
              </table:table-cell>
              <table:table-cell office:value-type="float" office:value="340">
                <text:p>340</text:p>
              </table:table-cell>
              <table:table-cell office:value-type="float" office:value="560">
                <text:p>560</text:p>
              </table:table-cell>
              <table:table-cell office:value-type="float" office:value="460">
                <text:p>460</text:p>
              </table:table-cell>
              <table:table-cell office:value-type="float" office:value="418">
                <text:p>418</text:p>
              </table:table-cell>
              <table:table-cell office:value-type="float" office:value="402">
                <text:p>40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R#2</text:p>
                <draw:g>
                  <svg:desc>'lipase asays'.N16:'lipase asays'.N16</svg:desc>
                </draw:g>
              </table:table-cell>
              <table:table-cell office:value-type="float" office:value="272">
                <text:p>272</text:p>
                <draw:g>
                  <svg:desc>'lipase asays'.O16:'lipase asays'.W16</svg:desc>
                </draw:g>
              </table:table-cell>
              <table:table-cell office:value-type="float" office:value="252">
                <text:p>252</text:p>
              </table:table-cell>
              <table:table-cell office:value-type="float" office:value="318">
                <text:p>318</text:p>
              </table:table-cell>
              <table:table-cell office:value-type="float" office:value="616">
                <text:p>616</text:p>
              </table:table-cell>
              <table:table-cell office:value-type="float" office:value="302">
                <text:p>302</text:p>
              </table:table-cell>
              <table:table-cell office:value-type="float" office:value="460">
                <text:p>460</text:p>
              </table:table-cell>
              <table:table-cell office:value-type="float" office:value="464">
                <text:p>464</text:p>
              </table:table-cell>
              <table:table-cell office:value-type="float" office:value="386">
                <text:p>38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R#3</text:p>
                <draw:g>
                  <svg:desc>'lipase asays'.N17:'lipase asays'.N17</svg:desc>
                </draw:g>
              </table:table-cell>
              <table:table-cell office:value-type="float" office:value="228">
                <text:p>228</text:p>
                <draw:g>
                  <svg:desc>'lipase asays'.O17:'lipase asays'.W17</svg:desc>
                </draw:g>
              </table:table-cell>
              <table:table-cell office:value-type="float" office:value="228">
                <text:p>228</text:p>
              </table:table-cell>
              <table:table-cell office:value-type="float" office:value="260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450">
                <text:p>450</text:p>
              </table:table-cell>
              <table:table-cell office:value-type="float" office:value="460">
                <text:p>460</text:p>
              </table:table-cell>
              <table:table-cell office:value-type="float" office:value="454">
                <text:p>454</text:p>
              </table:table-cell>
              <table:table-cell office:value-type="float" office:value="410">
                <text:p>41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R#4</text:p>
                <draw:g>
                  <svg:desc>'lipase asays'.N18:'lipase asays'.N18</svg:desc>
                </draw:g>
              </table:table-cell>
              <table:table-cell office:value-type="float" office:value="364">
                <text:p>364</text:p>
                <draw:g>
                  <svg:desc>'lipase asays'.O18:'lipase asays'.W18</svg:desc>
                </draw:g>
              </table:table-cell>
              <table:table-cell office:value-type="float" office:value="244">
                <text:p>244</text:p>
              </table:table-cell>
              <table:table-cell office:value-type="float" office:value="280">
                <text:p>280</text:p>
              </table:table-cell>
              <table:table-cell office:value-type="float" office:value="218">
                <text:p>218</text:p>
              </table:table-cell>
              <table:table-cell office:value-type="float" office:value="296">
                <text:p>296</text:p>
              </table:table-cell>
              <table:table-cell office:value-type="float" office:value="460">
                <text:p>460</text:p>
              </table:table-cell>
              <table:table-cell office:value-type="float" office:value="510">
                <text:p>510</text:p>
              </table:table-cell>
              <table:table-cell office:value-type="float" office:value="428">
                <text:p>428</text:p>
              </table:table-cell>
              <table:table-cell office:value-type="float" office:value="508">
                <text:p>5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 2 3" chart:style-name="ch1">
        <chart:title svg:x="5.377cm" svg:y="0.316cm" chart:style-name="ch2">
          <text:p>Fraction 2: GT Enrichment</text:p>
        </chart:title>
        <chart:legend chart:legend-position="end" svg:x="14.047cm" svg:y="3.454cm" style:legend-expansion="high" chart:style-name="ch3"/>
        <chart:plot-area chart:style-name="ch4" table:cell-range-address="'lipase asays'.Y14:'lipase asays'.AH18" chart:data-source-has-labels="both" svg:x="1.331cm" svg:y="1.635cm" svg:width="12.076cm" svg:height="6.204cm">
          <chartooo:coordinate-region svg:x="2.323cm" svg:y="1.834cm" svg:width="10.898cm" svg:height="5.358cm"/>
          <chart:axis chart:dimension="x" chart:name="primary-x" chart:style-name="ch5" chartooo:axis-type="auto">
            <chart:title svg:x="6.465cm" svg:y="8.019cm" chart:style-name="ch6">
              <text:p>Time (days)</text:p>
            </chart:title>
            <chart:categories table:cell-range-address="'lipase asays'.Z14:'lipase asays'.AH14"/>
          </chart:axis>
          <chart:axis chart:dimension="y" chart:name="primary-y" chart:style-name="ch7">
            <chart:title svg:x="0.451cm" svg:y="6.197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Z15:'lipase asays'.AH15" chart:label-cell-address="'lipase asays'.Y15:'lipase asays'.Y15" chart:class="chart:scatter">
            <chart:domain table:cell-range-address="'lipase asays'.Z14:'lipase asays'.AH14"/>
            <chart:data-point chart:repeated="9"/>
          </chart:series>
          <chart:series chart:style-name="ch11" chart:values-cell-range-address="'lipase asays'.Z16:'lipase asays'.AH16" chart:label-cell-address="'lipase asays'.Y16:'lipase asays'.Y16" chart:class="chart:scatter">
            <chart:data-point chart:repeated="9"/>
          </chart:series>
          <chart:series chart:style-name="ch12" chart:values-cell-range-address="'lipase asays'.Z17:'lipase asays'.AH17" chart:label-cell-address="'lipase asays'.Y17:'lipase asays'.Y17" chart:class="chart:scatter">
            <chart:data-point chart:repeated="9"/>
          </chart:series>
          <chart:series chart:style-name="ch13" chart:values-cell-range-address="'lipase asays'.Z18:'lipase asays'.AH18" chart:label-cell-address="'lipase asays'.Y18:'lipase asays'.Y18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Z14:'lipase asays'.AH1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Z14:'lipase asays'.AH1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#1</text:p>
                <draw:g>
                  <svg:desc>'lipase asays'.Y15:'lipase asays'.Y15</svg:desc>
                </draw:g>
              </table:table-cell>
              <table:table-cell office:value-type="float" office:value="4310">
                <text:p>4310</text:p>
                <draw:g>
                  <svg:desc>'lipase asays'.Z15:'lipase asays'.AH15</svg:desc>
                </draw:g>
              </table:table-cell>
              <table:table-cell office:value-type="float" office:value="6032">
                <text:p>6032</text:p>
              </table:table-cell>
              <table:table-cell office:value-type="float" office:value="7064">
                <text:p>7064</text:p>
              </table:table-cell>
              <table:table-cell office:value-type="float" office:value="6438">
                <text:p>6438</text:p>
              </table:table-cell>
              <table:table-cell office:value-type="float" office:value="6058">
                <text:p>6058</text:p>
              </table:table-cell>
              <table:table-cell office:value-type="float" office:value="6352">
                <text:p>6352</text:p>
              </table:table-cell>
              <table:table-cell office:value-type="float" office:value="6590">
                <text:p>6590</text:p>
              </table:table-cell>
              <table:table-cell office:value-type="float" office:value="1422">
                <text:p>1422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R#2</text:p>
                <draw:g>
                  <svg:desc>'lipase asays'.Y16:'lipase asays'.Y16</svg:desc>
                </draw:g>
              </table:table-cell>
              <table:table-cell office:value-type="float" office:value="2496">
                <text:p>2496</text:p>
                <draw:g>
                  <svg:desc>'lipase asays'.Z16:'lipase asays'.AH16</svg:desc>
                </draw:g>
              </table:table-cell>
              <table:table-cell office:value-type="float" office:value="5762">
                <text:p>5762</text:p>
              </table:table-cell>
              <table:table-cell office:value-type="float" office:value="4286">
                <text:p>4286</text:p>
              </table:table-cell>
              <table:table-cell office:value-type="float" office:value="1720">
                <text:p>1720</text:p>
              </table:table-cell>
              <table:table-cell office:value-type="float" office:value="1180">
                <text:p>1180</text:p>
              </table:table-cell>
              <table:table-cell office:value-type="float" office:value="2052">
                <text:p>2052</text:p>
              </table:table-cell>
              <table:table-cell office:value-type="float" office:value="888">
                <text:p>888</text:p>
              </table:table-cell>
              <table:table-cell office:value-type="float" office:value="672">
                <text:p>672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R#3</text:p>
                <draw:g>
                  <svg:desc>'lipase asays'.Y17:'lipase asays'.Y17</svg:desc>
                </draw:g>
              </table:table-cell>
              <table:table-cell office:value-type="float" office:value="3300">
                <text:p>3300</text:p>
                <draw:g>
                  <svg:desc>'lipase asays'.Z17:'lipase asays'.AH17</svg:desc>
                </draw:g>
              </table:table-cell>
              <table:table-cell office:value-type="float" office:value="6322">
                <text:p>6322</text:p>
              </table:table-cell>
              <table:table-cell office:value-type="float" office:value="2606">
                <text:p>2606</text:p>
              </table:table-cell>
              <table:table-cell office:value-type="float" office:value="2002">
                <text:p>2002</text:p>
              </table:table-cell>
              <table:table-cell office:value-type="float" office:value="1932">
                <text:p>1932</text:p>
              </table:table-cell>
              <table:table-cell office:value-type="float" office:value="236">
                <text:p>236</text:p>
              </table:table-cell>
              <table:table-cell office:value-type="float" office:value="402">
                <text:p>402</text:p>
              </table:table-cell>
              <table:table-cell office:value-type="float" office:value="3808">
                <text:p>3808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R#4</text:p>
                <draw:g>
                  <svg:desc>'lipase asays'.Y18:'lipase asays'.Y18</svg:desc>
                </draw:g>
              </table:table-cell>
              <table:table-cell office:value-type="float" office:value="3654">
                <text:p>3654</text:p>
                <draw:g>
                  <svg:desc>'lipase asays'.Z18:'lipase asays'.AH18</svg:desc>
                </draw:g>
              </table:table-cell>
              <table:table-cell office:value-type="float" office:value="5702">
                <text:p>5702</text:p>
              </table:table-cell>
              <table:table-cell office:value-type="float" office:value="4774">
                <text:p>4774</text:p>
              </table:table-cell>
              <table:table-cell office:value-type="float" office:value="3096">
                <text:p>3096</text:p>
              </table:table-cell>
              <table:table-cell office:value-type="float" office:value="1092">
                <text:p>1092</text:p>
              </table:table-cell>
              <table:table-cell office:value-type="float" office:value="1748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2924">
                <text:p>2924</text:p>
              </table:table-cell>
              <table:table-cell office:value-type="float" office:value="2282">
                <text:p>22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63cm" svg:height="9.349cm" xlink:href=".." xlink:type="simple" chart:class="chart:scatter" chart:row-mapping="0 1 2 3" chart:style-name="ch1">
        <chart:title svg:x="6.039cm" svg:y="0.322cm" chart:style-name="ch2">
          <text:p>Fraction 2: Activated sludge</text:p>
        </chart:title>
        <chart:legend chart:legend-position="end" svg:x="15.61cm" svg:y="3.628cm" style:legend-expansion="high" chart:style-name="ch3"/>
        <chart:plot-area chart:style-name="ch4" table:cell-range-address="'lipase asays'.B44:'lipase asays'.K48" chart:data-source-has-labels="both" svg:x="0.897cm" svg:y="1.309cm" svg:width="14.779cm" svg:height="7.611cm">
          <chartooo:coordinate-region svg:x="1.889cm" svg:y="1.508cm" svg:width="13.6cm" svg:height="6.765cm"/>
          <chart:axis chart:dimension="x" chart:name="primary-x" chart:style-name="ch5" chartooo:axis-type="auto">
            <chart:title svg:x="7.382cm" svg:y="8.789cm" chart:style-name="ch6">
              <text:p>Time (days)</text:p>
            </chart:title>
            <chart:categories table:cell-range-address="'lipase asays'.C44:'lipase asays'.K44"/>
          </chart:axis>
          <chart:axis chart:dimension="y" chart:name="primary-y" chart:style-name="ch7">
            <chart:title svg:x="0cm" svg:y="6.574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C45:'lipase asays'.K45" chart:label-cell-address="'lipase asays'.B45:'lipase asays'.B45" chart:class="chart:scatter">
            <chart:domain table:cell-range-address="'lipase asays'.C44:'lipase asays'.K44"/>
            <chart:data-point chart:repeated="9"/>
          </chart:series>
          <chart:series chart:style-name="ch11" chart:values-cell-range-address="'lipase asays'.C46:'lipase asays'.K46" chart:label-cell-address="'lipase asays'.B46:'lipase asays'.B46" chart:class="chart:scatter">
            <chart:data-point chart:repeated="9"/>
          </chart:series>
          <chart:series chart:style-name="ch12" chart:values-cell-range-address="'lipase asays'.C47:'lipase asays'.K47" chart:label-cell-address="'lipase asays'.B47:'lipase asays'.B47" chart:class="chart:scatter">
            <chart:data-point chart:repeated="9"/>
          </chart:series>
          <chart:series chart:style-name="ch13" chart:values-cell-range-address="'lipase asays'.C48:'lipase asays'.K48" chart:label-cell-address="'lipase asays'.B48:'lipase asays'.B48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C44:'lipase asays'.K4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C44:'lipase asays'.K4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#1</text:p>
                <draw:g>
                  <svg:desc>'lipase asays'.B45:'lipase asays'.B45</svg:desc>
                </draw:g>
              </table:table-cell>
              <table:table-cell office:value-type="float" office:value="4310">
                <text:p>4310</text:p>
                <draw:g>
                  <svg:desc>'lipase asays'.C45:'lipase asays'.K45</svg:desc>
                </draw:g>
              </table:table-cell>
              <table:table-cell office:value-type="float" office:value="3142">
                <text:p>3142</text:p>
              </table:table-cell>
              <table:table-cell office:value-type="float" office:value="2164">
                <text:p>2164</text:p>
              </table:table-cell>
              <table:table-cell office:value-type="float" office:value="3674">
                <text:p>3674</text:p>
              </table:table-cell>
              <table:table-cell office:value-type="float" office:value="1372">
                <text:p>1372</text:p>
              </table:table-cell>
              <table:table-cell office:value-type="float" office:value="664">
                <text:p>664</text:p>
              </table:table-cell>
              <table:table-cell office:value-type="float" office:value="358">
                <text:p>358</text:p>
              </table:table-cell>
              <table:table-cell office:value-type="float" office:value="602">
                <text:p>60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R#2</text:p>
                <draw:g>
                  <svg:desc>'lipase asays'.B46:'lipase asays'.B46</svg:desc>
                </draw:g>
              </table:table-cell>
              <table:table-cell office:value-type="float" office:value="2496">
                <text:p>2496</text:p>
                <draw:g>
                  <svg:desc>'lipase asays'.C46:'lipase asays'.K46</svg:desc>
                </draw:g>
              </table:table-cell>
              <table:table-cell office:value-type="float" office:value="3524">
                <text:p>3524</text:p>
              </table:table-cell>
              <table:table-cell office:value-type="float" office:value="2128">
                <text:p>2128</text:p>
              </table:table-cell>
              <table:table-cell office:value-type="float" office:value="3702">
                <text:p>3702</text:p>
              </table:table-cell>
              <table:table-cell office:value-type="float" office:value="1614">
                <text:p>1614</text:p>
              </table:table-cell>
              <table:table-cell office:value-type="float" office:value="664">
                <text:p>664</text:p>
              </table:table-cell>
              <table:table-cell office:value-type="float" office:value="334">
                <text:p>334</text:p>
              </table:table-cell>
              <table:table-cell office:value-type="float" office:value="652">
                <text:p>652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R#3</text:p>
                <draw:g>
                  <svg:desc>'lipase asays'.B47:'lipase asays'.B47</svg:desc>
                </draw:g>
              </table:table-cell>
              <table:table-cell office:value-type="float" office:value="3300">
                <text:p>3300</text:p>
                <draw:g>
                  <svg:desc>'lipase asays'.C47:'lipase asays'.K47</svg:desc>
                </draw:g>
              </table:table-cell>
              <table:table-cell office:value-type="float" office:value="3810">
                <text:p>3810</text:p>
              </table:table-cell>
              <table:table-cell office:value-type="float" office:value="1546">
                <text:p>1546</text:p>
              </table:table-cell>
              <table:table-cell office:value-type="float" office:value="3636">
                <text:p>3636</text:p>
              </table:table-cell>
              <table:table-cell office:value-type="float" office:value="1562">
                <text:p>1562</text:p>
              </table:table-cell>
              <table:table-cell office:value-type="float" office:value="664">
                <text:p>664</text:p>
              </table:table-cell>
              <table:table-cell office:value-type="float" office:value="318">
                <text:p>318</text:p>
              </table:table-cell>
              <table:table-cell office:value-type="float" office:value="602">
                <text:p>602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R#4</text:p>
                <draw:g>
                  <svg:desc>'lipase asays'.B48:'lipase asays'.B48</svg:desc>
                </draw:g>
              </table:table-cell>
              <table:table-cell office:value-type="float" office:value="3654">
                <text:p>3654</text:p>
                <draw:g>
                  <svg:desc>'lipase asays'.C48:'lipase asays'.K48</svg:desc>
                </draw:g>
              </table:table-cell>
              <table:table-cell office:value-type="float" office:value="1730">
                <text:p>1730</text:p>
              </table:table-cell>
              <table:table-cell office:value-type="float" office:value="4514">
                <text:p>4514</text:p>
              </table:table-cell>
              <table:table-cell office:value-type="float" office:value="3666">
                <text:p>3666</text:p>
              </table:table-cell>
              <table:table-cell office:value-type="float" office:value="1957">
                <text:p>1957</text:p>
              </table:table-cell>
              <table:table-cell office:value-type="float" office:value="664">
                <text:p>664</text:p>
              </table:table-cell>
              <table:table-cell office:value-type="float" office:value="1034">
                <text:p>1034</text:p>
              </table:table-cell>
              <table:table-cell office:value-type="float" office:value="600">
                <text:p>600</text:p>
              </table:table-cell>
              <table:table-cell office:value-type="float" office:value="836">
                <text:p>8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777cm" svg:height="10.67cm" xlink:href=".." xlink:type="simple" chart:class="chart:bar" chart:style-name="ch1">
        <chart:title svg:x="5.236cm" svg:y="0.349cm" chart:style-name="ch2">
          <text:p>Comparative DNA measurement</text:p>
        </chart:title>
        <chart:legend chart:legend-position="end" svg:x="14.567cm" svg:y="4.787cm" style:legend-expansion="high" chart:style-name="ch3"/>
        <chart:plot-area chart:style-name="ch4" table:cell-range-address="'prac thesis'.A1:'prac thesis'.C14" chart:data-source-has-labels="both" svg:x="1.406cm" svg:y="1.249cm" svg:width="13.007cm" svg:height="8.877cm">
          <chartooo:coordinate-region svg:x="2.213cm" svg:y="1.448cm" svg:width="12.2cm" svg:height="6.67cm"/>
          <chart:axis chart:dimension="x" chart:name="primary-x" chart:style-name="ch5" chartooo:axis-type="auto">
            <chartooo:date-scale/>
            <chart:categories table:cell-range-address="'prac thesis'.A2:'prac thesis'.A14"/>
          </chart:axis>
          <chart:axis chart:dimension="y" chart:name="primary-y" chart:style-name="ch6">
            <chart:title svg:x="0.511cm" svg:y="7.636cm" chart:style-name="ch7">
              <text:p>DNA concentration (ug/ml)</text:p>
            </chart:title>
            <chart:grid chart:style-name="ch8" chart:class="major"/>
          </chart:axis>
          <chart:series chart:style-name="ch9" chart:values-cell-range-address="'prac thesis'.B2:'prac thesis'.B14" chart:label-cell-address="'prac thesis'.B1:'prac thesis'.B1" chart:class="chart:bar">
            <chart:data-point chart:repeated="13"/>
          </chart:series>
          <chart:series chart:style-name="ch10" chart:values-cell-range-address="'prac thesis'.C2:'prac thesis'.C14" chart:label-cell-address="'prac thesis'.C1:'prac thesis'.C1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nodrop</text:p>
                <draw:g>
                  <svg:desc>'prac thesis'.B1:'prac thesis'.B1</svg:desc>
                </draw:g>
              </table:table-cell>
              <table:table-cell office:value-type="string">
                <text:p>Qubit</text:p>
                <draw:g>
                  <svg:desc>'prac thesis'.C1:'prac thesi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 initial</text:p>
                <draw:g>
                  <svg:desc>'prac thesis'.A2:'prac thesis'.A14</svg:desc>
                </draw:g>
              </table:table-cell>
              <table:table-cell office:value-type="float" office:value="77">
                <text:p>77</text:p>
                <draw:g>
                  <svg:desc>'prac thesis'.B2:'prac thesis'.B14</svg:desc>
                </draw:g>
              </table:table-cell>
              <table:table-cell office:value-type="float" office:value="3.24">
                <text:p>3.24</text:p>
                <draw:g>
                  <svg:desc>'prac thesis'.C2:'prac thesis'.C14</svg:desc>
                </draw:g>
              </table:table-cell>
            </table:table-row>
            <table:table-row>
              <table:table-cell office:value-type="string">
                <text:p>no treat. 1</text:p>
              </table:table-cell>
              <table:table-cell office:value-type="float" office:value="21.2">
                <text:p>21.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no treat. 2</text:p>
              </table:table-cell>
              <table:table-cell office:value-type="float" office:value="181.6">
                <text:p>181.6</text:p>
              </table:table-cell>
              <table:table-cell office:value-type="float" office:value="8.87">
                <text:p>8.87</text:p>
              </table:table-cell>
            </table:table-row>
            <table:table-row>
              <table:table-cell office:value-type="string">
                <text:p>no treat. 3</text:p>
              </table:table-cell>
              <table:table-cell office:value-type="float" office:value="78.6">
                <text:p>78.6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acetate enr. 1</text:p>
              </table:table-cell>
              <table:table-cell office:value-type="float" office:value="90.3">
                <text:p>90.3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acetate enr. 2</text:p>
              </table:table-cell>
              <table:table-cell office:value-type="float" office:value="81.4">
                <text:p>81.4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acetate enr. 3</text:p>
              </table:table-cell>
              <table:table-cell office:value-type="float" office:value="199">
                <text:p>199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GT enr. 1</text:p>
              </table:table-cell>
              <table:table-cell office:value-type="float" office:value="60.9">
                <text:p>6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T enr. 2</text:p>
              </table:table-cell>
              <table:table-cell office:value-type="float" office:value="36.6">
                <text:p>36.6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GT enr. 3</text:p>
              </table:table-cell>
              <table:table-cell office:value-type="float" office:value="71">
                <text:p>7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GT droplets 1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T droplets 2</text:p>
              </table:table-cell>
              <table:table-cell office:value-type="float" office:value="40.3">
                <text:p>40.3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GT droplets 3</text:p>
              </table:table-cell>
              <table:table-cell office:value-type="float" office:value="32.1">
                <text:p>32.1</text:p>
              </table:table-cell>
              <table:table-cell office:value-type="float" office:value="1.14">
                <text:p>1.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34cm" svg:y="0.316cm" chart:style-name="ch2">
          <text:p>Lipase activity at two time points</text:p>
        </chart:title>
        <chart:legend chart:legend-position="end" svg:x="14.028cm" svg:y="3.952cm" style:legend-expansion="high" chart:style-name="ch3"/>
        <chart:plot-area chart:style-name="ch4" table:cell-range-address="'prac thesis'.M30:'prac thesis'.O39" chart:data-source-has-labels="both" svg:x="0.77cm" svg:y="1.635cm" svg:width="12.618cm" svg:height="6.204cm">
          <chartooo:coordinate-region svg:x="4.566cm" svg:y="1.635cm" svg:width="8.728cm" svg:height="5.557cm"/>
          <chart:axis chart:dimension="x" chart:name="primary-x" chart:style-name="ch5" chartooo:axis-type="auto">
            <chartooo:date-scale/>
            <chart:categories table:cell-range-address="'prac thesis'.M31:'prac thesis'.M39"/>
          </chart:axis>
          <chart:axis chart:dimension="y" chart:name="primary-y" chart:style-name="ch6">
            <chart:title svg:x="5.196cm" svg:y="8.019cm" chart:style-name="ch7">
              <text:p>Average lipase activity (U)</text:p>
            </chart:title>
            <chart:grid chart:style-name="ch8" chart:class="major"/>
          </chart:axis>
          <chart:series chart:style-name="ch9" chart:values-cell-range-address="'prac thesis'.N31:'prac thesis'.N39" chart:label-cell-address="'prac thesis'.N30:'prac thesis'.N30" chart:class="chart:bar">
            <chart:data-point chart:repeated="9"/>
          </chart:series>
          <chart:series chart:style-name="ch10" chart:values-cell-range-address="'prac thesis'.O31:'prac thesis'.O39" chart:label-cell-address="'prac thesis'.O30:'prac thesis'.O30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days</text:p>
                <draw:g>
                  <svg:desc>'prac thesis'.N30:'prac thesis'.N30</svg:desc>
                </draw:g>
              </table:table-cell>
              <table:table-cell office:value-type="string">
                <text:p>15 days</text:p>
                <draw:g>
                  <svg:desc>'prac thesis'.O30:'prac thesis'.O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 treat. EC lipase</text:p>
                <draw:g>
                  <svg:desc>'prac thesis'.M31:'prac thesis'.M39</svg:desc>
                </draw:g>
              </table:table-cell>
              <table:table-cell office:value-type="float" office:value="0.17625">
                <text:p>0.17625</text:p>
                <draw:g>
                  <svg:desc>'prac thesis'.N31:'prac thesis'.N39</svg:desc>
                </draw:g>
              </table:table-cell>
              <table:table-cell office:value-type="float" office:value="0.179375">
                <text:p>0.179375</text:p>
                <draw:g>
                  <svg:desc>'prac thesis'.O31:'prac thesis'.O39</svg:desc>
                </draw:g>
              </table:table-cell>
            </table:table-row>
            <table:table-row>
              <table:table-cell office:value-type="string">
                <text:p>no treat. EPS lipase</text:p>
              </table:table-cell>
              <table:table-cell office:value-type="float" office:value="0.355">
                <text:p>0.355</text:p>
              </table:table-cell>
              <table:table-cell office:value-type="float" office:value="0.3675">
                <text:p>0.3675</text:p>
              </table:table-cell>
            </table:table-row>
            <table:table-row>
              <table:table-cell office:value-type="string">
                <text:p>no treat. memb. Lipase</text:p>
              </table:table-cell>
              <table:table-cell office:value-type="float" office:value="3.5175">
                <text:p>3.5175</text:p>
              </table:table-cell>
              <table:table-cell office:value-type="float" office:value="3.56125">
                <text:p>3.56125</text:p>
              </table:table-cell>
            </table:table-row>
            <table:table-row>
              <table:table-cell office:value-type="string">
                <text:p>Acetate EC lipase</text:p>
              </table:table-cell>
              <table:table-cell office:value-type="float" office:value="0.2375">
                <text:p>0.2375</text:p>
              </table:table-cell>
              <table:table-cell office:value-type="float" office:value="0.23625">
                <text:p>0.23625</text:p>
              </table:table-cell>
            </table:table-row>
            <table:table-row>
              <table:table-cell office:value-type="string">
                <text:p>Acetate EPS lipase</text:p>
              </table:table-cell>
              <table:table-cell office:value-type="float" office:value="0.30625">
                <text:p>0.30625</text:p>
              </table:table-cell>
              <table:table-cell office:value-type="float" office:value="0.309375">
                <text:p>0.309375</text:p>
              </table:table-cell>
            </table:table-row>
            <table:table-row>
              <table:table-cell office:value-type="string">
                <text:p>Acetate memb. Lipase</text:p>
              </table:table-cell>
              <table:table-cell office:value-type="float" office:value="3.19375">
                <text:p>3.19375</text:p>
              </table:table-cell>
              <table:table-cell office:value-type="float" office:value="3.230625">
                <text:p>3.230625</text:p>
              </table:table-cell>
            </table:table-row>
            <table:table-row>
              <table:table-cell office:value-type="string">
                <text:p>GT EC lipase</text:p>
              </table:table-cell>
              <table:table-cell office:value-type="float" office:value="0.2325">
                <text:p>0.2325</text:p>
              </table:table-cell>
              <table:table-cell office:value-type="float" office:value="0.23875">
                <text:p>0.23875</text:p>
              </table:table-cell>
            </table:table-row>
            <table:table-row>
              <table:table-cell office:value-type="string">
                <text:p>GT EPS lipase</text:p>
              </table:table-cell>
              <table:table-cell office:value-type="float" office:value="0.345">
                <text:p>0.345</text:p>
              </table:table-cell>
              <table:table-cell office:value-type="float" office:value="0.3675">
                <text:p>0.3675</text:p>
              </table:table-cell>
            </table:table-row>
            <table:table-row>
              <table:table-cell office:value-type="string">
                <text:p>GT memb. Lipase</text:p>
              </table:table-cell>
              <table:table-cell office:value-type="float" office:value="1.5">
                <text:p>1.5</text:p>
              </table:table-cell>
              <table:table-cell office:value-type="float" office:value="1.635">
                <text:p>1.6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111cm" svg:height="9.349cm" xlink:href=".." xlink:type="simple" chart:class="chart:scatter" chart:row-mapping="0 1 2 3" chart:style-name="ch1">
        <chart:title svg:x="7.509cm" svg:y="-0.001cm" chart:style-name="ch2">
          <text:p>Fraction 3: GT
 enrichment</text:p>
        </chart:title>
        <chart:legend chart:legend-position="end" svg:x="16.158cm" svg:y="3.628cm" style:legend-expansion="high" chart:style-name="ch3"/>
        <chart:plot-area chart:style-name="ch4" table:cell-range-address="'lipase asays'.M44:'lipase asays'.V48" chart:data-source-has-labels="both" svg:x="0.752cm" svg:y="0.925cm" svg:width="15.612cm" svg:height="8.105cm">
          <chartooo:coordinate-region svg:x="1.744cm" svg:y="1.124cm" svg:width="14.433cm" svg:height="7.259cm"/>
          <chart:axis chart:dimension="x" chart:name="primary-x" chart:style-name="ch5" chartooo:axis-type="auto">
            <chart:title svg:x="7.654cm" svg:y="8.789cm" chart:style-name="ch6">
              <text:p>Time (days)</text:p>
            </chart:title>
            <chart:categories table:cell-range-address="'lipase asays'.N44:'lipase asays'.V44"/>
          </chart:axis>
          <chart:axis chart:dimension="y" chart:name="primary-y" chart:style-name="ch7">
            <chart:title svg:x="0cm" svg:y="6.437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N45:'lipase asays'.V45" chart:label-cell-address="'lipase asays'.M45:'lipase asays'.M45" chart:class="chart:scatter">
            <chart:domain table:cell-range-address="'lipase asays'.N44:'lipase asays'.V44"/>
            <chart:data-point chart:repeated="9"/>
          </chart:series>
          <chart:series chart:style-name="ch11" chart:values-cell-range-address="'lipase asays'.N46:'lipase asays'.V46" chart:label-cell-address="'lipase asays'.M46:'lipase asays'.M46" chart:class="chart:scatter">
            <chart:data-point chart:repeated="9"/>
          </chart:series>
          <chart:series chart:style-name="ch12" chart:values-cell-range-address="'lipase asays'.N47:'lipase asays'.V47" chart:label-cell-address="'lipase asays'.M47:'lipase asays'.M47" chart:class="chart:scatter">
            <chart:data-point chart:repeated="9"/>
          </chart:series>
          <chart:series chart:style-name="ch13" chart:values-cell-range-address="'lipase asays'.N48:'lipase asays'.V48" chart:label-cell-address="'lipase asays'.M48:'lipase asays'.M48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N44:'lipase asays'.V4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N44:'lipase asays'.V4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#1</text:p>
                <draw:g>
                  <svg:desc>'lipase asays'.M45:'lipase asays'.M45</svg:desc>
                </draw:g>
              </table:table-cell>
              <table:table-cell office:value-type="float" office:value="6522">
                <text:p>6522</text:p>
                <draw:g>
                  <svg:desc>'lipase asays'.N45:'lipase asays'.V45</svg:desc>
                </draw:g>
              </table:table-cell>
              <table:table-cell office:value-type="float" office:value="6950">
                <text:p>6950</text:p>
              </table:table-cell>
              <table:table-cell office:value-type="float" office:value="7104">
                <text:p>7104</text:p>
              </table:table-cell>
              <table:table-cell office:value-type="float" office:value="6526">
                <text:p>6526</text:p>
              </table:table-cell>
              <table:table-cell office:value-type="float" office:value="6202">
                <text:p>6202</text:p>
              </table:table-cell>
              <table:table-cell office:value-type="float" office:value="5086">
                <text:p>5086</text:p>
              </table:table-cell>
              <table:table-cell office:value-type="float" office:value="5656">
                <text:p>5656</text:p>
              </table:table-cell>
              <table:table-cell office:value-type="float" office:value="7334">
                <text:p>7334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R#2</text:p>
                <draw:g>
                  <svg:desc>'lipase asays'.M46:'lipase asays'.M46</svg:desc>
                </draw:g>
              </table:table-cell>
              <table:table-cell office:value-type="float" office:value="6330">
                <text:p>6330</text:p>
                <draw:g>
                  <svg:desc>'lipase asays'.N46:'lipase asays'.V46</svg:desc>
                </draw:g>
              </table:table-cell>
              <table:table-cell office:value-type="float" office:value="6948">
                <text:p>6948</text:p>
              </table:table-cell>
              <table:table-cell office:value-type="float" office:value="6964">
                <text:p>6964</text:p>
              </table:table-cell>
              <table:table-cell office:value-type="float" office:value="3936">
                <text:p>3936</text:p>
              </table:table-cell>
              <table:table-cell office:value-type="float" office:value="3304">
                <text:p>3304</text:p>
              </table:table-cell>
              <table:table-cell office:value-type="float" office:value="6802">
                <text:p>6802</text:p>
              </table:table-cell>
              <table:table-cell office:value-type="float" office:value="7046">
                <text:p>7046</text:p>
              </table:table-cell>
              <table:table-cell office:value-type="float" office:value="7268">
                <text:p>7268</text:p>
              </table:table-cell>
              <table:table-cell office:value-type="float" office:value="7390">
                <text:p>7390</text:p>
              </table:table-cell>
            </table:table-row>
            <table:table-row>
              <table:table-cell office:value-type="string">
                <text:p>R#3</text:p>
                <draw:g>
                  <svg:desc>'lipase asays'.M47:'lipase asays'.M47</svg:desc>
                </draw:g>
              </table:table-cell>
              <table:table-cell office:value-type="float" office:value="5846">
                <text:p>5846</text:p>
                <draw:g>
                  <svg:desc>'lipase asays'.N47:'lipase asays'.V47</svg:desc>
                </draw:g>
              </table:table-cell>
              <table:table-cell office:value-type="float" office:value="7000">
                <text:p>7000</text:p>
              </table:table-cell>
              <table:table-cell office:value-type="float" office:value="6722">
                <text:p>6722</text:p>
              </table:table-cell>
              <table:table-cell office:value-type="float" office:value="4698">
                <text:p>4698</text:p>
              </table:table-cell>
              <table:table-cell office:value-type="float" office:value="5066">
                <text:p>5066</text:p>
              </table:table-cell>
              <table:table-cell office:value-type="float" office:value="4980">
                <text:p>4980</text:p>
              </table:table-cell>
              <table:table-cell office:value-type="float" office:value="4674">
                <text:p>4674</text:p>
              </table:table-cell>
              <table:table-cell office:value-type="float" office:value="7410">
                <text:p>7410</text:p>
              </table:table-cell>
              <table:table-cell office:value-type="float" office:value="7392">
                <text:p>7392</text:p>
              </table:table-cell>
            </table:table-row>
            <table:table-row>
              <table:table-cell office:value-type="string">
                <text:p>R#4</text:p>
                <draw:g>
                  <svg:desc>'lipase asays'.M48:'lipase asays'.M48</svg:desc>
                </draw:g>
              </table:table-cell>
              <table:table-cell office:value-type="float" office:value="6456">
                <text:p>6456</text:p>
                <draw:g>
                  <svg:desc>'lipase asays'.N48:'lipase asays'.V48</svg:desc>
                </draw:g>
              </table:table-cell>
              <table:table-cell office:value-type="float" office:value="6976">
                <text:p>6976</text:p>
              </table:table-cell>
              <table:table-cell office:value-type="float" office:value="7058">
                <text:p>7058</text:p>
              </table:table-cell>
              <table:table-cell office:value-type="float" office:value="6344">
                <text:p>6344</text:p>
              </table:table-cell>
              <table:table-cell office:value-type="float" office:value="6110">
                <text:p>6110</text:p>
              </table:table-cell>
              <table:table-cell office:value-type="float" office:value="6718">
                <text:p>6718</text:p>
              </table:table-cell>
              <table:table-cell office:value-type="float" office:value="NaN">
                <text:p>NaN</text:p>
              </table:table-cell>
              <table:table-cell office:value-type="float" office:value="7344">
                <text:p>7344</text:p>
              </table:table-cell>
              <table:table-cell office:value-type="float" office:value="7298">
                <text:p>72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147cm" svg:height="9.381cm" xlink:href=".." xlink:type="simple" chart:class="chart:scatter" chart:row-mapping="0 1 2 3" chart:style-name="ch1">
        <chart:title svg:x="6.331cm" svg:y="0.323cm" chart:style-name="ch2">
          <text:p>Fraction 3: Activated sludge</text:p>
        </chart:title>
        <chart:legend chart:legend-position="end" svg:x="16.194cm" svg:y="3.644cm" style:legend-expansion="high" chart:style-name="ch3"/>
        <chart:plot-area chart:style-name="ch4" table:cell-range-address="'lipase asays'.X44:'lipase asays'.AG48" chart:data-source-has-labels="both" svg:x="0.86cm" svg:y="1.116cm" svg:width="15.539cm" svg:height="7.721cm">
          <chartooo:coordinate-region svg:x="1.852cm" svg:y="1.315cm" svg:width="14.361cm" svg:height="6.875cm"/>
          <chart:axis chart:dimension="x" chart:name="primary-x" chart:style-name="ch5" chartooo:axis-type="auto">
            <chart:title svg:x="7.725cm" svg:y="8.821cm" chart:style-name="ch6">
              <text:p>Time (days)</text:p>
            </chart:title>
            <chart:categories table:cell-range-address="'lipase asays'.Y44:'lipase asays'.AG44"/>
          </chart:axis>
          <chart:axis chart:dimension="y" chart:name="primary-y" chart:style-name="ch7">
            <chart:title svg:x="0cm" svg:y="6.436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Y45:'lipase asays'.AG45" chart:label-cell-address="'lipase asays'.X45:'lipase asays'.X45" chart:class="chart:scatter">
            <chart:domain table:cell-range-address="'lipase asays'.Y44:'lipase asays'.AG44"/>
            <chart:data-point chart:repeated="9"/>
          </chart:series>
          <chart:series chart:style-name="ch11" chart:values-cell-range-address="'lipase asays'.Y46:'lipase asays'.AG46" chart:label-cell-address="'lipase asays'.X46:'lipase asays'.X46" chart:class="chart:scatter">
            <chart:data-point chart:repeated="9"/>
          </chart:series>
          <chart:series chart:style-name="ch12" chart:values-cell-range-address="'lipase asays'.Y47:'lipase asays'.AG47" chart:label-cell-address="'lipase asays'.X47:'lipase asays'.X47" chart:class="chart:scatter">
            <chart:data-point chart:repeated="9"/>
          </chart:series>
          <chart:series chart:style-name="ch13" chart:values-cell-range-address="'lipase asays'.Y48:'lipase asays'.AG48" chart:label-cell-address="'lipase asays'.X48:'lipase asays'.X48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Y44:'lipase asays'.AG4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Y44:'lipase asays'.AG4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#1</text:p>
                <draw:g>
                  <svg:desc>'lipase asays'.X45:'lipase asays'.X45</svg:desc>
                </draw:g>
              </table:table-cell>
              <table:table-cell office:value-type="float" office:value="6522">
                <text:p>6522</text:p>
                <draw:g>
                  <svg:desc>'lipase asays'.Y45:'lipase asays'.AG45</svg:desc>
                </draw:g>
              </table:table-cell>
              <table:table-cell office:value-type="float" office:value="6854">
                <text:p>6854</text:p>
              </table:table-cell>
              <table:table-cell office:value-type="float" office:value="6870">
                <text:p>6870</text:p>
              </table:table-cell>
              <table:table-cell office:value-type="float" office:value="6390">
                <text:p>6390</text:p>
              </table:table-cell>
              <table:table-cell office:value-type="float" office:value="6334">
                <text:p>6334</text:p>
              </table:table-cell>
              <table:table-cell office:value-type="float" office:value="6378">
                <text:p>6378</text:p>
              </table:table-cell>
              <table:table-cell office:value-type="float" office:value="6646">
                <text:p>6646</text:p>
              </table:table-cell>
              <table:table-cell office:value-type="float" office:value="7388">
                <text:p>7388</text:p>
              </table:table-cell>
              <table:table-cell office:value-type="float" office:value="7416">
                <text:p>7416</text:p>
              </table:table-cell>
            </table:table-row>
            <table:table-row>
              <table:table-cell office:value-type="string">
                <text:p>R#2</text:p>
                <draw:g>
                  <svg:desc>'lipase asays'.X46:'lipase asays'.X46</svg:desc>
                </draw:g>
              </table:table-cell>
              <table:table-cell office:value-type="float" office:value="6330">
                <text:p>6330</text:p>
                <draw:g>
                  <svg:desc>'lipase asays'.Y46:'lipase asays'.AG46</svg:desc>
                </draw:g>
              </table:table-cell>
              <table:table-cell office:value-type="float" office:value="6964">
                <text:p>6964</text:p>
              </table:table-cell>
              <table:table-cell office:value-type="float" office:value="6930">
                <text:p>6930</text:p>
              </table:table-cell>
              <table:table-cell office:value-type="float" office:value="6624">
                <text:p>6624</text:p>
              </table:table-cell>
              <table:table-cell office:value-type="float" office:value="6836">
                <text:p>6836</text:p>
              </table:table-cell>
              <table:table-cell office:value-type="float" office:value="6378">
                <text:p>6378</text:p>
              </table:table-cell>
              <table:table-cell office:value-type="float" office:value="6552">
                <text:p>6552</text:p>
              </table:table-cell>
              <table:table-cell office:value-type="float" office:value="7484">
                <text:p>7484</text:p>
              </table:table-cell>
              <table:table-cell office:value-type="float" office:value="7618">
                <text:p>7618</text:p>
              </table:table-cell>
            </table:table-row>
            <table:table-row>
              <table:table-cell office:value-type="string">
                <text:p>R#3</text:p>
                <draw:g>
                  <svg:desc>'lipase asays'.X47:'lipase asays'.X47</svg:desc>
                </draw:g>
              </table:table-cell>
              <table:table-cell office:value-type="float" office:value="5846">
                <text:p>5846</text:p>
                <draw:g>
                  <svg:desc>'lipase asays'.Y47:'lipase asays'.AG47</svg:desc>
                </draw:g>
              </table:table-cell>
              <table:table-cell office:value-type="float" office:value="7068">
                <text:p>7068</text:p>
              </table:table-cell>
              <table:table-cell office:value-type="float" office:value="6844">
                <text:p>6844</text:p>
              </table:table-cell>
              <table:table-cell office:value-type="float" office:value="4236">
                <text:p>4236</text:p>
              </table:table-cell>
              <table:table-cell office:value-type="float" office:value="6752">
                <text:p>6752</text:p>
              </table:table-cell>
              <table:table-cell office:value-type="float" office:value="6378">
                <text:p>6378</text:p>
              </table:table-cell>
              <table:table-cell office:value-type="float" office:value="6452">
                <text:p>6452</text:p>
              </table:table-cell>
              <table:table-cell office:value-type="float" office:value="7520">
                <text:p>7520</text:p>
              </table:table-cell>
              <table:table-cell office:value-type="float" office:value="7444">
                <text:p>7444</text:p>
              </table:table-cell>
            </table:table-row>
            <table:table-row>
              <table:table-cell office:value-type="string">
                <text:p>R#4</text:p>
                <draw:g>
                  <svg:desc>'lipase asays'.X48:'lipase asays'.X48</svg:desc>
                </draw:g>
              </table:table-cell>
              <table:table-cell office:value-type="float" office:value="6456">
                <text:p>6456</text:p>
                <draw:g>
                  <svg:desc>'lipase asays'.Y48:'lipase asays'.AG48</svg:desc>
                </draw:g>
              </table:table-cell>
              <table:table-cell office:value-type="float" office:value="6924">
                <text:p>6924</text:p>
              </table:table-cell>
              <table:table-cell office:value-type="float" office:value="7190">
                <text:p>7190</text:p>
              </table:table-cell>
              <table:table-cell office:value-type="float" office:value="6596">
                <text:p>6596</text:p>
              </table:table-cell>
              <table:table-cell office:value-type="float" office:value="6476">
                <text:p>6476</text:p>
              </table:table-cell>
              <table:table-cell office:value-type="float" office:value="6378">
                <text:p>6378</text:p>
              </table:table-cell>
              <table:table-cell office:value-type="float" office:value="6864">
                <text:p>6864</text:p>
              </table:table-cell>
              <table:table-cell office:value-type="float" office:value="7480">
                <text:p>7480</text:p>
              </table:table-cell>
              <table:table-cell office:value-type="float" office:value="7514">
                <text:p>75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fals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fals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47cm" chart:symbol-height="0.247cm" chart:link-data-style-to-source="fals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47cm" chart:symbol-height="0.247cm" chart:link-data-style-to-source="fals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fals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width="0.026cm" svg:stroke-color="#b3b3b3"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3.34cm" svg:height="7.166cm" xlink:href="." xlink:type="simple" chart:class="chart:line" chart:style-name="ch1">
        <chart:title svg:x="2.012cm" svg:y="0.269cm" chart:style-name="ch2">
          <text:p>Lipase expression in AS and TAG replaicates 1</text:p>
        </chart:title>
        <chart:legend chart:legend-position="end" svg:x="10.832cm" svg:y="1.79cm" style:legend-expansion="high" chart:style-name="ch3"/>
        <chart:plot-area chart:style-name="ch4" chart:data-source-has-labels="both" svg:x="1.315cm" svg:y="1.332cm" svg:width="8.957cm" svg:height="4.934cm">
          <chartooo:coordinate-region svg:x="2.263cm" svg:y="1.531cm" svg:width="7.796cm" svg:height="4.088cm"/>
          <chart:axis chart:dimension="x" chart:name="primary-x" chart:style-name="ch5" chartooo:axis-type="text">
            <chart:title svg:x="4.864cm" svg:y="6.32cm" chart:style-name="ch6">
              <text:p>Time (days)</text:p>
            </chart:title>
            <chart:categories table:cell-range-address="local-table.$A$2:.$A$6"/>
          </chart:axis>
          <chart:axis chart:dimension="y" chart:name="primary-y" chart:style-name="ch7">
            <chart:title svg:x="0.458cm" svg:y="4.799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series chart:style-name="ch14" chart:values-cell-range-address="local-table.$F$2:.$F$6" chart:label-cell-address="local-table.$F$1" chart:class="chart:line">
            <chart:data-point chart:repeated="5"/>
          </chart:series>
          <chart:series chart:style-name="ch15" chart:values-cell-range-address="local-table.$G$2:.$G$6" chart:label-cell-address="local-table.$G$1" chart:class="chart:line">
            <chart:data-point chart:repeated="5"/>
          </chart:series>
          <chart:series chart:style-name="ch16" chart:values-cell-range-address="local-table.$H$2:.$H$6" chart:label-cell-address="local-table.$H$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89</text:p>
              </table:table-cell>
              <table:table-cell office:value-type="string">
                <text:p>Row 90</text:p>
              </table:table-cell>
              <table:table-cell office:value-type="string">
                <text:p>Row 91</text:p>
              </table:table-cell>
              <table:table-cell office:value-type="string">
                <text:p>Row 92</text:p>
              </table:table-cell>
              <table:table-cell office:value-type="string">
                <text:p>Row 93</text:p>
              </table:table-cell>
              <table:table-cell office:value-type="string">
                <text:p>Row 94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08">
                <text:p>308</text:p>
              </table:table-cell>
              <table:table-cell office:value-type="float" office:value="4310">
                <text:p>4310</text:p>
              </table:table-cell>
              <table:table-cell office:value-type="float" office:value="6522">
                <text:p>6522</text:p>
              </table:table-cell>
              <table:table-cell office:value-type="float" office:value="308">
                <text:p>308</text:p>
              </table:table-cell>
              <table:table-cell office:value-type="float" office:value="4310">
                <text:p>4310</text:p>
              </table:table-cell>
              <table:table-cell office:value-type="float" office:value="6522">
                <text:p>6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8">
                <text:p>288</text:p>
              </table:table-cell>
              <table:table-cell office:value-type="float" office:value="3142">
                <text:p>3142</text:p>
              </table:table-cell>
              <table:table-cell office:value-type="float" office:value="6854">
                <text:p>6854</text:p>
              </table:table-cell>
              <table:table-cell office:value-type="float" office:value="386">
                <text:p>386</text:p>
              </table:table-cell>
              <table:table-cell office:value-type="float" office:value="6032">
                <text:p>6032</text:p>
              </table:table-cell>
              <table:table-cell office:value-type="float" office:value="6950">
                <text:p>6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8">
                <text:p>318</text:p>
              </table:table-cell>
              <table:table-cell office:value-type="float" office:value="2164">
                <text:p>2164</text:p>
              </table:table-cell>
              <table:table-cell office:value-type="float" office:value="6870">
                <text:p>6870</text:p>
              </table:table-cell>
              <table:table-cell office:value-type="float" office:value="6978">
                <text:p>6978</text:p>
              </table:table-cell>
              <table:table-cell office:value-type="float" office:value="7064">
                <text:p>7064</text:p>
              </table:table-cell>
              <table:table-cell office:value-type="float" office:value="7104">
                <text:p>7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">
                <text:p>340</text:p>
              </table:table-cell>
              <table:table-cell office:value-type="float" office:value="3674">
                <text:p>3674</text:p>
              </table:table-cell>
              <table:table-cell office:value-type="float" office:value="6390">
                <text:p>6390</text:p>
              </table:table-cell>
              <table:table-cell office:value-type="float" office:value="6388">
                <text:p>6388</text:p>
              </table:table-cell>
              <table:table-cell office:value-type="float" office:value="6438">
                <text:p>6438</text:p>
              </table:table-cell>
              <table:table-cell office:value-type="float" office:value="6526">
                <text:p>6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0">
                <text:p>560</text:p>
              </table:table-cell>
              <table:table-cell office:value-type="float" office:value="1372">
                <text:p>1372</text:p>
              </table:table-cell>
              <table:table-cell office:value-type="float" office:value="6334">
                <text:p>6334</text:p>
              </table:table-cell>
              <table:table-cell office:value-type="float" office:value="0">
                <text:p>0</text:p>
              </table:table-cell>
              <table:table-cell office:value-type="float" office:value="6058">
                <text:p>6058</text:p>
              </table:table-cell>
              <table:table-cell office:value-type="float" office:value="6202">
                <text:p>620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